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595cm" fo:margin-left="0cm" table:align="left"/>
    </style:style>
    <style:style style:name="Таблица1.A" style:family="table-column">
      <style:table-column-properties style:column-width="1.402cm"/>
    </style:style>
    <style:style style:name="Таблица1.B" style:family="table-column">
      <style:table-column-properties style:column-width="2.408cm"/>
    </style:style>
    <style:style style:name="Таблица1.C" style:family="table-column">
      <style:table-column-properties style:column-width="2.699cm"/>
    </style:style>
    <style:style style:name="Таблица1.D" style:family="table-column">
      <style:table-column-properties style:column-width="3.493cm"/>
    </style:style>
    <style:style style:name="Таблица1.E" style:family="table-column">
      <style:table-column-properties style:column-width="7.59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595cm" fo:margin-left="0cm" table:align="left"/>
    </style:style>
    <style:style style:name="Таблица2.A" style:family="table-column">
      <style:table-column-properties style:column-width="1.402cm"/>
    </style:style>
    <style:style style:name="Таблица2.B" style:family="table-column">
      <style:table-column-properties style:column-width="2.408cm"/>
    </style:style>
    <style:style style:name="Таблица2.C" style:family="table-column">
      <style:table-column-properties style:column-width="2.699cm"/>
    </style:style>
    <style:style style:name="Таблица2.D" style:family="table-column">
      <style:table-column-properties style:column-width="3.493cm"/>
    </style:style>
    <style:style style:name="Таблица2.E" style:family="table-column">
      <style:table-column-properties style:column-width="7.594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595cm" fo:margin-left="0cm" table:align="left"/>
    </style:style>
    <style:style style:name="Таблица3.A" style:family="table-column">
      <style:table-column-properties style:column-width="1.402cm"/>
    </style:style>
    <style:style style:name="Таблица3.B" style:family="table-column">
      <style:table-column-properties style:column-width="2.408cm"/>
    </style:style>
    <style:style style:name="Таблица3.C" style:family="table-column">
      <style:table-column-properties style:column-width="2.699cm"/>
    </style:style>
    <style:style style:name="Таблица3.D" style:family="table-column">
      <style:table-column-properties style:column-width="3.493cm"/>
    </style:style>
    <style:style style:name="Таблица3.E" style:family="table-column">
      <style:table-column-properties style:column-width="7.594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E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595cm" fo:margin-left="0cm" table:align="left"/>
    </style:style>
    <style:style style:name="Таблица4.A" style:family="table-column">
      <style:table-column-properties style:column-width="1.402cm"/>
    </style:style>
    <style:style style:name="Таблица4.B" style:family="table-column">
      <style:table-column-properties style:column-width="2.408cm"/>
    </style:style>
    <style:style style:name="Таблица4.C" style:family="table-column">
      <style:table-column-properties style:column-width="2.699cm"/>
    </style:style>
    <style:style style:name="Таблица4.D" style:family="table-column">
      <style:table-column-properties style:column-width="3.493cm"/>
    </style:style>
    <style:style style:name="Таблица4.E" style:family="table-column">
      <style:table-column-properties style:column-width="7.594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E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59cm" table:align="margins"/>
    </style:style>
    <style:style style:name="Таблица5.A" style:family="table-column">
      <style:table-column-properties style:column-width="0.697cm" style:rel-column-width="2595*"/>
    </style:style>
    <style:style style:name="Таблица5.B" style:family="table-column">
      <style:table-column-properties style:column-width="2.406cm" style:rel-column-width="8964*"/>
    </style:style>
    <style:style style:name="Таблица5.C" style:family="table-column">
      <style:table-column-properties style:column-width="2.189cm" style:rel-column-width="8155*"/>
    </style:style>
    <style:style style:name="Таблица5.D" style:family="table-column">
      <style:table-column-properties style:column-width="2.309cm" style:rel-column-width="8602*"/>
    </style:style>
    <style:style style:name="Таблица5.E" style:family="table-column">
      <style:table-column-properties style:column-width="9.989cm" style:rel-column-width="37219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E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59cm" table:align="margins"/>
    </style:style>
    <style:style style:name="Таблица6.A" style:family="table-column">
      <style:table-column-properties style:column-width="0.697cm" style:rel-column-width="2595*"/>
    </style:style>
    <style:style style:name="Таблица6.B" style:family="table-column">
      <style:table-column-properties style:column-width="2.406cm" style:rel-column-width="8964*"/>
    </style:style>
    <style:style style:name="Таблица6.C" style:family="table-column">
      <style:table-column-properties style:column-width="2.189cm" style:rel-column-width="8155*"/>
    </style:style>
    <style:style style:name="Таблица6.D" style:family="table-column">
      <style:table-column-properties style:column-width="2.309cm" style:rel-column-width="8602*"/>
    </style:style>
    <style:style style:name="Таблица6.E" style:family="table-column">
      <style:table-column-properties style:column-width="9.989cm" style:rel-column-width="37219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E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.59cm" table:align="margins"/>
    </style:style>
    <style:style style:name="Таблица7.A" style:family="table-column">
      <style:table-column-properties style:column-width="0.697cm" style:rel-column-width="2595*"/>
    </style:style>
    <style:style style:name="Таблица7.B" style:family="table-column">
      <style:table-column-properties style:column-width="2.406cm" style:rel-column-width="8964*"/>
    </style:style>
    <style:style style:name="Таблица7.C" style:family="table-column">
      <style:table-column-properties style:column-width="2.189cm" style:rel-column-width="8155*"/>
    </style:style>
    <style:style style:name="Таблица7.D" style:family="table-column">
      <style:table-column-properties style:column-width="2.309cm" style:rel-column-width="8602*"/>
    </style:style>
    <style:style style:name="Таблица7.E" style:family="table-column">
      <style:table-column-properties style:column-width="9.989cm" style:rel-column-width="37219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E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.59cm" table:align="margins"/>
    </style:style>
    <style:style style:name="Таблица8.A" style:family="table-column">
      <style:table-column-properties style:column-width="0.697cm" style:rel-column-width="2595*"/>
    </style:style>
    <style:style style:name="Таблица8.B" style:family="table-column">
      <style:table-column-properties style:column-width="2.406cm" style:rel-column-width="8964*"/>
    </style:style>
    <style:style style:name="Таблица8.C" style:family="table-column">
      <style:table-column-properties style:column-width="2.189cm" style:rel-column-width="8155*"/>
    </style:style>
    <style:style style:name="Таблица8.D" style:family="table-column">
      <style:table-column-properties style:column-width="2.309cm" style:rel-column-width="8602*"/>
    </style:style>
    <style:style style:name="Таблица8.E" style:family="table-column">
      <style:table-column-properties style:column-width="9.989cm" style:rel-column-width="37219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E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officeooo:paragraph-rsid="0014ff5c"/>
    </style:style>
    <style:style style:name="P3" style:family="paragraph" style:parent-style-name="Table_20_Contents">
      <style:paragraph-properties fo:text-align="start" style:justify-single-word="false"/>
      <style:text-properties officeooo:paragraph-rsid="001a64f3"/>
    </style:style>
    <style:style style:name="P4" style:family="paragraph" style:parent-style-name="Table_20_Contents">
      <style:paragraph-properties fo:text-align="start" style:justify-single-word="false"/>
      <style:text-properties officeooo:paragraph-rsid="001c5176"/>
    </style:style>
    <style:style style:name="P5" style:family="paragraph" style:parent-style-name="Table_20_Contents">
      <style:paragraph-properties fo:text-align="start" style:justify-single-word="false"/>
      <style:text-properties officeooo:paragraph-rsid="001e51bb"/>
    </style:style>
    <style:style style:name="P6" style:family="paragraph" style:parent-style-name="Table_20_Contents">
      <style:paragraph-properties fo:text-align="start" style:justify-single-word="false"/>
      <style:text-properties officeooo:paragraph-rsid="001fa1c4"/>
    </style:style>
    <style:style style:name="P7" style:family="paragraph" style:parent-style-name="Table_20_Contents">
      <style:paragraph-properties fo:text-align="start" style:justify-single-word="false"/>
      <style:text-properties officeooo:paragraph-rsid="002175a9"/>
    </style:style>
    <style:style style:name="P8" style:family="paragraph" style:parent-style-name="Table_20_Contents">
      <style:paragraph-properties fo:text-align="start" style:justify-single-word="false"/>
      <style:text-properties officeooo:paragraph-rsid="0021dafe"/>
    </style:style>
    <style:style style:name="P9" style:family="paragraph" style:parent-style-name="Table_20_Contents">
      <style:paragraph-properties fo:text-align="start" style:justify-single-word="false"/>
      <style:text-properties officeooo:paragraph-rsid="0023c19d"/>
    </style:style>
    <style:style style:name="P10" style:family="paragraph" style:parent-style-name="Table_20_Contents">
      <style:paragraph-properties fo:text-align="center" style:justify-single-word="false"/>
      <style:text-properties fo:font-size="14pt" officeooo:rsid="000a124c" officeooo:paragraph-rsid="000a124c"/>
    </style:style>
    <style:style style:name="P11" style:family="paragraph" style:parent-style-name="Table_20_Contents">
      <style:paragraph-properties fo:text-align="center" style:justify-single-word="false"/>
      <style:text-properties fo:font-size="14pt" officeooo:rsid="000a124c" officeooo:paragraph-rsid="00127425"/>
    </style:style>
    <style:style style:name="P12" style:family="paragraph" style:parent-style-name="Table_20_Contents">
      <style:paragraph-properties fo:text-align="center" style:justify-single-word="false"/>
      <style:text-properties fo:font-size="14pt" officeooo:rsid="000a124c" officeooo:paragraph-rsid="0014ff5c"/>
    </style:style>
    <style:style style:name="P13" style:family="paragraph" style:parent-style-name="Table_20_Contents">
      <style:paragraph-properties fo:text-align="center" style:justify-single-word="false"/>
      <style:text-properties fo:font-size="14pt" officeooo:rsid="000a124c" officeooo:paragraph-rsid="0017c051"/>
    </style:style>
    <style:style style:name="P14" style:family="paragraph" style:parent-style-name="Table_20_Contents">
      <style:paragraph-properties fo:text-align="center" style:justify-single-word="false"/>
      <style:text-properties fo:font-size="14pt" officeooo:rsid="000bdee6" officeooo:paragraph-rsid="000bdee6"/>
    </style:style>
    <style:style style:name="P15" style:family="paragraph" style:parent-style-name="Table_20_Contents">
      <style:paragraph-properties fo:text-align="center" style:justify-single-word="false"/>
      <style:text-properties fo:font-size="14pt" officeooo:rsid="000bdee6" officeooo:paragraph-rsid="00127425"/>
    </style:style>
    <style:style style:name="P16" style:family="paragraph" style:parent-style-name="Table_20_Contents">
      <style:paragraph-properties fo:text-align="center" style:justify-single-word="false"/>
      <style:text-properties fo:font-size="14pt" officeooo:rsid="000bdee6" officeooo:paragraph-rsid="0014ff5c"/>
    </style:style>
    <style:style style:name="P17" style:family="paragraph" style:parent-style-name="Table_20_Contents">
      <style:paragraph-properties fo:text-align="center" style:justify-single-word="false"/>
      <style:text-properties fo:font-size="14pt" officeooo:rsid="000bdee6" officeooo:paragraph-rsid="0017c051"/>
    </style:style>
    <style:style style:name="P18" style:family="paragraph" style:parent-style-name="Table_20_Contents">
      <style:paragraph-properties fo:text-align="start" style:justify-single-word="false"/>
      <style:text-properties fo:font-size="14pt" officeooo:rsid="000bdee6"/>
    </style:style>
    <style:style style:name="P19" style:family="paragraph" style:parent-style-name="Table_20_Contents">
      <style:paragraph-properties fo:text-align="start" style:justify-single-word="false"/>
      <style:text-properties fo:font-size="14pt" officeooo:rsid="000bdee6" officeooo:paragraph-rsid="000bdee6"/>
    </style:style>
    <style:style style:name="P20" style:family="paragraph" style:parent-style-name="Table_20_Contents">
      <style:paragraph-properties fo:text-align="start" style:justify-single-word="false"/>
      <style:text-properties fo:font-size="14pt" officeooo:rsid="000bdee6" officeooo:paragraph-rsid="00127425"/>
    </style:style>
    <style:style style:name="P21" style:family="paragraph" style:parent-style-name="Table_20_Contents">
      <style:paragraph-properties fo:text-align="start" style:justify-single-word="false"/>
      <style:text-properties fo:font-size="14pt" officeooo:rsid="000bdee6" officeooo:paragraph-rsid="0014ff5c"/>
    </style:style>
    <style:style style:name="P22" style:family="paragraph" style:parent-style-name="Table_20_Contents">
      <style:paragraph-properties fo:text-align="start" style:justify-single-word="false"/>
      <style:text-properties fo:font-size="14pt" officeooo:rsid="000bdee6" officeooo:paragraph-rsid="0017c051"/>
    </style:style>
    <style:style style:name="P23" style:family="paragraph" style:parent-style-name="Table_20_Contents">
      <style:paragraph-properties fo:text-align="center" style:justify-single-word="false"/>
      <style:text-properties fo:font-size="14pt" officeooo:rsid="000d9f2e" officeooo:paragraph-rsid="000d9f2e"/>
    </style:style>
    <style:style style:name="P24" style:family="paragraph" style:parent-style-name="Table_20_Contents">
      <style:paragraph-properties fo:text-align="center" style:justify-single-word="false"/>
      <style:text-properties fo:font-size="14pt" officeooo:rsid="000d9f2e" officeooo:paragraph-rsid="00127425"/>
    </style:style>
    <style:style style:name="P25" style:family="paragraph" style:parent-style-name="Table_20_Contents">
      <style:paragraph-properties fo:text-align="center" style:justify-single-word="false"/>
      <style:text-properties fo:font-size="14pt" officeooo:rsid="000d9f2e" officeooo:paragraph-rsid="0014ff5c"/>
    </style:style>
    <style:style style:name="P26" style:family="paragraph" style:parent-style-name="Table_20_Contents">
      <style:paragraph-properties fo:text-align="start" style:justify-single-word="false"/>
      <style:text-properties fo:font-size="14pt" officeooo:rsid="000de7fb" officeooo:paragraph-rsid="000de7fb"/>
    </style:style>
    <style:style style:name="P27" style:family="paragraph" style:parent-style-name="Table_20_Contents">
      <style:paragraph-properties fo:text-align="start" style:justify-single-word="false"/>
      <style:text-properties fo:font-size="14pt" officeooo:rsid="000de7fb" officeooo:paragraph-rsid="000f4474"/>
    </style:style>
    <style:style style:name="P28" style:family="paragraph" style:parent-style-name="Table_20_Contents">
      <style:paragraph-properties fo:text-align="start" style:justify-single-word="false"/>
      <style:text-properties fo:font-size="14pt" officeooo:rsid="000de7fb" officeooo:paragraph-rsid="00127425"/>
    </style:style>
    <style:style style:name="P29" style:family="paragraph" style:parent-style-name="Table_20_Contents">
      <style:paragraph-properties fo:text-align="start" style:justify-single-word="false"/>
      <style:text-properties fo:font-size="14pt" officeooo:rsid="000de7fb" officeooo:paragraph-rsid="0014ff5c"/>
    </style:style>
    <style:style style:name="P30" style:family="paragraph" style:parent-style-name="Table_20_Contents">
      <style:paragraph-properties fo:text-align="start" style:justify-single-word="false"/>
      <style:text-properties fo:font-size="14pt" officeooo:rsid="000de7fb" officeooo:paragraph-rsid="001613f2"/>
    </style:style>
    <style:style style:name="P31" style:family="paragraph" style:parent-style-name="Table_20_Contents">
      <style:paragraph-properties fo:text-align="start" style:justify-single-word="false"/>
      <style:text-properties fo:font-size="14pt" officeooo:rsid="000de7fb" officeooo:paragraph-rsid="0017c051"/>
    </style:style>
    <style:style style:name="P32" style:family="paragraph" style:parent-style-name="Table_20_Contents">
      <style:paragraph-properties fo:text-align="start" style:justify-single-word="false"/>
      <style:text-properties fo:font-size="14pt" officeooo:rsid="000de7fb" officeooo:paragraph-rsid="0017cd71"/>
    </style:style>
    <style:style style:name="P33" style:family="paragraph" style:parent-style-name="Table_20_Contents">
      <style:paragraph-properties fo:text-align="start" style:justify-single-word="false"/>
      <style:text-properties fo:font-size="14pt" officeooo:rsid="000f4474" officeooo:paragraph-rsid="000f4474"/>
    </style:style>
    <style:style style:name="P34" style:family="paragraph" style:parent-style-name="Table_20_Contents">
      <style:paragraph-properties fo:text-align="start" style:justify-single-word="false"/>
      <style:text-properties fo:font-size="14pt" officeooo:rsid="000f4474" officeooo:paragraph-rsid="00127425"/>
    </style:style>
    <style:style style:name="P35" style:family="paragraph" style:parent-style-name="Table_20_Contents">
      <style:paragraph-properties fo:text-align="start" style:justify-single-word="false"/>
      <style:text-properties fo:font-size="14pt" officeooo:rsid="000f4474" officeooo:paragraph-rsid="0014ff5c"/>
    </style:style>
    <style:style style:name="P36" style:family="paragraph" style:parent-style-name="Table_20_Contents">
      <style:paragraph-properties fo:text-align="start" style:justify-single-word="false"/>
      <style:text-properties fo:font-size="14pt" officeooo:rsid="000f4474" officeooo:paragraph-rsid="0017c051"/>
    </style:style>
    <style:style style:name="P37" style:family="paragraph" style:parent-style-name="Table_20_Contents">
      <style:paragraph-properties fo:text-align="start" style:justify-single-word="false"/>
      <style:text-properties fo:font-size="14pt" officeooo:rsid="000f4474" officeooo:paragraph-rsid="0017cd71"/>
    </style:style>
    <style:style style:name="P38" style:family="paragraph" style:parent-style-name="Table_20_Contents">
      <style:paragraph-properties fo:text-align="start" style:justify-single-word="false"/>
      <style:text-properties fo:font-size="14pt" officeooo:rsid="0014ff5c" officeooo:paragraph-rsid="0014ff5c"/>
    </style:style>
    <style:style style:name="P39" style:family="paragraph" style:parent-style-name="Table_20_Contents">
      <style:paragraph-properties fo:text-align="start" style:justify-single-word="false"/>
      <style:text-properties fo:font-size="14pt" officeooo:rsid="0014ff5c" officeooo:paragraph-rsid="001613f2"/>
    </style:style>
    <style:style style:name="P40" style:family="paragraph" style:parent-style-name="Table_20_Contents">
      <style:paragraph-properties fo:text-align="start" style:justify-single-word="false"/>
      <style:text-properties fo:font-size="14pt" officeooo:rsid="0014ff5c" officeooo:paragraph-rsid="0017c051"/>
    </style:style>
    <style:style style:name="P41" style:family="paragraph" style:parent-style-name="Table_20_Contents">
      <style:paragraph-properties fo:text-align="start" style:justify-single-word="false"/>
      <style:text-properties fo:font-size="14pt" officeooo:rsid="0014ff5c" officeooo:paragraph-rsid="0017cd71"/>
    </style:style>
    <style:style style:name="P42" style:family="paragraph" style:parent-style-name="Table_20_Contents">
      <style:paragraph-properties fo:text-align="center" style:justify-single-word="false"/>
      <style:text-properties fo:font-size="14pt" officeooo:rsid="001613f2" officeooo:paragraph-rsid="001613f2"/>
    </style:style>
    <style:style style:name="P43" style:family="paragraph" style:parent-style-name="Table_20_Contents">
      <style:paragraph-properties fo:text-align="start" style:justify-single-word="false"/>
      <style:text-properties fo:font-size="14pt" officeooo:rsid="001613f2" officeooo:paragraph-rsid="001613f2"/>
    </style:style>
    <style:style style:name="P44" style:family="paragraph" style:parent-style-name="Table_20_Contents">
      <style:paragraph-properties fo:text-align="start" style:justify-single-word="false"/>
      <style:text-properties fo:font-size="14pt" style:text-underline-style="solid" style:text-underline-width="auto" style:text-underline-color="font-color" officeooo:rsid="000de7fb" officeooo:paragraph-rsid="00127425"/>
    </style:style>
    <style:style style:name="P45" style:family="paragraph" style:parent-style-name="Table_20_Contents">
      <style:paragraph-properties fo:text-align="start" style:justify-single-word="false"/>
      <style:text-properties fo:font-size="14pt" style:text-underline-style="solid" style:text-underline-width="auto" style:text-underline-color="font-color" officeooo:rsid="000de7fb" officeooo:paragraph-rsid="0014ff5c"/>
    </style:style>
    <style:style style:name="P46" style:family="paragraph" style:parent-style-name="Table_20_Contents">
      <style:paragraph-properties fo:text-align="start" style:justify-single-word="false"/>
      <style:text-properties fo:font-size="14pt" style:text-underline-style="solid" style:text-underline-width="auto" style:text-underline-color="font-color" officeooo:rsid="000de7fb" officeooo:paragraph-rsid="0017c051"/>
    </style:style>
    <style:style style:name="P47" style:family="paragraph" style:parent-style-name="Table_20_Contents">
      <style:paragraph-properties fo:text-align="start" style:justify-single-word="false"/>
      <style:text-properties fo:font-size="14pt" style:text-underline-style="solid" style:text-underline-width="auto" style:text-underline-color="font-color" officeooo:rsid="000de7fb" officeooo:paragraph-rsid="0017cd71"/>
    </style:style>
    <style:style style:name="P48" style:family="paragraph" style:parent-style-name="Table_20_Contents">
      <style:paragraph-properties fo:text-align="start" style:justify-single-word="false"/>
      <style:text-properties fo:font-size="14pt" style:text-underline-style="solid" style:text-underline-width="auto" style:text-underline-color="font-color" officeooo:rsid="000de7fb" officeooo:paragraph-rsid="001a64f3"/>
    </style:style>
    <style:style style:name="P49" style:family="paragraph" style:parent-style-name="Table_20_Contents">
      <style:paragraph-properties fo:text-align="start" style:justify-single-word="false"/>
      <style:text-properties fo:font-size="14pt" style:text-underline-style="solid" style:text-underline-width="auto" style:text-underline-color="font-color" officeooo:rsid="000de7fb" officeooo:paragraph-rsid="001e51bb"/>
    </style:style>
    <style:style style:name="P50" style:family="paragraph" style:parent-style-name="Table_20_Contents">
      <style:paragraph-properties fo:text-align="start" style:justify-single-word="false"/>
      <style:text-properties fo:font-size="14pt" style:text-underline-style="solid" style:text-underline-width="auto" style:text-underline-color="font-color" officeooo:rsid="000de7fb" officeooo:paragraph-rsid="002175a9"/>
    </style:style>
    <style:style style:name="P51" style:family="paragraph" style:parent-style-name="Table_20_Contents">
      <style:paragraph-properties fo:text-align="start" style:justify-single-word="false"/>
      <style:text-properties fo:font-size="14pt" style:text-underline-style="solid" style:text-underline-width="auto" style:text-underline-color="font-color" officeooo:rsid="000de7fb" officeooo:paragraph-rsid="0021dafe"/>
    </style:style>
    <style:style style:name="P52" style:family="paragraph" style:parent-style-name="Table_20_Contents">
      <style:paragraph-properties fo:text-align="start" style:justify-single-word="false"/>
      <style:text-properties fo:font-size="14pt" style:text-underline-style="solid" style:text-underline-width="auto" style:text-underline-color="font-color" officeooo:rsid="000de7fb" officeooo:paragraph-rsid="0023c19d"/>
    </style:style>
    <style:style style:name="P53" style:family="paragraph" style:parent-style-name="Table_20_Contents">
      <style:paragraph-properties fo:text-align="start" style:justify-single-word="false"/>
      <style:text-properties fo:font-size="14pt" style:text-underline-style="solid" style:text-underline-width="auto" style:text-underline-color="font-color" officeooo:rsid="00127425" officeooo:paragraph-rsid="00127425"/>
    </style:style>
    <style:style style:name="P54" style:family="paragraph" style:parent-style-name="Table_20_Contents">
      <style:paragraph-properties fo:text-align="start" style:justify-single-word="false"/>
      <style:text-properties fo:font-size="14pt" style:text-underline-style="solid" style:text-underline-width="auto" style:text-underline-color="font-color" officeooo:rsid="001613f2" officeooo:paragraph-rsid="001613f2"/>
    </style:style>
    <style:style style:name="P55" style:family="paragraph" style:parent-style-name="Table_20_Contents">
      <style:paragraph-properties fo:text-align="start" style:justify-single-word="false"/>
      <style:text-properties fo:font-size="14pt" style:text-underline-style="solid" style:text-underline-width="auto" style:text-underline-color="font-color" officeooo:rsid="001a64f3" officeooo:paragraph-rsid="001e51bb"/>
    </style:style>
    <style:style style:name="P56" style:family="paragraph" style:parent-style-name="Table_20_Contents">
      <style:paragraph-properties fo:text-align="start" style:justify-single-word="false"/>
      <style:text-properties fo:font-size="14pt" style:text-underline-style="solid" style:text-underline-width="auto" style:text-underline-color="font-color" officeooo:rsid="001a64f3" officeooo:paragraph-rsid="0023c19d"/>
    </style:style>
    <style:style style:name="P57" style:family="paragraph" style:parent-style-name="Table_20_Contents">
      <style:paragraph-properties fo:text-align="start" style:justify-single-word="false"/>
      <style:text-properties fo:font-size="14pt" style:text-underline-style="solid" style:text-underline-width="auto" style:text-underline-color="font-color" officeooo:rsid="0023c19d" officeooo:paragraph-rsid="0023c19d"/>
    </style:style>
    <style:style style:name="P58" style:family="paragraph" style:parent-style-name="Table_20_Contents">
      <style:text-properties fo:font-size="14pt" officeooo:rsid="001613f2" officeooo:paragraph-rsid="001613f2" style:font-size-asian="14pt" style:font-size-complex="14pt"/>
    </style:style>
    <style:style style:name="P59" style:family="paragraph" style:parent-style-name="Table_20_Contents">
      <style:paragraph-properties fo:text-align="start" style:justify-single-word="false"/>
      <style:text-properties fo:font-size="14pt" officeooo:rsid="0014ff5c" officeooo:paragraph-rsid="0017cd71" style:font-size-asian="14pt" style:font-size-complex="14pt"/>
    </style:style>
    <style:style style:name="P60" style:family="paragraph" style:parent-style-name="Table_20_Contents">
      <style:text-properties fo:font-size="14pt" style:font-size-asian="12.25pt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fo:font-size="14pt" officeooo:rsid="0017cd71" officeooo:paragraph-rsid="0017cd71"/>
    </style:style>
    <style:style style:name="P62" style:family="paragraph" style:parent-style-name="Table_20_Contents">
      <style:paragraph-properties fo:text-align="start" style:justify-single-word="false"/>
      <style:text-properties fo:font-size="14pt" style:text-underline-style="none" officeooo:rsid="001a64f3" officeooo:paragraph-rsid="001a64f3"/>
    </style:style>
    <style:style style:name="P63" style:family="paragraph" style:parent-style-name="Table_20_Contents">
      <style:paragraph-properties fo:text-align="start" style:justify-single-word="false"/>
      <style:text-properties fo:font-size="14pt" style:text-underline-style="none" officeooo:rsid="001a64f3" officeooo:paragraph-rsid="001e51bb"/>
    </style:style>
    <style:style style:name="P64" style:family="paragraph" style:parent-style-name="Table_20_Contents">
      <style:paragraph-properties fo:text-align="start" style:justify-single-word="false"/>
      <style:text-properties fo:font-size="14pt" style:text-underline-style="none" officeooo:rsid="001a64f3" officeooo:paragraph-rsid="002175a9"/>
    </style:style>
    <style:style style:name="P65" style:family="paragraph" style:parent-style-name="Table_20_Contents">
      <style:paragraph-properties fo:text-align="start" style:justify-single-word="false"/>
      <style:text-properties fo:font-size="14pt" style:text-underline-style="none" officeooo:rsid="001a64f3" officeooo:paragraph-rsid="0023c19d"/>
    </style:style>
    <style:style style:name="P66" style:family="paragraph" style:parent-style-name="Table_20_Contents">
      <style:paragraph-properties fo:text-align="start" style:justify-single-word="false"/>
      <style:text-properties fo:font-size="14pt" style:text-underline-style="none" officeooo:rsid="001c5176" officeooo:paragraph-rsid="001c5176"/>
    </style:style>
    <style:style style:name="P67" style:family="paragraph" style:parent-style-name="Table_20_Contents">
      <style:paragraph-properties fo:text-align="start" style:justify-single-word="false"/>
      <style:text-properties fo:font-size="14pt" style:text-underline-style="none" officeooo:rsid="001c5176" officeooo:paragraph-rsid="001e33ac"/>
    </style:style>
    <style:style style:name="P68" style:family="paragraph" style:parent-style-name="Table_20_Contents">
      <style:paragraph-properties fo:text-align="start" style:justify-single-word="false"/>
      <style:text-properties fo:font-size="14pt" style:text-underline-style="none" officeooo:rsid="002175a9" officeooo:paragraph-rsid="002175a9"/>
    </style:style>
    <style:style style:name="P69" style:family="paragraph" style:parent-style-name="Table_20_Contents">
      <style:paragraph-properties fo:text-align="start" style:justify-single-word="false"/>
      <style:text-properties fo:font-size="14pt" style:text-underline-style="none" officeooo:rsid="0021dafe" officeooo:paragraph-rsid="0021dafe"/>
    </style:style>
    <style:style style:name="P70" style:family="paragraph" style:parent-style-name="Table_20_Contents">
      <style:paragraph-properties fo:text-align="start" style:justify-single-word="false"/>
      <style:text-properties fo:font-size="14pt" style:text-underline-style="none" officeooo:rsid="0023c19d" officeooo:paragraph-rsid="0023c19d"/>
    </style:style>
    <style:style style:name="P71" style:family="paragraph" style:parent-style-name="Table_20_Contents">
      <style:paragraph-properties fo:text-align="start" style:justify-single-word="false"/>
      <style:text-properties fo:font-size="14pt" fo:font-style="normal" style:text-underline-style="none" officeooo:rsid="001c5176" officeooo:paragraph-rsid="001c5176" style:font-style-asian="normal" style:font-style-complex="normal"/>
    </style:style>
    <style:style style:name="P72" style:family="paragraph" style:parent-style-name="Table_20_Contents">
      <style:paragraph-properties fo:text-align="start" style:justify-single-word="false"/>
      <style:text-properties fo:font-size="14pt" fo:font-style="normal" style:text-underline-style="none" officeooo:rsid="002175a9" officeooo:paragraph-rsid="002175a9" style:font-style-asian="normal" style:font-style-complex="normal"/>
    </style:style>
    <style:style style:name="P73" style:family="paragraph" style:parent-style-name="Table_20_Contents">
      <style:paragraph-properties fo:text-align="start" style:justify-single-word="false"/>
      <style:text-properties fo:font-size="14pt" fo:font-style="normal" style:text-underline-style="none" officeooo:rsid="0021dafe" officeooo:paragraph-rsid="0021dafe" style:font-style-asian="normal" style:font-style-complex="normal"/>
    </style:style>
    <style:style style:name="P74" style:family="paragraph" style:parent-style-name="Table_20_Contents">
      <style:paragraph-properties fo:text-align="start" style:justify-single-word="false"/>
      <style:text-properties fo:font-size="14pt" fo:font-style="normal" style:text-underline-style="none" officeooo:rsid="00233132" officeooo:paragraph-rsid="00233132" style:font-style-asian="normal" style:font-style-complex="normal"/>
    </style:style>
    <style:style style:name="P75" style:family="paragraph" style:parent-style-name="Table_20_Contents">
      <style:paragraph-properties fo:text-align="start" style:justify-single-word="false"/>
      <style:text-properties fo:font-size="14pt" fo:font-style="normal" style:text-underline-style="none" officeooo:rsid="00233132" officeooo:paragraph-rsid="0021dafe" style:font-style-asian="normal" style:font-style-complex="normal"/>
    </style:style>
    <style:style style:name="P76" style:family="paragraph" style:parent-style-name="Table_20_Contents">
      <style:paragraph-properties fo:text-align="start" style:justify-single-word="false"/>
      <style:text-properties fo:font-size="14pt" fo:font-style="normal" style:text-underline-style="none" officeooo:rsid="0023c19d" officeooo:paragraph-rsid="0023c19d" style:font-style-asian="normal" style:font-style-complex="normal"/>
    </style:style>
    <style:style style:name="P77" style:family="paragraph" style:parent-style-name="Table_20_Contents">
      <style:paragraph-properties fo:text-align="start" style:justify-single-word="false"/>
      <style:text-properties fo:font-size="14pt" fo:font-style="normal" style:text-underline-style="none" officeooo:rsid="001e33ac" officeooo:paragraph-rsid="001e33ac" style:font-style-asian="normal" style:font-style-complex="normal"/>
    </style:style>
    <style:style style:name="P78" style:family="paragraph" style:parent-style-name="Table_20_Contents">
      <style:paragraph-properties fo:text-align="start" style:justify-single-word="false"/>
      <style:text-properties fo:font-size="14pt" fo:font-style="normal" style:text-underline-style="none" officeooo:rsid="001e33ac" officeooo:paragraph-rsid="002175a9" style:font-style-asian="normal" style:font-style-complex="normal"/>
    </style:style>
    <style:style style:name="P79" style:family="paragraph" style:parent-style-name="Table_20_Contents">
      <style:paragraph-properties fo:text-align="start" style:justify-single-word="false"/>
      <style:text-properties fo:font-size="14pt" officeooo:rsid="002175a9" officeooo:paragraph-rsid="002175a9"/>
    </style:style>
    <style:style style:name="P80" style:family="paragraph" style:parent-style-name="Table_20_Contents">
      <style:paragraph-properties fo:text-align="start" style:justify-single-word="false"/>
      <style:text-properties fo:font-size="14pt" officeooo:rsid="002175a9" officeooo:paragraph-rsid="0023c19d"/>
    </style:style>
    <style:style style:name="P81" style:family="paragraph" style:parent-style-name="Table_20_Contents">
      <style:paragraph-properties fo:text-align="start" style:justify-single-word="false"/>
      <style:text-properties fo:font-size="14pt" officeooo:rsid="002175a9" officeooo:paragraph-rsid="0021dafe"/>
    </style:style>
    <style:style style:name="P82" style:family="paragraph" style:parent-style-name="Table_20_Contents">
      <style:paragraph-properties fo:text-align="start" style:justify-single-word="false"/>
      <style:text-properties fo:font-size="14pt" officeooo:rsid="001a64f3" officeooo:paragraph-rsid="002175a9"/>
    </style:style>
    <style:style style:name="P83" style:family="paragraph" style:parent-style-name="Table_20_Contents">
      <style:paragraph-properties fo:text-align="start" style:justify-single-word="false"/>
      <style:text-properties fo:font-size="14pt" officeooo:paragraph-rsid="0023c19d"/>
    </style:style>
    <style:style style:name="P84" style:family="paragraph" style:parent-style-name="Table_20_Contents">
      <style:paragraph-properties fo:text-align="start" style:justify-single-word="false"/>
      <style:text-properties fo:font-size="14pt" officeooo:rsid="0023c19d" officeooo:paragraph-rsid="0023c19d"/>
    </style:style>
    <style:style style:name="P85" style:family="paragraph" style:parent-style-name="Table_20_Contents">
      <style:paragraph-properties fo:text-align="center" style:justify-single-word="false"/>
      <style:text-properties style:text-position="0% 100%" fo:font-size="14pt" officeooo:rsid="000de7fb" officeooo:paragraph-rsid="000de7fb"/>
    </style:style>
    <style:style style:name="P86" style:family="paragraph" style:parent-style-name="Table_20_Contents">
      <style:paragraph-properties fo:text-align="center" style:justify-single-word="false"/>
      <style:text-properties style:text-position="0% 100%" fo:font-size="14pt" officeooo:rsid="000de7fb" officeooo:paragraph-rsid="00127425"/>
    </style:style>
    <style:style style:name="P87" style:family="paragraph" style:parent-style-name="Table_20_Contents">
      <style:paragraph-properties fo:text-align="center" style:justify-single-word="false"/>
      <style:text-properties style:text-position="0% 100%" fo:font-size="14pt" officeooo:rsid="000de7fb" officeooo:paragraph-rsid="0014ff5c"/>
    </style:style>
    <style:style style:name="P88" style:family="paragraph" style:parent-style-name="Table_20_Contents">
      <style:paragraph-properties fo:text-align="center" style:justify-single-word="false"/>
      <style:text-properties style:text-position="0% 100%" fo:font-size="14pt" officeooo:rsid="000de7fb" officeooo:paragraph-rsid="0017c051"/>
    </style:style>
    <style:style style:name="P89" style:family="paragraph" style:parent-style-name="Table_20_Contents">
      <style:paragraph-properties fo:text-align="center" style:justify-single-word="false"/>
      <style:text-properties style:text-position="0% 100%" fo:font-size="14pt" officeooo:rsid="000de7fb" officeooo:paragraph-rsid="0017cd71"/>
    </style:style>
    <style:style style:name="P90" style:family="paragraph" style:parent-style-name="Table_20_Contents">
      <style:paragraph-properties fo:text-align="center" style:justify-single-word="false"/>
      <style:text-properties style:text-position="0% 100%" fo:font-size="14pt" officeooo:rsid="001613f2" officeooo:paragraph-rsid="001613f2"/>
    </style:style>
    <style:style style:name="P91" style:family="paragraph" style:parent-style-name="Table_20_Contents">
      <style:paragraph-properties fo:text-align="center" style:justify-single-word="false"/>
      <style:text-properties style:text-position="0% 100%" style:font-name="Liberation Serif1" fo:font-size="14pt" officeooo:rsid="000de7fb" officeooo:paragraph-rsid="000de7fb" style:font-name-asian="Liberation Serif1" style:font-name-complex="Liberation Serif1"/>
    </style:style>
    <style:style style:name="P92" style:family="paragraph" style:parent-style-name="Table_20_Contents">
      <style:paragraph-properties fo:text-align="center" style:justify-single-word="false"/>
      <style:text-properties style:text-position="0% 100%" style:font-name="Liberation Serif1" fo:font-size="14pt" officeooo:rsid="000de7fb" officeooo:paragraph-rsid="00127425" style:font-name-asian="Liberation Serif1" style:font-name-complex="Liberation Serif1"/>
    </style:style>
    <style:style style:name="P93" style:family="paragraph" style:parent-style-name="Table_20_Contents">
      <style:paragraph-properties fo:text-align="center" style:justify-single-word="false"/>
      <style:text-properties style:text-position="0% 100%" style:font-name="Liberation Serif1" fo:font-size="14pt" officeooo:rsid="000de7fb" officeooo:paragraph-rsid="0014ff5c" style:font-name-asian="Liberation Serif1" style:font-name-complex="Liberation Serif1"/>
    </style:style>
    <style:style style:name="P94" style:family="paragraph" style:parent-style-name="Table_20_Contents">
      <style:paragraph-properties fo:text-align="center" style:justify-single-word="false"/>
      <style:text-properties style:text-position="0% 100%" style:font-name="Liberation Serif1" fo:font-size="14pt" officeooo:rsid="000de7fb" officeooo:paragraph-rsid="0017c051" style:font-name-asian="Liberation Serif1" style:font-name-complex="Liberation Serif1"/>
    </style:style>
    <style:style style:name="P95" style:family="paragraph" style:parent-style-name="Table_20_Contents">
      <style:paragraph-properties fo:text-align="center" style:justify-single-word="false"/>
      <style:text-properties style:text-position="0% 100%" style:font-name="Liberation Serif1" fo:font-size="14pt" officeooo:rsid="000de7fb" officeooo:paragraph-rsid="0017cd71" style:font-name-asian="Liberation Serif1" style:font-name-complex="Liberation Serif1"/>
    </style:style>
    <style:style style:name="P96" style:family="paragraph" style:parent-style-name="Table_20_Contents">
      <style:paragraph-properties fo:text-align="center" style:justify-single-word="false"/>
      <style:text-properties style:text-position="0% 100%" style:font-name="Liberation Serif1" fo:font-size="14pt" officeooo:rsid="000f4474" officeooo:paragraph-rsid="000f4474" style:font-name-asian="Liberation Serif1" style:font-name-complex="Liberation Serif1"/>
    </style:style>
    <style:style style:name="P97" style:family="paragraph" style:parent-style-name="Table_20_Contents">
      <style:paragraph-properties fo:text-align="center" style:justify-single-word="false"/>
      <style:text-properties style:text-position="0% 100%" style:font-name="Liberation Serif1" fo:font-size="14pt" officeooo:rsid="000f4474" officeooo:paragraph-rsid="00127425" style:font-name-asian="Liberation Serif1" style:font-name-complex="Liberation Serif1"/>
    </style:style>
    <style:style style:name="P98" style:family="paragraph" style:parent-style-name="Table_20_Contents">
      <style:paragraph-properties fo:text-align="center" style:justify-single-word="false"/>
      <style:text-properties style:text-position="0% 100%" style:font-name="Liberation Serif1" fo:font-size="14pt" officeooo:rsid="000f4474" officeooo:paragraph-rsid="0014ff5c" style:font-name-asian="Liberation Serif1" style:font-name-complex="Liberation Serif1"/>
    </style:style>
    <style:style style:name="P99" style:family="paragraph" style:parent-style-name="Table_20_Contents">
      <style:paragraph-properties fo:text-align="center" style:justify-single-word="false"/>
      <style:text-properties style:text-position="0% 100%" style:font-name="Liberation Serif1" fo:font-size="14pt" officeooo:rsid="000f4474" officeooo:paragraph-rsid="0017c051" style:font-name-asian="Liberation Serif1" style:font-name-complex="Liberation Serif1"/>
    </style:style>
    <style:style style:name="P100" style:family="paragraph" style:parent-style-name="Table_20_Contents">
      <style:paragraph-properties fo:text-align="center" style:justify-single-word="false"/>
      <style:text-properties style:text-position="0% 100%" style:font-name="Liberation Serif1" fo:font-size="14pt" officeooo:rsid="000f4474" officeooo:paragraph-rsid="0017cd71" style:font-name-asian="Liberation Serif1" style:font-name-complex="Liberation Serif1"/>
    </style:style>
    <style:style style:name="P101" style:family="paragraph" style:parent-style-name="Table_20_Contents">
      <style:paragraph-properties fo:text-align="center" style:justify-single-word="false"/>
      <style:text-properties style:text-position="0% 100%" style:font-name="Liberation Serif1" fo:font-size="14pt" officeooo:rsid="001613f2" officeooo:paragraph-rsid="001613f2" style:font-name-asian="Liberation Serif1" style:font-name-complex="Liberation Serif1"/>
    </style:style>
    <style:style style:name="P102" style:family="paragraph" style:parent-style-name="Table_20_Contents">
      <style:paragraph-properties fo:text-align="center" style:justify-single-word="false"/>
      <style:text-properties style:text-position="0% 100%" style:font-name="Liberation Serif1" fo:font-size="14pt" officeooo:rsid="00127425" officeooo:paragraph-rsid="0017cd71" style:font-name-asian="Liberation Serif1" style:font-name-complex="Liberation Serif1"/>
    </style:style>
    <style:style style:name="P103" style:family="paragraph" style:parent-style-name="Table_20_Contents">
      <style:paragraph-properties fo:text-align="center" style:justify-single-word="false"/>
      <style:text-properties style:text-position="0% 100%" style:font-name="Liberation Serif1" fo:font-weight="normal" officeooo:rsid="001a64f3" officeooo:paragraph-rsid="0021dafe" style:font-name-asian="Liberation Serif1" style:font-weight-asian="normal" style:font-name-complex="Liberation Serif1" style:font-weight-complex="normal"/>
    </style:style>
    <style:style style:name="P104" style:family="paragraph" style:parent-style-name="Table_20_Contents">
      <style:paragraph-properties fo:text-align="center" style:justify-single-word="false"/>
      <style:text-properties style:text-position="0% 100%" style:font-name="Liberation Serif1" fo:font-weight="normal" officeooo:rsid="001a64f3" officeooo:paragraph-rsid="0023c19d" style:font-name-asian="Liberation Serif1" style:font-weight-asian="normal" style:font-name-complex="Liberation Serif1" style:font-weight-complex="normal"/>
    </style:style>
    <style:style style:name="P105" style:family="paragraph" style:parent-style-name="Table_20_Contents">
      <style:paragraph-properties fo:text-align="center" style:justify-single-word="false"/>
      <style:text-properties style:text-position="0% 100%" officeooo:rsid="001a64f3" officeooo:paragraph-rsid="001a64f3"/>
    </style:style>
    <style:style style:name="P106" style:family="paragraph" style:parent-style-name="Table_20_Contents">
      <style:paragraph-properties fo:text-align="center" style:justify-single-word="false"/>
      <style:text-properties style:text-position="0% 100%" officeooo:rsid="001a64f3" officeooo:paragraph-rsid="001e51bb"/>
    </style:style>
    <style:style style:name="P107" style:family="paragraph" style:parent-style-name="Table_20_Contents">
      <style:paragraph-properties fo:text-align="center" style:justify-single-word="false"/>
      <style:text-properties style:text-position="0% 100%" officeooo:rsid="001a64f3" officeooo:paragraph-rsid="002175a9"/>
    </style:style>
    <style:style style:name="P108" style:family="paragraph" style:parent-style-name="Table_20_Contents">
      <style:paragraph-properties fo:text-align="center" style:justify-single-word="false"/>
      <style:text-properties style:text-position="0% 100%" officeooo:rsid="001a64f3" officeooo:paragraph-rsid="0021dafe"/>
    </style:style>
    <style:style style:name="P109" style:family="paragraph" style:parent-style-name="Table_20_Contents">
      <style:paragraph-properties fo:text-align="center" style:justify-single-word="false"/>
      <style:text-properties style:text-position="0% 100%" officeooo:rsid="001a64f3" officeooo:paragraph-rsid="0023c19d"/>
    </style:style>
    <style:style style:name="P110" style:family="paragraph" style:parent-style-name="Table_20_Contents">
      <style:paragraph-properties fo:text-align="center" style:justify-single-word="false"/>
      <style:text-properties style:text-position="0% 100%" fo:font-weight="normal" officeooo:rsid="001a64f3" officeooo:paragraph-rsid="001a64f3" style:font-weight-asian="normal" style:font-weight-complex="normal"/>
    </style:style>
    <style:style style:name="P111" style:family="paragraph" style:parent-style-name="Table_20_Contents">
      <style:paragraph-properties fo:text-align="center" style:justify-single-word="false"/>
      <style:text-properties style:text-position="0% 100%" fo:font-weight="normal" officeooo:rsid="001a64f3" officeooo:paragraph-rsid="001e51bb" style:font-weight-asian="normal" style:font-weight-complex="normal"/>
    </style:style>
    <style:style style:name="P112" style:family="paragraph" style:parent-style-name="Table_20_Contents">
      <style:paragraph-properties fo:text-align="center" style:justify-single-word="false"/>
      <style:text-properties style:text-position="0% 100%" fo:font-weight="normal" officeooo:rsid="001a64f3" officeooo:paragraph-rsid="002175a9" style:font-weight-asian="normal" style:font-weight-complex="normal"/>
    </style:style>
    <style:style style:name="P113" style:family="paragraph" style:parent-style-name="Table_20_Contents">
      <style:paragraph-properties fo:text-align="center" style:justify-single-word="false"/>
      <style:text-properties style:text-position="0% 100%" fo:font-weight="normal" officeooo:rsid="001a64f3" officeooo:paragraph-rsid="0023c19d" style:font-weight-asian="normal" style:font-weight-complex="normal"/>
    </style:style>
    <style:style style:name="P114" style:family="paragraph" style:parent-style-name="Table_20_Contents">
      <style:paragraph-properties fo:text-align="center" style:justify-single-word="false"/>
      <style:text-properties style:font-name="Liberation Serif1" fo:font-size="14pt" officeooo:rsid="000f4474" officeooo:paragraph-rsid="000f4474" style:font-name-asian="Liberation Serif1" style:font-name-complex="Liberation Serif1"/>
    </style:style>
    <style:style style:name="P115" style:family="paragraph" style:parent-style-name="Table_20_Contents">
      <style:paragraph-properties fo:text-align="center" style:justify-single-word="false"/>
      <style:text-properties style:font-name="Liberation Serif1" fo:font-size="14pt" officeooo:rsid="000f4474" officeooo:paragraph-rsid="00127425" style:font-name-asian="Liberation Serif1" style:font-name-complex="Liberation Serif1"/>
    </style:style>
    <style:style style:name="P116" style:family="paragraph" style:parent-style-name="Table_20_Contents">
      <style:paragraph-properties fo:text-align="center" style:justify-single-word="false"/>
      <style:text-properties officeooo:rsid="00196b4f" officeooo:paragraph-rsid="00196b4f"/>
    </style:style>
    <style:style style:name="P117" style:family="paragraph" style:parent-style-name="Table_20_Contents">
      <style:paragraph-properties fo:text-align="center" style:justify-single-word="false"/>
      <style:text-properties officeooo:rsid="00196b4f" officeooo:paragraph-rsid="001e51bb"/>
    </style:style>
    <style:style style:name="P118" style:family="paragraph" style:parent-style-name="Table_20_Contents">
      <style:paragraph-properties fo:text-align="center" style:justify-single-word="false"/>
      <style:text-properties officeooo:rsid="00196b4f" officeooo:paragraph-rsid="002175a9"/>
    </style:style>
    <style:style style:name="P119" style:family="paragraph" style:parent-style-name="Table_20_Contents">
      <style:paragraph-properties fo:text-align="center" style:justify-single-word="false"/>
      <style:text-properties officeooo:rsid="00196b4f" officeooo:paragraph-rsid="0023c19d"/>
    </style:style>
    <style:style style:name="P120" style:family="paragraph" style:parent-style-name="Table_20_Contents">
      <style:paragraph-properties fo:text-align="start" style:justify-single-word="false"/>
      <style:text-properties officeooo:rsid="00196b4f" officeooo:paragraph-rsid="00196b4f"/>
    </style:style>
    <style:style style:name="P121" style:family="paragraph" style:parent-style-name="Table_20_Contents">
      <style:paragraph-properties fo:text-align="start" style:justify-single-word="false"/>
      <style:text-properties officeooo:rsid="00196b4f" officeooo:paragraph-rsid="001e51bb"/>
    </style:style>
    <style:style style:name="P122" style:family="paragraph" style:parent-style-name="Table_20_Contents">
      <style:paragraph-properties fo:text-align="start" style:justify-single-word="false"/>
      <style:text-properties officeooo:rsid="00196b4f" officeooo:paragraph-rsid="002175a9"/>
    </style:style>
    <style:style style:name="P123" style:family="paragraph" style:parent-style-name="Table_20_Contents">
      <style:paragraph-properties fo:text-align="start" style:justify-single-word="false"/>
      <style:text-properties officeooo:rsid="00196b4f" officeooo:paragraph-rsid="0023c19d"/>
    </style:style>
    <style:style style:name="P124" style:family="paragraph" style:parent-style-name="Table_20_Contents">
      <style:paragraph-properties fo:text-align="center" style:justify-single-word="false"/>
      <style:text-properties officeooo:paragraph-rsid="0023c19d"/>
    </style:style>
    <style:style style:name="P125" style:family="paragraph" style:parent-style-name="Table_20_Contents">
      <style:paragraph-properties fo:text-align="start" style:justify-single-word="false"/>
      <style:text-properties officeooo:rsid="001a64f3" officeooo:paragraph-rsid="001a64f3"/>
    </style:style>
    <style:style style:name="P126" style:family="paragraph" style:parent-style-name="Table_20_Contents">
      <style:paragraph-properties fo:text-align="start" style:justify-single-word="false"/>
      <style:text-properties officeooo:rsid="001a64f3" officeooo:paragraph-rsid="001c5176"/>
    </style:style>
    <style:style style:name="P127" style:family="paragraph" style:parent-style-name="Table_20_Contents">
      <style:paragraph-properties fo:text-align="start" style:justify-single-word="false"/>
      <style:text-properties officeooo:rsid="001a64f3" officeooo:paragraph-rsid="001e51bb"/>
    </style:style>
    <style:style style:name="P128" style:family="paragraph" style:parent-style-name="Table_20_Contents">
      <style:paragraph-properties fo:text-align="start" style:justify-single-word="false"/>
      <style:text-properties officeooo:rsid="001a64f3" officeooo:paragraph-rsid="001fa1c4"/>
    </style:style>
    <style:style style:name="P129" style:family="paragraph" style:parent-style-name="Table_20_Contents">
      <style:paragraph-properties fo:text-align="start" style:justify-single-word="false"/>
      <style:text-properties officeooo:rsid="001a64f3" officeooo:paragraph-rsid="002175a9"/>
    </style:style>
    <style:style style:name="P130" style:family="paragraph" style:parent-style-name="Table_20_Contents">
      <style:paragraph-properties fo:text-align="start" style:justify-single-word="false"/>
      <style:text-properties officeooo:rsid="001a64f3" officeooo:paragraph-rsid="0021dafe"/>
    </style:style>
    <style:style style:name="P131" style:family="paragraph" style:parent-style-name="Table_20_Contents">
      <style:paragraph-properties fo:text-align="start" style:justify-single-word="false"/>
      <style:text-properties officeooo:rsid="001a64f3" officeooo:paragraph-rsid="00233132"/>
    </style:style>
    <style:style style:name="P132" style:family="paragraph" style:parent-style-name="Table_20_Contents">
      <style:paragraph-properties fo:text-align="start" style:justify-single-word="false"/>
      <style:text-properties officeooo:rsid="001a64f3" officeooo:paragraph-rsid="0023c19d"/>
    </style:style>
    <style:style style:name="P133" style:family="paragraph" style:parent-style-name="Table_20_Contents">
      <style:paragraph-properties fo:text-align="center" style:justify-single-word="false"/>
      <style:text-properties officeooo:rsid="001a64f3" officeooo:paragraph-rsid="001a64f3"/>
    </style:style>
    <style:style style:name="P134" style:family="paragraph" style:parent-style-name="Table_20_Contents">
      <style:paragraph-properties fo:text-align="center" style:justify-single-word="false"/>
      <style:text-properties officeooo:rsid="001a64f3" officeooo:paragraph-rsid="001e51bb"/>
    </style:style>
    <style:style style:name="P135" style:family="paragraph" style:parent-style-name="Table_20_Contents">
      <style:paragraph-properties fo:text-align="center" style:justify-single-word="false"/>
      <style:text-properties officeooo:rsid="001a64f3" officeooo:paragraph-rsid="002175a9"/>
    </style:style>
    <style:style style:name="P136" style:family="paragraph" style:parent-style-name="Table_20_Contents">
      <style:paragraph-properties fo:text-align="center" style:justify-single-word="false"/>
      <style:text-properties officeooo:rsid="001a64f3" officeooo:paragraph-rsid="0021dafe"/>
    </style:style>
    <style:style style:name="P137" style:family="paragraph" style:parent-style-name="Table_20_Contents">
      <style:paragraph-properties fo:text-align="center" style:justify-single-word="false"/>
      <style:text-properties officeooo:rsid="001a64f3" officeooo:paragraph-rsid="0023c19d"/>
    </style:style>
    <style:style style:name="P138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officeooo:rsid="001a64f3" officeooo:paragraph-rsid="001a64f3"/>
    </style:style>
    <style:style style:name="P139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officeooo:rsid="001a64f3" officeooo:paragraph-rsid="002175a9"/>
    </style:style>
    <style:style style:name="P140" style:family="paragraph" style:parent-style-name="Table_20_Contents">
      <style:paragraph-properties fo:text-align="start" style:justify-single-word="false"/>
      <style:text-properties fo:font-style="normal" style:text-underline-style="none" officeooo:rsid="001a64f3" officeooo:paragraph-rsid="001a64f3" style:font-style-asian="normal" style:font-style-complex="normal"/>
    </style:style>
    <style:style style:name="P141" style:family="paragraph" style:parent-style-name="Table_20_Contents">
      <style:paragraph-properties fo:text-align="start" style:justify-single-word="false"/>
      <style:text-properties fo:font-style="normal" style:text-underline-style="none" officeooo:rsid="001a64f3" officeooo:paragraph-rsid="001e51bb" style:font-style-asian="normal" style:font-style-complex="normal"/>
    </style:style>
    <style:style style:name="P142" style:family="paragraph" style:parent-style-name="Table_20_Contents">
      <style:paragraph-properties fo:text-align="start" style:justify-single-word="false"/>
      <style:text-properties fo:font-style="normal" style:text-underline-style="none" officeooo:rsid="001a64f3" officeooo:paragraph-rsid="002175a9" style:font-style-asian="normal" style:font-style-complex="normal"/>
    </style:style>
    <style:style style:name="P143" style:family="paragraph" style:parent-style-name="Table_20_Contents">
      <style:paragraph-properties fo:text-align="start" style:justify-single-word="false"/>
      <style:text-properties fo:font-style="normal" style:text-underline-style="none" officeooo:rsid="001a64f3" officeooo:paragraph-rsid="0023c19d" style:font-style-asian="normal" style:font-style-complex="normal"/>
    </style:style>
    <style:style style:name="P144" style:family="paragraph" style:parent-style-name="Table_20_Contents">
      <style:paragraph-properties fo:text-align="start" style:justify-single-word="false"/>
      <style:text-properties officeooo:rsid="001c5176" officeooo:paragraph-rsid="001c5176"/>
    </style:style>
    <style:style style:name="P145" style:family="paragraph" style:parent-style-name="Table_20_Contents">
      <style:paragraph-properties fo:text-align="start" style:justify-single-word="false"/>
      <style:text-properties officeooo:rsid="001c5176" officeooo:paragraph-rsid="001e51bb"/>
    </style:style>
    <style:style style:name="P146" style:family="paragraph" style:parent-style-name="Table_20_Contents">
      <style:paragraph-properties fo:text-align="start" style:justify-single-word="false"/>
      <style:text-properties officeooo:rsid="001c5176" officeooo:paragraph-rsid="002175a9"/>
    </style:style>
    <style:style style:name="P147" style:family="paragraph" style:parent-style-name="Table_20_Contents">
      <style:paragraph-properties fo:text-align="start" style:justify-single-word="false"/>
      <style:text-properties officeooo:rsid="001c5176" officeooo:paragraph-rsid="0021dafe"/>
    </style:style>
    <style:style style:name="P148" style:family="paragraph" style:parent-style-name="Table_20_Contents">
      <style:paragraph-properties fo:text-align="start" style:justify-single-word="false"/>
      <style:text-properties officeooo:rsid="001c5176" officeooo:paragraph-rsid="00233132"/>
    </style:style>
    <style:style style:name="P149" style:family="paragraph" style:parent-style-name="Table_20_Contents">
      <style:paragraph-properties fo:text-align="start" style:justify-single-word="false"/>
      <style:text-properties officeooo:rsid="001c5176" officeooo:paragraph-rsid="0023c19d"/>
    </style:style>
    <style:style style:name="P150" style:family="paragraph" style:parent-style-name="Table_20_Contents">
      <style:paragraph-properties fo:text-align="start" style:justify-single-word="false"/>
      <style:text-properties officeooo:rsid="00233132" officeooo:paragraph-rsid="00233132"/>
    </style:style>
    <style:style style:name="P151" style:family="paragraph" style:parent-style-name="Text_20_body">
      <style:paragraph-properties fo:text-align="center" style:justify-single-word="false"/>
      <style:text-properties officeooo:rsid="00087075" officeooo:paragraph-rsid="00087075"/>
    </style:style>
    <style:style style:name="P152" style:family="paragraph" style:parent-style-name="Text_20_body">
      <style:paragraph-properties fo:text-align="center" style:justify-single-word="false"/>
    </style:style>
    <style:style style:name="P153" style:family="paragraph" style:parent-style-name="Text_20_body">
      <style:paragraph-properties fo:text-align="end" style:justify-single-word="false"/>
    </style:style>
    <style:style style:name="P154" style:family="paragraph" style:parent-style-name="Text_20_body">
      <style:paragraph-properties fo:text-align="start" style:justify-single-word="false"/>
      <style:text-properties officeooo:rsid="000a124c" officeooo:paragraph-rsid="000a124c"/>
    </style:style>
    <style:style style:name="P155" style:family="paragraph" style:parent-style-name="Text_20_body">
      <style:paragraph-properties fo:text-align="start" style:justify-single-word="false"/>
      <style:text-properties officeooo:paragraph-rsid="000d9f2e"/>
    </style:style>
    <style:style style:name="P156" style:family="paragraph" style:parent-style-name="Text_20_body">
      <style:paragraph-properties fo:text-align="start" style:justify-single-word="false"/>
      <style:text-properties officeooo:rsid="0010da84" officeooo:paragraph-rsid="0010da84"/>
    </style:style>
    <style:style style:name="P157" style:family="paragraph" style:parent-style-name="Text_20_body">
      <style:text-properties officeooo:rsid="00127425" officeooo:paragraph-rsid="00127425"/>
    </style:style>
    <style:style style:name="P158" style:family="paragraph" style:parent-style-name="Text_20_body">
      <style:text-properties officeooo:paragraph-rsid="0017c051"/>
    </style:style>
    <style:style style:name="P159" style:family="paragraph" style:parent-style-name="Text_20_body">
      <style:text-properties officeooo:rsid="00196b4f" officeooo:paragraph-rsid="00196b4f"/>
    </style:style>
    <style:style style:name="P160" style:family="paragraph" style:parent-style-name="Text_20_body">
      <style:text-properties officeooo:rsid="001c5176" officeooo:paragraph-rsid="001c5176"/>
    </style:style>
    <style:style style:name="P161" style:family="paragraph" style:parent-style-name="Text_20_body">
      <style:text-properties officeooo:rsid="001e51bb" officeooo:paragraph-rsid="001e51bb"/>
    </style:style>
    <style:style style:name="P162" style:family="paragraph" style:parent-style-name="Text_20_body">
      <style:paragraph-properties fo:break-before="page"/>
    </style:style>
    <style:style style:name="P163" style:family="paragraph" style:parent-style-name="Text_20_body">
      <style:paragraph-properties fo:break-before="page"/>
      <style:text-properties officeooo:rsid="00127425" officeooo:paragraph-rsid="00127425"/>
    </style:style>
    <style:style style:name="P164" style:family="paragraph" style:parent-style-name="Text_20_body">
      <style:paragraph-properties fo:break-before="page"/>
      <style:text-properties officeooo:rsid="00196b4f" officeooo:paragraph-rsid="00196b4f"/>
    </style:style>
    <style:style style:name="P165" style:family="paragraph" style:parent-style-name="Text_20_body">
      <style:paragraph-properties fo:break-before="page"/>
      <style:text-properties officeooo:rsid="001e51bb" officeooo:paragraph-rsid="001e51bb"/>
    </style:style>
    <style:style style:name="P166" style:family="paragraph" style:parent-style-name="Text_20_body">
      <style:paragraph-properties fo:break-before="page"/>
      <style:text-properties officeooo:rsid="002175a9" officeooo:paragraph-rsid="002175a9"/>
    </style:style>
    <style:style style:name="P167" style:family="paragraph" style:parent-style-name="Standard">
      <style:paragraph-properties fo:break-before="page"/>
      <style:text-properties officeooo:rsid="0023c19d" officeooo:paragraph-rsid="0023c19d"/>
    </style:style>
    <style:style style:name="P168" style:family="paragraph" style:parent-style-name="Standard">
      <style:text-properties officeooo:rsid="0023c19d" officeooo:paragraph-rsid="0023c19d"/>
    </style:style>
    <style:style style:name="P169" style:family="paragraph" style:parent-style-name="Standard">
      <style:text-properties officeooo:paragraph-rsid="00273d70"/>
    </style:style>
    <style:style style:name="P170" style:family="paragraph" style:parent-style-name="Table_20_Contents">
      <style:paragraph-properties fo:text-align="start" style:justify-single-word="false"/>
      <style:text-properties officeooo:paragraph-rsid="00127425"/>
    </style:style>
    <style:style style:name="P171" style:family="paragraph" style:parent-style-name="Table_20_Contents">
      <style:paragraph-properties fo:text-align="start" style:justify-single-word="false"/>
      <style:text-properties officeooo:paragraph-rsid="0017c051"/>
    </style:style>
    <style:style style:name="P172" style:family="paragraph" style:parent-style-name="Table_20_Contents">
      <style:paragraph-properties fo:text-align="start" style:justify-single-word="false"/>
      <style:text-properties officeooo:paragraph-rsid="0017cd71"/>
    </style:style>
    <style:style style:name="P173" style:family="paragraph" style:parent-style-name="Text_20_body">
      <style:text-properties officeooo:paragraph-rsid="00273d70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fo:font-weight="normal" style:font-name-asian="Liberation Serif1" style:font-weight-asian="normal" style:font-name-complex="Liberation Serif1" style:font-weight-complex="normal"/>
    </style:style>
    <style:style style:name="T3" style:family="text">
      <style:text-properties style:text-position="sub 58%"/>
    </style:style>
    <style:style style:name="T4" style:family="text">
      <style:text-properties style:text-position="sub 58%" style:font-name="Liberation Serif1" style:font-name-asian="Liberation Serif1" style:font-name-complex="Liberation Serif1"/>
    </style:style>
    <style:style style:name="T5" style:family="text">
      <style:text-properties style:text-position="sub 58%" style:font-name="Liberation Serif1" officeooo:rsid="00127425" style:font-name-asian="Liberation Serif1" style:font-name-complex="Liberation Serif1"/>
    </style:style>
    <style:style style:name="T6" style:family="text">
      <style:text-properties style:text-position="sub 58%" officeooo:rsid="0017cd71"/>
    </style:style>
    <style:style style:name="T7" style:family="text">
      <style:text-properties style:text-position="sub 58%" fo:font-weight="normal" style:font-weight-asian="normal" style:font-weight-complex="normal"/>
    </style:style>
    <style:style style:name="T8" style:family="text">
      <style:text-properties style:text-position="sub 58%" fo:font-weight="normal" officeooo:rsid="001e51bb" style:font-weight-asian="normal" style:font-weight-complex="normal"/>
    </style:style>
    <style:style style:name="T9" style:family="text">
      <style:text-properties style:text-position="sub 58%" officeooo:rsid="001e51bb"/>
    </style:style>
    <style:style style:name="T10" style:family="text">
      <style:text-properties style:text-position="sub 58%" fo:font-size="14pt" officeooo:rsid="0023c19d"/>
    </style:style>
    <style:style style:name="T11" style:family="text">
      <style:text-properties style:text-position="sub 58%" fo:font-size="14pt" fo:font-weight="normal" officeooo:rsid="0023c19d" style:font-weight-asian="normal" style:font-weight-complex="normal"/>
    </style:style>
    <style:style style:name="T12" style:family="text">
      <style:text-properties officeooo:rsid="000d9f2e"/>
    </style:style>
    <style:style style:name="T13" style:family="text">
      <style:text-properties fo:font-size="14pt"/>
    </style:style>
    <style:style style:name="T14" style:family="text">
      <style:text-properties fo:font-size="14pt" officeooo:rsid="000d9f2e"/>
    </style:style>
    <style:style style:name="T15" style:family="text">
      <style:text-properties fo:font-size="14pt" officeooo:rsid="0014ff5c"/>
    </style:style>
    <style:style style:name="T16" style:family="text">
      <style:text-properties fo:font-size="14pt" officeooo:rsid="001613f2"/>
    </style:style>
    <style:style style:name="T17" style:family="text">
      <style:text-properties fo:font-size="14pt" officeooo:rsid="001a64f3"/>
    </style:style>
    <style:style style:name="T18" style:family="text">
      <style:text-properties fo:font-size="14pt" style:text-underline-style="none" officeooo:rsid="001e33ac"/>
    </style:style>
    <style:style style:name="T19" style:family="text">
      <style:text-properties fo:font-size="14pt" style:text-underline-style="none" officeooo:rsid="001c5176"/>
    </style:style>
    <style:style style:name="T20" style:family="text">
      <style:text-properties fo:font-size="14pt" style:text-underline-style="none" officeooo:rsid="0017cd71"/>
    </style:style>
    <style:style style:name="T21" style:family="text">
      <style:text-properties fo:font-size="14pt" style:text-underline-style="none" officeooo:rsid="00273d70"/>
    </style:style>
    <style:style style:name="T22" style:family="text">
      <style:text-properties fo:font-size="14pt" fo:font-style="normal" style:text-underline-style="none" officeooo:rsid="001e33ac" style:font-style-asian="normal" style:font-style-complex="normal"/>
    </style:style>
    <style:style style:name="T23" style:family="text">
      <style:text-properties fo:font-size="14pt" fo:font-style="normal" style:text-underline-style="none" officeooo:rsid="001c5176" style:font-style-asian="normal" style:font-style-complex="normal"/>
    </style:style>
    <style:style style:name="T24" style:family="text">
      <style:text-properties fo:font-size="14pt" officeooo:rsid="002175a9"/>
    </style:style>
    <style:style style:name="T25" style:family="text">
      <style:text-properties fo:font-size="14pt" officeooo:rsid="001c5176"/>
    </style:style>
    <style:style style:name="T26" style:family="text">
      <style:text-properties fo:font-size="14pt" officeooo:rsid="0021dafe"/>
    </style:style>
    <style:style style:name="T27" style:family="text">
      <style:text-properties fo:font-size="14pt" officeooo:rsid="0023c19d"/>
    </style:style>
    <style:style style:name="T28" style:family="text">
      <style:text-properties fo:font-size="14pt" officeooo:rsid="00273d70"/>
    </style:style>
    <style:style style:name="T29" style:family="text">
      <style:text-properties fo:font-size="14pt" officeooo:rsid="000de7fb"/>
    </style:style>
    <style:style style:name="T30" style:family="text">
      <style:text-properties fo:font-size="14pt" officeooo:rsid="00127425"/>
    </style:style>
    <style:style style:name="T31" style:family="text">
      <style:text-properties fo:font-size="14pt" officeooo:rsid="0017cd71"/>
    </style:style>
    <style:style style:name="T32" style:family="text">
      <style:text-properties officeooo:rsid="000f4474"/>
    </style:style>
    <style:style style:name="T33" style:family="text">
      <style:text-properties officeooo:rsid="0010da84"/>
    </style:style>
    <style:style style:name="T34" style:family="text">
      <style:text-properties officeooo:rsid="00127425"/>
    </style:style>
    <style:style style:name="T35" style:family="text">
      <style:text-properties officeooo:rsid="0014fdaf"/>
    </style:style>
    <style:style style:name="T36" style:family="text">
      <style:text-properties officeooo:rsid="0014ff5c"/>
    </style:style>
    <style:style style:name="T37" style:family="text">
      <style:text-properties officeooo:rsid="001613f2"/>
    </style:style>
    <style:style style:name="T38" style:family="text">
      <style:text-properties officeooo:rsid="0017c051"/>
    </style:style>
    <style:style style:name="T39" style:family="text">
      <style:text-properties officeooo:rsid="0017cd71"/>
    </style:style>
    <style:style style:name="T40" style:family="text">
      <style:text-properties officeooo:rsid="001a64f3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officeooo:rsid="001c5176"/>
    </style:style>
    <style:style style:name="T43" style:family="text">
      <style:text-properties officeooo:rsid="001e33ac"/>
    </style:style>
    <style:style style:name="T44" style:family="text">
      <style:text-properties officeooo:rsid="001e51bb"/>
    </style:style>
    <style:style style:name="T45" style:family="text">
      <style:text-properties officeooo:rsid="001fa1c4"/>
    </style:style>
    <style:style style:name="T46" style:family="text">
      <style:text-properties officeooo:rsid="002175a9"/>
    </style:style>
    <style:style style:name="T47" style:family="text">
      <style:text-properties officeooo:rsid="0021dafe"/>
    </style:style>
    <style:style style:name="T48" style:family="text">
      <style:text-properties officeooo:rsid="00233132"/>
    </style:style>
    <style:style style:name="T49" style:family="text">
      <style:text-properties officeooo:rsid="0023c19d"/>
    </style:style>
    <style:style style:name="T50" style:family="text">
      <style:text-properties officeooo:rsid="00273d70"/>
    </style:style>
    <style:style style:name="T51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3">Бавыкин Роман Р3110</text:p>
      <text:p text:style-name="P152">Домашнее задание 4</text:p>
      <text:p text:style-name="P151">Умножение чисел с фиксированной запятой</text:p>
      <text:p text:style-name="P151">Вариант 5</text:p>
      <text:p text:style-name="P154">А = 23, В = 84</text:p>
      <text:p text:style-name="P154">1. Умножение в дополнительных кодах с применением коррекции.</text:p>
      <text:p text:style-name="P154">Представление операндов в разрядной сетке:</text:p>
      <text:p text:style-name="P154"><draw:frame draw:style-name="fr2" draw:name="Объект1" text:anchor-type="as-char" svg:y="-0.586cm" svg:width="7.527cm" svg:height="1.08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54">a) A &gt; 0, B &gt; 0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0">№ шага</text:p>
          </table:table-cell>
          <table:table-cell table:style-name="Таблица1.A1" office:value-type="string">
            <text:p text:style-name="P10">Операнды и действия</text:p>
          </table:table-cell>
          <table:table-cell table:style-name="Таблица1.A1" office:value-type="string">
            <text:p text:style-name="P10">СЧП (старшие разряды)</text:p>
          </table:table-cell>
          <table:table-cell table:style-name="Таблица1.A1" office:value-type="string">
            <text:p text:style-name="P10">Множитель и СЧП (младшие разряды)</text:p>
          </table:table-cell>
          <table:table-cell table:style-name="Таблица1.E1" office:value-type="string">
            <text:p text:style-name="P10">Пояснения</text:p>
          </table:table-cell>
        </table:table-row>
        <table:table-row>
          <table:table-cell table:style-name="Таблица1.A2" office:value-type="string">
            <text:p text:style-name="P10">1</text:p>
          </table:table-cell>
          <table:table-cell table:style-name="Таблица1.A2" office:value-type="string">
            <text:p text:style-name="P10">2</text:p>
          </table:table-cell>
          <table:table-cell table:style-name="Таблица1.A2" office:value-type="string">
            <text:p text:style-name="P10">3</text:p>
          </table:table-cell>
          <table:table-cell table:style-name="Таблица1.A2" office:value-type="string">
            <text:p text:style-name="P10">4</text:p>
          </table:table-cell>
          <table:table-cell table:style-name="Таблица1.E2" office:value-type="string">
            <text:p text:style-name="P10">5</text:p>
          </table:table-cell>
        </table:table-row>
        <table:table-row>
          <table:table-cell table:style-name="Таблица1.A2" office:value-type="string">
            <text:p text:style-name="P10">0</text:p>
          </table:table-cell>
          <table:table-cell table:style-name="Таблица1.A2" office:value-type="string">
            <text:p text:style-name="P10">СЧП</text:p>
          </table:table-cell>
          <table:table-cell table:style-name="Таблица1.A2" office:value-type="string">
            <text:p text:style-name="P19">00000000</text:p>
          </table:table-cell>
          <table:table-cell table:style-name="Таблица1.A2" office:value-type="string">
            <text:p text:style-name="P26">01010100</text:p>
          </table:table-cell>
          <table:table-cell table:style-name="Таблица1.E2" office:value-type="string">
            <text:p text:style-name="P19">Обнуление старших разрядов СЧП</text:p>
          </table:table-cell>
        </table:table-row>
        <table:table-row>
          <table:table-cell table:style-name="Таблица1.A2" office:value-type="string">
            <text:p text:style-name="P14">1</text:p>
          </table:table-cell>
          <table:table-cell table:style-name="Таблица1.A2" office:value-type="string">
            <text:p text:style-name="P91">СЧП→</text:p>
          </table:table-cell>
          <table:table-cell table:style-name="Таблица1.A2" office:value-type="string">
            <text:p text:style-name="P26">00000000</text:p>
          </table:table-cell>
          <table:table-cell table:style-name="Таблица1.A2" office:value-type="string">
            <text:p text:style-name="P26">0|0101010</text:p>
          </table:table-cell>
          <table:table-cell table:style-name="Таблица1.E2" office:value-type="string">
            <text:p text:style-name="P26">Сдвиг СЧП и множителя вправо</text:p>
          </table:table-cell>
        </table:table-row>
        <table:table-row>
          <table:table-cell table:style-name="Таблица1.A2" office:value-type="string">
            <text:p text:style-name="P14">2</text:p>
          </table:table-cell>
          <table:table-cell table:style-name="Таблица1.A2" office:value-type="string">
            <text:p text:style-name="P91">СЧП→</text:p>
          </table:table-cell>
          <table:table-cell table:style-name="Таблица1.A2" office:value-type="string">
            <text:p text:style-name="P26">00000000</text:p>
          </table:table-cell>
          <table:table-cell table:style-name="Таблица1.A2" office:value-type="string">
            <text:p text:style-name="P26">00|010101</text:p>
          </table:table-cell>
          <table:table-cell table:style-name="Таблица1.E2" office:value-type="string">
            <text:p text:style-name="P26">Сдвиг СЧП и множителя вправо</text:p>
          </table:table-cell>
        </table:table-row>
        <table:table-row>
          <table:table-cell table:style-name="Таблица1.A2" office:value-type="string">
            <text:p text:style-name="P14">3</text:p>
          </table:table-cell>
          <table:table-cell table:style-name="Таблица1.A2" office:value-type="string">
            <text:p text:style-name="P85"><text:span text:style-name="T1">[A]</text:span><text:span text:style-name="T4">пр</text:span></text:p>
            <text:p text:style-name="P91">СЧП</text:p>
            <text:p text:style-name="P96">СЧП→</text:p>
          </table:table-cell>
          <table:table-cell table:style-name="Таблица1.A2" office:value-type="string">
            <text:p text:style-name="P26">00010111</text:p>
            <text:p text:style-name="P26">00010111</text:p>
            <text:p text:style-name="P27"><text:span text:style-name="T32">0</text:span>0001011</text:p>
          </table:table-cell>
          <table:table-cell table:style-name="Таблица1.A2" office:value-type="string">
            <text:p text:style-name="P18"/>
            <text:p text:style-name="P26">00|010101</text:p>
            <text:p text:style-name="P27"><text:span text:style-name="T32">1</text:span>00|01010</text:p>
          </table:table-cell>
          <table:table-cell table:style-name="Таблица1.E2" office:value-type="string">
            <text:p text:style-name="P33">Сложение СЧП с множимым</text:p>
            <text:p text:style-name="P26"/>
            <text:p text:style-name="P27">Сдвиг СЧП и множителя вправо</text:p>
          </table:table-cell>
        </table:table-row>
        <table:table-row>
          <table:table-cell table:style-name="Таблица1.A2" office:value-type="string">
            <text:p text:style-name="P14">4</text:p>
          </table:table-cell>
          <table:table-cell table:style-name="Таблица1.A2" office:value-type="string">
            <text:p text:style-name="P114">СЧП→</text:p>
          </table:table-cell>
          <table:table-cell table:style-name="Таблица1.A2" office:value-type="string">
            <text:p text:style-name="P27"><text:span text:style-name="T32">00</text:span>000101</text:p>
          </table:table-cell>
          <table:table-cell table:style-name="Таблица1.A2" office:value-type="string">
            <text:p text:style-name="P27"><text:span text:style-name="T32">11</text:span>00|0101</text:p>
          </table:table-cell>
          <table:table-cell table:style-name="Таблица1.E2" office:value-type="string">
            <text:p text:style-name="P27">Сдвиг СЧП и множителя вправо</text:p>
          </table:table-cell>
        </table:table-row>
        <table:table-row>
          <table:table-cell table:style-name="Таблица1.A2" office:value-type="string">
            <text:p text:style-name="P23">5</text:p>
          </table:table-cell>
          <table:table-cell table:style-name="Таблица1.A2" office:value-type="string">
            <text:p text:style-name="P85"><text:span text:style-name="T1">[A]</text:span><text:span text:style-name="T4">пр</text:span></text:p>
            <text:p text:style-name="P91">СЧП</text:p>
            <text:p text:style-name="P96">СЧП→</text:p>
          </table:table-cell>
          <table:table-cell table:style-name="Таблица1.A2" office:value-type="string">
            <text:p text:style-name="P26">00010111</text:p>
            <text:p text:style-name="P33">00011100</text:p>
            <text:p text:style-name="P33">00001110</text:p>
          </table:table-cell>
          <table:table-cell table:style-name="Таблица1.A2" office:value-type="string">
            <text:p text:style-name="P18"/>
            <text:p text:style-name="P27"><text:span text:style-name="T32">11</text:span>00|0101</text:p>
            <text:p text:style-name="P27"><text:span text:style-name="T32">011</text:span>00|010</text:p>
          </table:table-cell>
          <table:table-cell table:style-name="Таблица1.E2" office:value-type="string">
            <text:p text:style-name="P33">Сложение СЧП с множимым</text:p>
            <text:p text:style-name="P26"/>
            <text:p text:style-name="P27">Сдвиг СЧП и множителя вправо</text:p>
          </table:table-cell>
        </table:table-row>
        <table:table-row>
          <table:table-cell table:style-name="Таблица1.A2" office:value-type="string">
            <text:p text:style-name="P23">6</text:p>
          </table:table-cell>
          <table:table-cell table:style-name="Таблица1.A2" office:value-type="string">
            <text:p text:style-name="P114">СЧП→</text:p>
          </table:table-cell>
          <table:table-cell table:style-name="Таблица1.A2" office:value-type="string">
            <text:p text:style-name="P33">00000111</text:p>
          </table:table-cell>
          <table:table-cell table:style-name="Таблица1.A2" office:value-type="string">
            <text:p text:style-name="P27"><text:span text:style-name="T32">0011</text:span>00|01</text:p>
          </table:table-cell>
          <table:table-cell table:style-name="Таблица1.E2" office:value-type="string">
            <text:p text:style-name="P27">Сдвиг СЧП и множителя вправо</text:p>
          </table:table-cell>
        </table:table-row>
        <table:table-row>
          <table:table-cell table:style-name="Таблица1.A2" office:value-type="string">
            <text:p text:style-name="P23">7</text:p>
          </table:table-cell>
          <table:table-cell table:style-name="Таблица1.A2" office:value-type="string">
            <text:p text:style-name="P85"><text:span text:style-name="T1">[A]</text:span><text:span text:style-name="T4">пр</text:span></text:p>
            <text:p text:style-name="P91">СЧП</text:p>
            <text:p text:style-name="P96">СЧП→</text:p>
          </table:table-cell>
          <table:table-cell table:style-name="Таблица1.A2" office:value-type="string">
            <text:p text:style-name="P26">00010111</text:p>
            <text:p text:style-name="P33">00011110</text:p>
            <text:p text:style-name="P33">00001111</text:p>
          </table:table-cell>
          <table:table-cell table:style-name="Таблица1.A2" office:value-type="string">
            <text:p text:style-name="P18"/>
            <text:p text:style-name="P27"><text:span text:style-name="T32">0011</text:span>00|01</text:p>
            <text:p text:style-name="P27"><text:span text:style-name="T32">00011</text:span>00|0</text:p>
          </table:table-cell>
          <table:table-cell table:style-name="Таблица1.E2" office:value-type="string">
            <text:p text:style-name="P33">Сложение СЧП с множимым</text:p>
            <text:p text:style-name="P26"/>
            <text:p text:style-name="P27">Сдвиг СЧП и множителя вправо</text:p>
          </table:table-cell>
        </table:table-row>
        <table:table-row>
          <table:table-cell table:style-name="Таблица1.A2" office:value-type="string">
            <text:p text:style-name="P23">8</text:p>
          </table:table-cell>
          <table:table-cell table:style-name="Таблица1.A2" office:value-type="string">
            <text:p text:style-name="P114">СЧП→</text:p>
          </table:table-cell>
          <table:table-cell table:style-name="Таблица1.A2" office:value-type="string">
            <text:p text:style-name="P33">00000111</text:p>
          </table:table-cell>
          <table:table-cell table:style-name="Таблица1.A2" office:value-type="string">
            <text:p text:style-name="P27"><text:span text:style-name="T33">1</text:span><text:span text:style-name="T32">00011</text:span>00</text:p>
          </table:table-cell>
          <table:table-cell table:style-name="Таблица1.E2" office:value-type="string">
            <text:p text:style-name="P27">Сдвиг СЧП и множителя вправо</text:p>
          </table:table-cell>
        </table:table-row>
      </table:table>
      <text:p text:style-name="P155"><text:span text:style-name="T12">Полученный результат положителен и представлен в </text:span><text:span text:style-name="T14">прямом</text:span><text:span text:style-name="T12"> коде: </text:span><text:span text:style-name="T12"><draw:frame draw:style-name="fr2" draw:name="Объект2" text:anchor-type="as-char" svg:y="-0.386cm" svg:width="9.465cm" svg:height="0.542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55"/>
      <text:p text:style-name="P156"><text:soft-page-break/>б) А &lt; 0, B &gt; 0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11">№ шага</text:p>
          </table:table-cell>
          <table:table-cell table:style-name="Таблица2.A1" office:value-type="string">
            <text:p text:style-name="P11">Операнды и действия</text:p>
          </table:table-cell>
          <table:table-cell table:style-name="Таблица2.A1" office:value-type="string">
            <text:p text:style-name="P11">СЧП (старшие разряды)</text:p>
          </table:table-cell>
          <table:table-cell table:style-name="Таблица2.A1" office:value-type="string">
            <text:p text:style-name="P11">Множитель и СЧП (младшие разряды)</text:p>
          </table:table-cell>
          <table:table-cell table:style-name="Таблица2.E1" office:value-type="string">
            <text:p text:style-name="P11">Пояснения</text:p>
          </table:table-cell>
        </table:table-row>
        <table:table-row>
          <table:table-cell table:style-name="Таблица2.A2" office:value-type="string">
            <text:p text:style-name="P11">1</text:p>
          </table:table-cell>
          <table:table-cell table:style-name="Таблица2.A2" office:value-type="string">
            <text:p text:style-name="P11">2</text:p>
          </table:table-cell>
          <table:table-cell table:style-name="Таблица2.A2" office:value-type="string">
            <text:p text:style-name="P11">3</text:p>
          </table:table-cell>
          <table:table-cell table:style-name="Таблица2.A2" office:value-type="string">
            <text:p text:style-name="P11">4</text:p>
          </table:table-cell>
          <table:table-cell table:style-name="Таблица2.E2" office:value-type="string">
            <text:p text:style-name="P11">5</text:p>
          </table:table-cell>
        </table:table-row>
        <table:table-row>
          <table:table-cell table:style-name="Таблица2.A2" office:value-type="string">
            <text:p text:style-name="P11">0</text:p>
          </table:table-cell>
          <table:table-cell table:style-name="Таблица2.A2" office:value-type="string">
            <text:p text:style-name="P11">СЧП</text:p>
          </table:table-cell>
          <table:table-cell table:style-name="Таблица2.A2" office:value-type="string">
            <text:p text:style-name="P20">00000000</text:p>
          </table:table-cell>
          <table:table-cell table:style-name="Таблица2.A2" office:value-type="string">
            <text:p text:style-name="P28">01010100</text:p>
          </table:table-cell>
          <table:table-cell table:style-name="Таблица2.E2" office:value-type="string">
            <text:p text:style-name="P20">Обнуление старших разрядов СЧП</text:p>
          </table:table-cell>
        </table:table-row>
        <table:table-row>
          <table:table-cell table:style-name="Таблица2.A2" office:value-type="string">
            <text:p text:style-name="P15">1</text:p>
          </table:table-cell>
          <table:table-cell table:style-name="Таблица2.A2" office:value-type="string">
            <text:p text:style-name="P92">СЧП→</text:p>
          </table:table-cell>
          <table:table-cell table:style-name="Таблица2.A2" office:value-type="string">
            <text:p text:style-name="P28"><text:span text:style-name="T50">0</text:span>0000000</text:p>
          </table:table-cell>
          <table:table-cell table:style-name="Таблица2.A2" office:value-type="string">
            <text:p text:style-name="P28">0|0101010</text:p>
          </table:table-cell>
          <table:table-cell table:style-name="Таблица2.E2" office:value-type="string">
            <text:p text:style-name="P170"><text:span text:style-name="T28">C</text:span><text:span text:style-name="T29">двиг СЧП и множителя вправо</text:span></text:p>
          </table:table-cell>
        </table:table-row>
        <table:table-row>
          <table:table-cell table:style-name="Таблица2.A2" office:value-type="string">
            <text:p text:style-name="P15">2</text:p>
          </table:table-cell>
          <table:table-cell table:style-name="Таблица2.A2" office:value-type="string">
            <text:p text:style-name="P92">СЧП→</text:p>
          </table:table-cell>
          <table:table-cell table:style-name="Таблица2.A2" office:value-type="string">
            <text:p text:style-name="P170"><text:span text:style-name="T28">00</text:span><text:span text:style-name="T29">000000</text:span></text:p>
          </table:table-cell>
          <table:table-cell table:style-name="Таблица2.A2" office:value-type="string">
            <text:p text:style-name="P28">00|010101</text:p>
          </table:table-cell>
          <table:table-cell table:style-name="Таблица2.E2" office:value-type="string">
            <text:p text:style-name="P170"><text:span text:style-name="T28">C</text:span><text:span text:style-name="T29">двиг СЧП и множителя вправо</text:span></text:p>
          </table:table-cell>
        </table:table-row>
        <table:table-row>
          <table:table-cell table:style-name="Таблица2.A2" office:value-type="string">
            <text:p text:style-name="P15">3</text:p>
          </table:table-cell>
          <table:table-cell table:style-name="Таблица2.A2" office:value-type="string">
            <text:p text:style-name="P86"><text:span text:style-name="T1">[A]</text:span><text:span text:style-name="T5">доп</text:span></text:p>
            <text:p text:style-name="P92">СЧП</text:p>
            <text:p text:style-name="P97">СЧП→</text:p>
          </table:table-cell>
          <table:table-cell table:style-name="Таблица2.A2" office:value-type="string">
            <text:p text:style-name="P44"><text:span text:style-name="T34">1110100</text:span>1</text:p>
            <text:p text:style-name="P170"><text:span text:style-name="T30">1</text:span><text:span text:style-name="T28">1</text:span><text:span text:style-name="T30">101001</text:span></text:p>
            <text:p text:style-name="P170"><text:span text:style-name="T30">11</text:span><text:span text:style-name="T28">1</text:span><text:span text:style-name="T30">10100</text:span></text:p>
          </table:table-cell>
          <table:table-cell table:style-name="Таблица2.A2" office:value-type="string">
            <text:p text:style-name="P20"/>
            <text:p text:style-name="P28">00|010101</text:p>
            <text:p text:style-name="P28"><text:span text:style-name="T32">1</text:span>00|01010</text:p>
          </table:table-cell>
          <table:table-cell table:style-name="Таблица2.E2" office:value-type="string">
            <text:p text:style-name="P34">Сложение СЧП с мнгожимым</text:p>
            <text:p text:style-name="P28"><text:span text:style-name="T34">Модифицированный с</text:span>двиг СЧП и множителя вправо</text:p>
          </table:table-cell>
        </table:table-row>
        <table:table-row>
          <table:table-cell table:style-name="Таблица2.A2" office:value-type="string">
            <text:p text:style-name="P15">4</text:p>
          </table:table-cell>
          <table:table-cell table:style-name="Таблица2.A2" office:value-type="string">
            <text:p text:style-name="P115">СЧП→</text:p>
          </table:table-cell>
          <table:table-cell table:style-name="Таблица2.A2" office:value-type="string">
            <text:p text:style-name="P170"><text:span text:style-name="T30">111</text:span><text:span text:style-name="T28">1</text:span><text:span text:style-name="T30">1010</text:span></text:p>
          </table:table-cell>
          <table:table-cell table:style-name="Таблица2.A2" office:value-type="string">
            <text:p text:style-name="P28"><text:span text:style-name="T34">0</text:span><text:span text:style-name="T32">1</text:span>00|0101</text:p>
          </table:table-cell>
          <table:table-cell table:style-name="Таблица2.E2" office:value-type="string">
            <text:p text:style-name="P28"><text:span text:style-name="T34">Модифицированный с</text:span>двиг СЧП и множителя вправо</text:p>
          </table:table-cell>
        </table:table-row>
        <table:table-row>
          <table:table-cell table:style-name="Таблица2.A2" office:value-type="string">
            <text:p text:style-name="P24">5</text:p>
          </table:table-cell>
          <table:table-cell table:style-name="Таблица2.A2" office:value-type="string">
            <text:p text:style-name="P86"><text:span text:style-name="T1">[A]</text:span><text:span text:style-name="T5">доп</text:span></text:p>
            <text:p text:style-name="P92">СЧП</text:p>
            <text:p text:style-name="P97">СЧП→</text:p>
          </table:table-cell>
          <table:table-cell table:style-name="Таблица2.A2" office:value-type="string">
            <text:p text:style-name="P53">11101001</text:p>
            <text:p text:style-name="P170"><text:span text:style-name="T30">11</text:span><text:span text:style-name="T28">10</text:span><text:span text:style-name="T30">0011</text:span></text:p>
            <text:p text:style-name="P170"><text:span text:style-name="T30">111</text:span><text:span text:style-name="T28">10</text:span><text:span text:style-name="T30">001</text:span></text:p>
          </table:table-cell>
          <table:table-cell table:style-name="Таблица2.A2" office:value-type="string">
            <text:p text:style-name="P20"/>
            <text:p text:style-name="P28"><text:span text:style-name="T34">0</text:span><text:span text:style-name="T32">1</text:span>00|0101</text:p>
            <text:p text:style-name="P28"><text:span text:style-name="T34">10</text:span><text:span text:style-name="T32">1</text:span>00|010</text:p>
          </table:table-cell>
          <table:table-cell table:style-name="Таблица2.E2" office:value-type="string">
            <text:p text:style-name="P34">Сложение СЧП с множимым</text:p>
            <text:p text:style-name="P28"><text:span text:style-name="T34">Модифицированный с</text:span>двиг СЧП и множителя вправо</text:p>
          </table:table-cell>
        </table:table-row>
        <table:table-row>
          <table:table-cell table:style-name="Таблица2.A2" office:value-type="string">
            <text:p text:style-name="P24">6</text:p>
          </table:table-cell>
          <table:table-cell table:style-name="Таблица2.A2" office:value-type="string">
            <text:p text:style-name="P115">СЧП→</text:p>
          </table:table-cell>
          <table:table-cell table:style-name="Таблица2.A2" office:value-type="string">
            <text:p text:style-name="P170"><text:span text:style-name="T30">1111</text:span><text:span text:style-name="T28">1</text:span><text:span text:style-name="T30">00</text:span><text:span text:style-name="T28">0</text:span></text:p>
          </table:table-cell>
          <table:table-cell table:style-name="Таблица2.A2" office:value-type="string">
            <text:p text:style-name="P28"><text:span text:style-name="T34">110</text:span><text:span text:style-name="T32">1</text:span>00|01</text:p>
          </table:table-cell>
          <table:table-cell table:style-name="Таблица2.E2" office:value-type="string">
            <text:p text:style-name="P28"><text:span text:style-name="T34">Модифицированный с</text:span>двиг СЧП и множителя вправо</text:p>
          </table:table-cell>
        </table:table-row>
        <table:table-row>
          <table:table-cell table:style-name="Таблица2.A2" office:value-type="string">
            <text:p text:style-name="P24">7</text:p>
          </table:table-cell>
          <table:table-cell table:style-name="Таблица2.A2" office:value-type="string">
            <text:p text:style-name="P86"><text:span text:style-name="T1">[A]</text:span><text:span text:style-name="T5">доп</text:span></text:p>
            <text:p text:style-name="P92">СЧП</text:p>
            <text:p text:style-name="P97">СЧП→</text:p>
          </table:table-cell>
          <table:table-cell table:style-name="Таблица2.A2" office:value-type="string">
            <text:p text:style-name="P53">11101001</text:p>
            <text:p text:style-name="P170"><text:span text:style-name="T30">11</text:span><text:span text:style-name="T28">1000</text:span><text:span text:style-name="T30">01</text:span></text:p>
            <text:p text:style-name="P170"><text:span text:style-name="T30">111</text:span><text:span text:style-name="T28">1000</text:span><text:span text:style-name="T30">0</text:span></text:p>
          </table:table-cell>
          <table:table-cell table:style-name="Таблица2.A2" office:value-type="string">
            <text:p text:style-name="P20"/>
            <text:p text:style-name="P28"><text:span text:style-name="T34">110</text:span><text:span text:style-name="T32">1</text:span>00|01</text:p>
            <text:p text:style-name="P28"><text:span text:style-name="T34">1110</text:span><text:span text:style-name="T32">1</text:span>00|0</text:p>
          </table:table-cell>
          <table:table-cell table:style-name="Таблица2.E2" office:value-type="string">
            <text:p text:style-name="P34">Сложение СЧП с множимым</text:p>
            <text:p text:style-name="P28"><text:span text:style-name="T34">Модифицированный с</text:span>двиг СЧП и множителя вправо</text:p>
          </table:table-cell>
        </table:table-row>
        <table:table-row>
          <table:table-cell table:style-name="Таблица2.A2" office:value-type="string">
            <text:p text:style-name="P24">8</text:p>
          </table:table-cell>
          <table:table-cell table:style-name="Таблица2.A2" office:value-type="string">
            <text:p text:style-name="P115">СЧП→</text:p>
          </table:table-cell>
          <table:table-cell table:style-name="Таблица2.A2" office:value-type="string">
            <text:p text:style-name="P170"><text:span text:style-name="T28">1</text:span><text:span text:style-name="T30">11110</text:span><text:span text:style-name="T28">00</text:span></text:p>
          </table:table-cell>
          <table:table-cell table:style-name="Таблица2.A2" office:value-type="string">
            <text:p text:style-name="P28"><text:span text:style-name="T34">01110</text:span><text:span text:style-name="T32">1</text:span>00</text:p>
          </table:table-cell>
          <table:table-cell table:style-name="Таблица2.E2" office:value-type="string">
            <text:p text:style-name="P28"><text:span text:style-name="T34">Модифицированный с</text:span>двиг СЧП и множителя вправо</text:p>
          </table:table-cell>
        </table:table-row>
      </table:table>
      <text:p text:style-name="P157">Полученный результат отрицателен и представлен в дополнительном коде:</text:p>
      <text:p text:style-name="P173"><draw:frame draw:style-name="fr2" draw:name="Объект3" text:anchor-type="as-char" svg:y="-0.377cm" svg:width="7.542cm" svg:height="0.531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173">Для проверки правильности результата необходимо предварительно перевести его в прямой код:</text:p>
      <text:p text:style-name="P169"><text:s/><draw:frame draw:style-name="fr1" draw:name="Объект10" text:anchor-type="as-char" svg:y="-0.386cm" svg:width="7.387cm" svg:height="0.542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69"/>
      <text:p text:style-name="P163">в) <text:span text:style-name="T35">A &gt; 0, B &lt; 0: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12">№ шага</text:p>
          </table:table-cell>
          <table:table-cell table:style-name="Таблица3.A1" office:value-type="string">
            <text:p text:style-name="P12">Операнды и действия</text:p>
          </table:table-cell>
          <table:table-cell table:style-name="Таблица3.A1" office:value-type="string">
            <text:p text:style-name="P12">СЧП (старшие разряды)</text:p>
          </table:table-cell>
          <table:table-cell table:style-name="Таблица3.A1" office:value-type="string">
            <text:p text:style-name="P12">Множитель и СЧП (младшие разряды)</text:p>
          </table:table-cell>
          <table:table-cell table:style-name="Таблица3.E1" office:value-type="string">
            <text:p text:style-name="P12">Пояснения</text:p>
          </table:table-cell>
        </table:table-row>
        <table:table-row>
          <table:table-cell table:style-name="Таблица3.A2" office:value-type="string">
            <text:p text:style-name="P12">1</text:p>
          </table:table-cell>
          <table:table-cell table:style-name="Таблица3.A2" office:value-type="string">
            <text:p text:style-name="P12">2</text:p>
          </table:table-cell>
          <table:table-cell table:style-name="Таблица3.A2" office:value-type="string">
            <text:p text:style-name="P12">3</text:p>
          </table:table-cell>
          <table:table-cell table:style-name="Таблица3.A2" office:value-type="string">
            <text:p text:style-name="P12">4</text:p>
          </table:table-cell>
          <table:table-cell table:style-name="Таблица3.E2" office:value-type="string">
            <text:p text:style-name="P12">5</text:p>
          </table:table-cell>
        </table:table-row>
        <table:table-row>
          <table:table-cell table:style-name="Таблица3.A2" office:value-type="string">
            <text:p text:style-name="P12">0</text:p>
          </table:table-cell>
          <table:table-cell table:style-name="Таблица3.A2" office:value-type="string">
            <text:p text:style-name="P12">СЧП</text:p>
          </table:table-cell>
          <table:table-cell table:style-name="Таблица3.A2" office:value-type="string">
            <text:p text:style-name="P21">00000000</text:p>
          </table:table-cell>
          <table:table-cell table:style-name="Таблица3.A2" office:value-type="string">
            <text:p text:style-name="P38">10101100</text:p>
          </table:table-cell>
          <table:table-cell table:style-name="Таблица3.E2" office:value-type="string">
            <text:p text:style-name="P21">Обнуление старших разрядов СЧП</text:p>
          </table:table-cell>
        </table:table-row>
        <table:table-row>
          <table:table-cell table:style-name="Таблица3.A2" office:value-type="string">
            <text:p text:style-name="P16">1</text:p>
          </table:table-cell>
          <table:table-cell table:style-name="Таблица3.A2" office:value-type="string">
            <text:p text:style-name="P93">СЧП→</text:p>
          </table:table-cell>
          <table:table-cell table:style-name="Таблица3.A2" office:value-type="string">
            <text:p text:style-name="P29">00000000</text:p>
          </table:table-cell>
          <table:table-cell table:style-name="Таблица3.A2" office:value-type="string">
            <text:p text:style-name="P29">0|<text:span text:style-name="T36">1010110</text:span></text:p>
          </table:table-cell>
          <table:table-cell table:style-name="Таблица3.E2" office:value-type="string">
            <text:p text:style-name="P29">Сдвиг СЧП и множителя вправо</text:p>
          </table:table-cell>
        </table:table-row>
        <table:table-row>
          <table:table-cell table:style-name="Таблица3.A2" office:value-type="string">
            <text:p text:style-name="P16">2</text:p>
          </table:table-cell>
          <table:table-cell table:style-name="Таблица3.A2" office:value-type="string">
            <text:p text:style-name="P93">СЧП→</text:p>
          </table:table-cell>
          <table:table-cell table:style-name="Таблица3.A2" office:value-type="string">
            <text:p text:style-name="P29">00000000</text:p>
          </table:table-cell>
          <table:table-cell table:style-name="Таблица3.A2" office:value-type="string">
            <text:p text:style-name="P29"><text:span text:style-name="T36">0</text:span>0|<text:span text:style-name="T36">101011</text:span></text:p>
          </table:table-cell>
          <table:table-cell table:style-name="Таблица3.E2" office:value-type="string">
            <text:p text:style-name="P29">Сдвиг СЧП и множителя вправо</text:p>
          </table:table-cell>
        </table:table-row>
        <table:table-row>
          <table:table-cell table:style-name="Таблица3.A2" office:value-type="string">
            <text:p text:style-name="P16">3</text:p>
          </table:table-cell>
          <table:table-cell table:style-name="Таблица3.A2" office:value-type="string">
            <text:p text:style-name="P87"><text:span text:style-name="T1">[A]</text:span><text:span text:style-name="T4">пр</text:span></text:p>
            <text:p text:style-name="P93">СЧП</text:p>
            <text:p text:style-name="P98">СЧП→</text:p>
          </table:table-cell>
          <table:table-cell table:style-name="Таблица3.A2" office:value-type="string">
            <text:p text:style-name="P45">00010111</text:p>
            <text:p text:style-name="P38">00010111</text:p>
            <text:p text:style-name="P38">00001011</text:p>
          </table:table-cell>
          <table:table-cell table:style-name="Таблица3.A2" office:value-type="string">
            <text:p text:style-name="P21"/>
            <text:p text:style-name="P29"><text:span text:style-name="T36">0</text:span>0|<text:span text:style-name="T36">101011</text:span></text:p>
            <text:p text:style-name="P29"><text:span text:style-name="T36">10</text:span>0|<text:span text:style-name="T36">10101</text:span></text:p>
          </table:table-cell>
          <table:table-cell table:style-name="Таблица3.E2" office:value-type="string">
            <text:p text:style-name="P35">Сложение СЧП с множимым</text:p>
            <text:p text:style-name="P29"/>
            <text:p text:style-name="P29">Сдвиг СЧП и множителя вправо</text:p>
          </table:table-cell>
        </table:table-row>
        <table:table-row>
          <table:table-cell table:style-name="Таблица3.A2" office:value-type="string">
            <text:p text:style-name="P16">4</text:p>
          </table:table-cell>
          <table:table-cell table:style-name="Таблица3.A2" office:value-type="string">
            <text:p text:style-name="P87"><text:span text:style-name="T1">[A]</text:span><text:span text:style-name="T4">пр</text:span></text:p>
            <text:p text:style-name="P93">СЧП</text:p>
            <text:p text:style-name="P98">СЧП→</text:p>
          </table:table-cell>
          <table:table-cell table:style-name="Таблица3.A2" office:value-type="string">
            <text:p text:style-name="P45">00010111</text:p>
            <text:p text:style-name="P38">00100010</text:p>
            <text:p text:style-name="P38">00010001</text:p>
          </table:table-cell>
          <table:table-cell table:style-name="Таблица3.A2" office:value-type="string">
            <text:p text:style-name="P21"/>
            <text:p text:style-name="P29"><text:span text:style-name="T36">10</text:span>0|<text:span text:style-name="T36">10101</text:span></text:p>
            <text:p text:style-name="P29"><text:span text:style-name="T36">010</text:span>0|<text:span text:style-name="T36">1010</text:span></text:p>
          </table:table-cell>
          <table:table-cell table:style-name="Таблица3.E2" office:value-type="string">
            <text:p text:style-name="P35">Сложение СЧП с множимым</text:p>
            <text:p text:style-name="P29"/>
            <text:p text:style-name="P29">Сдвиг СЧП и множителя вправо</text:p>
          </table:table-cell>
        </table:table-row>
        <table:table-row>
          <table:table-cell table:style-name="Таблица3.A2" office:value-type="string">
            <text:p text:style-name="P25">5</text:p>
          </table:table-cell>
          <table:table-cell table:style-name="Таблица3.A2" office:value-type="string">
            <text:p text:style-name="P93">СЧП→</text:p>
          </table:table-cell>
          <table:table-cell table:style-name="Таблица3.A2" office:value-type="string">
            <text:p text:style-name="P38">00001000</text:p>
          </table:table-cell>
          <table:table-cell table:style-name="Таблица3.A2" office:value-type="string">
            <text:p text:style-name="P29"><text:span text:style-name="T36">1010</text:span>0|<text:span text:style-name="T36">101</text:span></text:p>
          </table:table-cell>
          <table:table-cell table:style-name="Таблица3.E2" office:value-type="string">
            <text:p text:style-name="P29">Сдвиг СЧП и множителя вправо</text:p>
          </table:table-cell>
        </table:table-row>
        <table:table-row>
          <table:table-cell table:style-name="Таблица3.A2" office:value-type="string">
            <text:p text:style-name="P25">6</text:p>
          </table:table-cell>
          <table:table-cell table:style-name="Таблица3.A2" office:value-type="string">
            <text:p text:style-name="P87"><text:span text:style-name="T1">[A]</text:span><text:span text:style-name="T4">пр</text:span></text:p>
            <text:p text:style-name="P93">СЧП</text:p>
            <text:p text:style-name="P98">СЧП→</text:p>
          </table:table-cell>
          <table:table-cell table:style-name="Таблица3.A2" office:value-type="string">
            <text:p text:style-name="P45">00010111</text:p>
            <text:p text:style-name="P38"><text:span text:style-name="T36">0</text:span>0011111</text:p>
            <text:p text:style-name="P39"><text:span text:style-name="T37">0</text:span>0001111</text:p>
          </table:table-cell>
          <table:table-cell table:style-name="Таблица3.A2" office:value-type="string">
            <text:p text:style-name="P60"/>
            <text:p text:style-name="P30"><text:span text:style-name="T36">1010</text:span>0|<text:span text:style-name="T36">101</text:span></text:p>
            <text:p text:style-name="P30"><text:span text:style-name="T37">1</text:span><text:span text:style-name="T36">1010</text:span>0|<text:span text:style-name="T36">10</text:span></text:p>
          </table:table-cell>
          <table:table-cell table:style-name="Таблица3.E2" office:value-type="string">
            <text:p text:style-name="P35">Сложение СЧП с множимым</text:p>
            <text:p text:style-name="P29"/>
            <text:p text:style-name="P29">Сдвиг СЧП и множителя вправо</text:p>
          </table:table-cell>
        </table:table-row>
        <table:table-row>
          <table:table-cell table:style-name="Таблица3.A2" office:value-type="string">
            <text:p text:style-name="P25">7</text:p>
          </table:table-cell>
          <table:table-cell table:style-name="Таблица3.A2" office:value-type="string">
            <text:p text:style-name="P101">СЧП→</text:p>
          </table:table-cell>
          <table:table-cell table:style-name="Таблица3.A2" office:value-type="string">
            <text:p text:style-name="P39"><text:span text:style-name="T37">00</text:span>000111</text:p>
          </table:table-cell>
          <table:table-cell table:style-name="Таблица3.A2" office:value-type="string">
            <text:p text:style-name="P30"><text:span text:style-name="T37">11</text:span><text:span text:style-name="T36">1010</text:span>0|<text:span text:style-name="T36">1</text:span></text:p>
          </table:table-cell>
          <table:table-cell table:style-name="Таблица3.E2" office:value-type="string">
            <text:p text:style-name="P30">Сдвиг СЧП и множителя вправо</text:p>
          </table:table-cell>
        </table:table-row>
        <table:table-row>
          <table:table-cell table:style-name="Таблица3.A2" office:value-type="string">
            <text:p text:style-name="P25">8</text:p>
          </table:table-cell>
          <table:table-cell table:style-name="Таблица3.A2" office:value-type="string">
            <text:p text:style-name="P87"><text:span text:style-name="T1">[A]</text:span><text:span text:style-name="T4">пр</text:span></text:p>
            <text:p text:style-name="P93">СЧП</text:p>
            <text:p text:style-name="P98">СЧП→</text:p>
          </table:table-cell>
          <table:table-cell table:style-name="Таблица3.A2" office:value-type="string">
            <text:p text:style-name="P45">00010111</text:p>
            <text:p text:style-name="P2"><text:span text:style-name="T15">000</text:span><text:span text:style-name="T16">11110</text:span></text:p>
            <text:p text:style-name="P39"><text:span text:style-name="T37">0</text:span>000<text:span text:style-name="T37">1111</text:span></text:p>
          </table:table-cell>
          <table:table-cell table:style-name="Таблица3.A2" office:value-type="string">
            <text:p text:style-name="Table_20_Contents"/>
            <text:p text:style-name="P30"><text:span text:style-name="T37">11</text:span><text:span text:style-name="T36">1010</text:span>0|<text:span text:style-name="T36">1</text:span></text:p>
            <text:p text:style-name="P30"><text:span text:style-name="T37">011</text:span><text:span text:style-name="T36">1010</text:span>0</text:p>
          </table:table-cell>
          <table:table-cell table:style-name="Таблица3.E2" office:value-type="string">
            <text:p text:style-name="P35">Сложение СЧП с множимым</text:p>
            <text:p text:style-name="P29"/>
            <text:p text:style-name="P29">Сдвиг СЧП и множителя вправо</text:p>
          </table:table-cell>
        </table:table-row>
        <table:table-row>
          <table:table-cell table:style-name="Таблица3.A2" office:value-type="string">
            <text:p text:style-name="P42">9</text:p>
          </table:table-cell>
          <table:table-cell table:style-name="Таблица3.A2" office:value-type="string">
            <text:p text:style-name="P90">[-A]<text:span text:style-name="T3">доп</text:span></text:p>
            <text:p text:style-name="P90">СЧП</text:p>
          </table:table-cell>
          <table:table-cell table:style-name="Таблица3.A2" office:value-type="string">
            <text:p text:style-name="P54">11101001</text:p>
            <text:p text:style-name="P43">11111000</text:p>
          </table:table-cell>
          <table:table-cell table:style-name="Таблица3.A2" office:value-type="string">
            <text:p text:style-name="P60"/>
            <text:p text:style-name="P58">01110100</text:p>
          </table:table-cell>
          <table:table-cell table:style-name="Таблица3.E2" office:value-type="string">
            <text:p text:style-name="P43">Коррекция результата сложение старших разрядов СЧП с дополнением множимого</text:p>
          </table:table-cell>
        </table:table-row>
      </table:table>
      <text:p text:style-name="Text_20_body">Полученный результат отрицателен и представлен в дополнительном коде: <draw:frame draw:style-name="fr2" draw:name="Объект4" text:anchor-type="as-char" svg:y="-0.386cm" svg:width="7.966cm" svg:height="0.542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Text_20_body">Для проверки правильности результата необходимо предварительно перевести его в прямой код:</text:p>
      <text:p text:style-name="Text_20_body"><draw:frame draw:style-name="fr2" draw:name="Объект5" text:anchor-type="as-char" svg:y="-0.386cm" svg:width="7.387cm" svg:height="0.542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62">г) А &lt; 0, B &lt; 0:</text:p>
      <text:p text:style-name="P158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>
          <table:table-cell table:style-name="Таблица4.A1" office:value-type="string">
            <text:p text:style-name="P13">№ шага</text:p>
          </table:table-cell>
          <table:table-cell table:style-name="Таблица4.A1" office:value-type="string">
            <text:p text:style-name="P13">Операнды и действия</text:p>
          </table:table-cell>
          <table:table-cell table:style-name="Таблица4.A1" office:value-type="string">
            <text:p text:style-name="P13">СЧП (старшие разряды)</text:p>
          </table:table-cell>
          <table:table-cell table:style-name="Таблица4.A1" office:value-type="string">
            <text:p text:style-name="P13">Множитель и СЧП (младшие разряды)</text:p>
          </table:table-cell>
          <table:table-cell table:style-name="Таблица4.E1" office:value-type="string">
            <text:p text:style-name="P13">Пояснения</text:p>
          </table:table-cell>
        </table:table-row>
        <table:table-row>
          <table:table-cell table:style-name="Таблица4.A2" office:value-type="string">
            <text:p text:style-name="P13">1</text:p>
          </table:table-cell>
          <table:table-cell table:style-name="Таблица4.A2" office:value-type="string">
            <text:p text:style-name="P13">2</text:p>
          </table:table-cell>
          <table:table-cell table:style-name="Таблица4.A2" office:value-type="string">
            <text:p text:style-name="P13">3</text:p>
          </table:table-cell>
          <table:table-cell table:style-name="Таблица4.A2" office:value-type="string">
            <text:p text:style-name="P13">4</text:p>
          </table:table-cell>
          <table:table-cell table:style-name="Таблица4.E2" office:value-type="string">
            <text:p text:style-name="P13">5</text:p>
          </table:table-cell>
        </table:table-row>
        <table:table-row>
          <table:table-cell table:style-name="Таблица4.A2" office:value-type="string">
            <text:p text:style-name="P13">0</text:p>
          </table:table-cell>
          <table:table-cell table:style-name="Таблица4.A2" office:value-type="string">
            <text:p text:style-name="P13">СЧП</text:p>
          </table:table-cell>
          <table:table-cell table:style-name="Таблица4.A2" office:value-type="string">
            <text:p text:style-name="P22">00000000</text:p>
          </table:table-cell>
          <table:table-cell table:style-name="Таблица4.A2" office:value-type="string">
            <text:p text:style-name="P40">10101100</text:p>
          </table:table-cell>
          <table:table-cell table:style-name="Таблица4.E2" office:value-type="string">
            <text:p text:style-name="P22">Обнуление старших разрядов СЧП</text:p>
          </table:table-cell>
        </table:table-row>
        <table:table-row>
          <table:table-cell table:style-name="Таблица4.A2" office:value-type="string">
            <text:p text:style-name="P17">1</text:p>
          </table:table-cell>
          <table:table-cell table:style-name="Таблица4.A2" office:value-type="string">
            <text:p text:style-name="P94">СЧП→</text:p>
          </table:table-cell>
          <table:table-cell table:style-name="Таблица4.A2" office:value-type="string">
            <text:p text:style-name="P171"><text:span text:style-name="T28">0</text:span><text:span text:style-name="T29">0000000</text:span></text:p>
          </table:table-cell>
          <table:table-cell table:style-name="Таблица4.A2" office:value-type="string">
            <text:p text:style-name="P40"><text:span text:style-name="T38">0</text:span><text:span text:style-name="T39">|</text:span>1010110</text:p>
          </table:table-cell>
          <table:table-cell table:style-name="Таблица4.E2" office:value-type="string">
            <text:p text:style-name="P171"><text:span text:style-name="T28">С</text:span><text:span text:style-name="T29">двиг СЧП и множителя вправо</text:span></text:p>
          </table:table-cell>
        </table:table-row>
        <table:table-row>
          <table:table-cell table:style-name="Таблица4.A2" office:value-type="string">
            <text:p text:style-name="P17">2</text:p>
          </table:table-cell>
          <table:table-cell table:style-name="Таблица4.A2" office:value-type="string">
            <text:p text:style-name="P94">СЧП→</text:p>
          </table:table-cell>
          <table:table-cell table:style-name="Таблица4.A2" office:value-type="string">
            <text:p text:style-name="P171"><text:span text:style-name="T28">00</text:span><text:span text:style-name="T29">000000</text:span></text:p>
          </table:table-cell>
          <table:table-cell table:style-name="Таблица4.A2" office:value-type="string">
            <text:p text:style-name="P41"><text:span text:style-name="T39">0</text:span><text:span text:style-name="T38">0</text:span><text:span text:style-name="T39">|</text:span>101011</text:p>
          </table:table-cell>
          <table:table-cell table:style-name="Таблица4.E2" office:value-type="string">
            <text:p text:style-name="P171"><text:span text:style-name="T28">С</text:span><text:span text:style-name="T29">двиг СЧП и множителя вправо</text:span></text:p>
          </table:table-cell>
        </table:table-row>
        <table:table-row>
          <table:table-cell table:style-name="Таблица4.A2" office:value-type="string">
            <text:p text:style-name="P17">3</text:p>
          </table:table-cell>
          <table:table-cell table:style-name="Таблица4.A2" office:value-type="string">
            <text:p text:style-name="P88"><text:span text:style-name="T1">[A]</text:span><text:span text:style-name="T5">доп</text:span></text:p>
            <text:p text:style-name="P94">СЧП</text:p>
            <text:p text:style-name="P99">СЧП→</text:p>
          </table:table-cell>
          <table:table-cell table:style-name="Таблица4.A2" office:value-type="string">
            <text:p text:style-name="P46"><text:span text:style-name="T34">1110100</text:span>1</text:p>
            <text:p text:style-name="P172"><text:span text:style-name="T31">1</text:span><text:span text:style-name="T28">1</text:span><text:span text:style-name="T31">1</text:span><text:span text:style-name="T29">0</text:span><text:span text:style-name="T31">1</text:span><text:span text:style-name="T29">00</text:span><text:span text:style-name="T31">1</text:span></text:p>
            <text:p text:style-name="P172"><text:span text:style-name="T31">11</text:span><text:span text:style-name="T28">1</text:span><text:span text:style-name="T31">1</text:span><text:span text:style-name="T29">0</text:span><text:span text:style-name="T31">1</text:span><text:span text:style-name="T29">00</text:span></text:p>
          </table:table-cell>
          <table:table-cell table:style-name="Таблица4.A2" office:value-type="string">
            <text:p text:style-name="P22"/>
            <text:p text:style-name="P41"><text:span text:style-name="T39">0</text:span><text:span text:style-name="T38">0</text:span><text:span text:style-name="T39">|</text:span>101011</text:p>
            <text:p text:style-name="P41"><text:span text:style-name="T39">10</text:span><text:span text:style-name="T38">0</text:span><text:span text:style-name="T39">|</text:span>10101</text:p>
          </table:table-cell>
          <table:table-cell table:style-name="Таблица4.E2" office:value-type="string">
            <text:p text:style-name="P36">Сложение СЧП с мнгожимым</text:p>
            <text:p text:style-name="P31"><text:span text:style-name="T34">Модифицированный с</text:span>двиг СЧП и множителя вправо</text:p>
          </table:table-cell>
        </table:table-row>
        <table:table-row>
          <table:table-cell table:style-name="Таблица4.A2" office:value-type="string">
            <text:p text:style-name="P61">4</text:p>
          </table:table-cell>
          <table:table-cell table:style-name="Таблица4.A2" office:value-type="string">
            <text:p text:style-name="P89"><text:span text:style-name="T1">[A]</text:span><text:span text:style-name="T5">доп</text:span></text:p>
            <text:p text:style-name="P95">СЧП</text:p>
            <text:p text:style-name="P100">СЧП→</text:p>
          </table:table-cell>
          <table:table-cell table:style-name="Таблица4.A2" office:value-type="string">
            <text:p text:style-name="P47"><text:span text:style-name="T34">1110100</text:span>1</text:p>
            <text:p text:style-name="P172"><text:span text:style-name="T20">1</text:span><text:span text:style-name="T21">10</text:span><text:span text:style-name="T20">11101</text:span></text:p>
            <text:p text:style-name="P172"><text:span text:style-name="T20">11</text:span><text:span text:style-name="T21">10</text:span><text:span text:style-name="T20">1110</text:span></text:p>
          </table:table-cell>
          <table:table-cell table:style-name="Таблица4.A2" office:value-type="string">
            <text:p text:style-name="P31"/>
            <text:p text:style-name="P41"><text:span text:style-name="T39">10</text:span><text:span text:style-name="T38">0</text:span><text:span text:style-name="T39">|</text:span>10101</text:p>
            <text:p text:style-name="P41"><text:span text:style-name="T39">110</text:span><text:span text:style-name="T38">0</text:span><text:span text:style-name="T39">|</text:span>1010</text:p>
          </table:table-cell>
          <table:table-cell table:style-name="Таблица4.E2" office:value-type="string">
            <text:p text:style-name="P37">Сложение СЧП с мнгожимым</text:p>
            <text:p text:style-name="P32"><text:span text:style-name="T34">Модифицированный с</text:span>двиг СЧП и множителя вправо</text:p>
          </table:table-cell>
        </table:table-row>
        <table:table-row>
          <table:table-cell table:style-name="Таблица4.A2" office:value-type="string">
            <text:p text:style-name="P61">5</text:p>
          </table:table-cell>
          <table:table-cell table:style-name="Таблица4.A2" office:value-type="string">
            <text:p text:style-name="P102">СЧП→</text:p>
          </table:table-cell>
          <table:table-cell table:style-name="Таблица4.A2" office:value-type="string">
            <text:p text:style-name="P172"><text:span text:style-name="T20">111</text:span><text:span text:style-name="T21">10</text:span><text:span text:style-name="T20">111</text:span></text:p>
          </table:table-cell>
          <table:table-cell table:style-name="Таблица4.A2" office:value-type="string">
            <text:p text:style-name="P41"><text:span text:style-name="T39">0110</text:span><text:span text:style-name="T38">0</text:span><text:span text:style-name="T39">|</text:span>101</text:p>
          </table:table-cell>
          <table:table-cell table:style-name="Таблица4.E2" office:value-type="string">
            <text:p text:style-name="P32"><text:span text:style-name="T34">Модифицированный с</text:span>двиг СЧП и множителя вправо</text:p>
          </table:table-cell>
        </table:table-row>
        <table:table-row>
          <table:table-cell table:style-name="Таблица4.A2" office:value-type="string">
            <text:p text:style-name="P61">6</text:p>
          </table:table-cell>
          <table:table-cell table:style-name="Таблица4.A2" office:value-type="string">
            <text:p text:style-name="P89"><text:span text:style-name="T1">[A]</text:span><text:span text:style-name="T5">доп</text:span></text:p>
            <text:p text:style-name="P95">СЧП</text:p>
            <text:p text:style-name="P100">СЧП→</text:p>
          </table:table-cell>
          <table:table-cell table:style-name="Таблица4.A2" office:value-type="string">
            <text:p text:style-name="P47"><text:span text:style-name="T34">1110100</text:span>1</text:p>
            <text:p text:style-name="P172"><text:span text:style-name="T20">11</text:span><text:span text:style-name="T21">100</text:span><text:span text:style-name="T20">000</text:span></text:p>
            <text:p text:style-name="P172"><text:span text:style-name="T20">111</text:span><text:span text:style-name="T21">100</text:span><text:span text:style-name="T20">00</text:span></text:p>
          </table:table-cell>
          <table:table-cell table:style-name="Таблица4.A2" office:value-type="string">
            <text:p text:style-name="P31"/>
            <text:p text:style-name="P41"><text:span text:style-name="T39">0110</text:span><text:span text:style-name="T38">0</text:span><text:span text:style-name="T39">|</text:span>101</text:p>
            <text:p text:style-name="P41"><text:span text:style-name="T39">00110</text:span><text:span text:style-name="T38">0</text:span><text:span text:style-name="T39">|</text:span>10</text:p>
          </table:table-cell>
          <table:table-cell table:style-name="Таблица4.E2" office:value-type="string">
            <text:p text:style-name="P37">Сложение СЧП с мнгожимым</text:p>
            <text:p text:style-name="P32"><text:span text:style-name="T34">Модифицированный с</text:span>двиг СЧП и множителя вправо</text:p>
          </table:table-cell>
        </table:table-row>
        <table:table-row>
          <table:table-cell table:style-name="Таблица4.A2" office:value-type="string">
            <text:p text:style-name="P61">7</text:p>
          </table:table-cell>
          <table:table-cell table:style-name="Таблица4.A2" office:value-type="string">
            <text:p text:style-name="P102">СЧП→</text:p>
          </table:table-cell>
          <table:table-cell table:style-name="Таблица4.A2" office:value-type="string">
            <text:p text:style-name="P172"><text:span text:style-name="T20">1111</text:span><text:span text:style-name="T21">100</text:span><text:span text:style-name="T20">0</text:span></text:p>
          </table:table-cell>
          <table:table-cell table:style-name="Таблица4.A2" office:value-type="string">
            <text:p text:style-name="P41"><text:span text:style-name="T39">000110</text:span><text:span text:style-name="T38">0</text:span><text:span text:style-name="T39">|</text:span>1</text:p>
          </table:table-cell>
          <table:table-cell table:style-name="Таблица4.E2" office:value-type="string">
            <text:p text:style-name="P32"><text:span text:style-name="T34">Модифицированный с</text:span>двиг СЧП и множителя вправо</text:p>
          </table:table-cell>
        </table:table-row>
        <table:table-row>
          <table:table-cell table:style-name="Таблица4.A2" office:value-type="string">
            <text:p text:style-name="P61">8</text:p>
          </table:table-cell>
          <table:table-cell table:style-name="Таблица4.A2" office:value-type="string">
            <text:p text:style-name="P89"><text:span text:style-name="T1">[A]</text:span><text:span text:style-name="T5">доп</text:span></text:p>
            <text:p text:style-name="P95">СЧП</text:p>
            <text:p text:style-name="P100">СЧП→</text:p>
          </table:table-cell>
          <table:table-cell table:style-name="Таблица4.A2" office:value-type="string">
            <text:p text:style-name="P47"><text:span text:style-name="T34">1110100</text:span>1</text:p>
            <text:p text:style-name="P172"><text:span text:style-name="T20">11</text:span><text:span text:style-name="T21">10000</text:span><text:span text:style-name="T20">1</text:span></text:p>
            <text:p text:style-name="P172"><text:span text:style-name="T20">111</text:span><text:span text:style-name="T21">1</text:span><text:span text:style-name="T20">0</text:span><text:span text:style-name="T21">000</text:span></text:p>
          </table:table-cell>
          <table:table-cell table:style-name="Таблица4.A2" office:value-type="string">
            <text:p text:style-name="P31"/>
            <text:p text:style-name="P41"><text:span text:style-name="T39">000110</text:span><text:span text:style-name="T38">0</text:span><text:span text:style-name="T39">|</text:span>1</text:p>
            <text:p text:style-name="P41"><text:span text:style-name="T39">1000110</text:span><text:span text:style-name="T38">0</text:span></text:p>
          </table:table-cell>
          <table:table-cell table:style-name="Таблица4.E2" office:value-type="string">
            <text:p text:style-name="P37">Сложение СЧП с мнгожимым</text:p>
            <text:p text:style-name="P32"><text:span text:style-name="T34">Модифицированный с</text:span>двиг СЧП и множителя вправо</text:p>
          </table:table-cell>
        </table:table-row>
        <table:table-row>
          <table:table-cell table:style-name="Таблица4.A2" office:value-type="string">
            <text:p text:style-name="P42">9</text:p>
          </table:table-cell>
          <table:table-cell table:style-name="Таблица4.A2" office:value-type="string">
            <text:p text:style-name="P90">[-A]<text:span text:style-name="T6">пр</text:span></text:p>
            <text:p text:style-name="P90">СЧП</text:p>
          </table:table-cell>
          <table:table-cell table:style-name="Таблица4.A2" office:value-type="string">
            <text:p text:style-name="P47">00010111</text:p>
            <text:p text:style-name="P172"><text:span text:style-name="T31">0000011</text:span><text:span text:style-name="T28">1</text:span></text:p>
          </table:table-cell>
          <table:table-cell table:style-name="Таблица4.A2" office:value-type="string">
            <text:p text:style-name="P60"/>
            <text:p text:style-name="P59"><text:span text:style-name="T39">1000110</text:span><text:span text:style-name="T38">0</text:span></text:p>
          </table:table-cell>
          <table:table-cell table:style-name="Таблица4.E2" office:value-type="string">
            <text:p text:style-name="P43">Коррекция результата сложение старших разрядов СЧП с дополнением множимого</text:p>
          </table:table-cell>
        </table:table-row>
      </table:table>
      <text:p text:style-name="Text_20_body">Полученный результат положителен и представлен в прямом коде:</text:p>
      <text:p text:style-name="Text_20_body"><draw:frame draw:style-name="fr2" draw:name="Объект6" text:anchor-type="as-char" svg:y="-0.386cm" svg:width="9.719cm" svg:height="0.542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164">2. Умножение в дополнительных кодах без коррекции.</text:p>
      <text:p text:style-name="P159">а) A &gt; 0, B &gt; 0: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>
          <table:table-cell table:style-name="Таблица5.A1" office:value-type="string">
            <text:p text:style-name="P116">1</text:p>
          </table:table-cell>
          <table:table-cell table:style-name="Таблица5.A1" office:value-type="string">
            <text:p text:style-name="P116">2</text:p>
          </table:table-cell>
          <table:table-cell table:style-name="Таблица5.A1" office:value-type="string">
            <text:p text:style-name="P116">3</text:p>
          </table:table-cell>
          <table:table-cell table:style-name="Таблица5.A1" office:value-type="string">
            <text:p text:style-name="P116">4</text:p>
          </table:table-cell>
          <table:table-cell table:style-name="Таблица5.E1" office:value-type="string">
            <text:p text:style-name="P116">5</text:p>
          </table:table-cell>
        </table:table-row>
        <table:table-row>
          <table:table-cell table:style-name="Таблица5.A2" office:value-type="string">
            <text:p text:style-name="P116">0</text:p>
          </table:table-cell>
          <table:table-cell table:style-name="Таблица5.A2" office:value-type="string">
            <text:p text:style-name="P116">СЧП</text:p>
          </table:table-cell>
          <table:table-cell table:style-name="Таблица5.A2" office:value-type="string">
            <text:p text:style-name="P120">00000000</text:p>
          </table:table-cell>
          <table:table-cell table:style-name="Таблица5.A2" office:value-type="string">
            <text:p text:style-name="P120">01010100</text:p>
          </table:table-cell>
          <table:table-cell table:style-name="Таблица5.E2" office:value-type="string">
            <text:p text:style-name="P120">Обнуление старщих разрядов СЧП</text:p>
          </table:table-cell>
        </table:table-row>
        <table:table-row>
          <table:table-cell table:style-name="Таблица5.A2" office:value-type="string">
            <text:p text:style-name="P116">1</text:p>
          </table:table-cell>
          <table:table-cell table:style-name="Таблица5.A2" office:value-type="string">
            <text:p text:style-name="P133">СЧП<text:span text:style-name="T1">→</text:span></text:p>
          </table:table-cell>
          <table:table-cell table:style-name="Таблица5.A2" office:value-type="string">
            <text:p text:style-name="P125">00000000</text:p>
          </table:table-cell>
          <table:table-cell table:style-name="Таблица5.A2" office:value-type="string">
            <text:p text:style-name="P125">0<text:span text:style-name="T42">|</text:span>0101010</text:p>
          </table:table-cell>
          <table:table-cell table:style-name="Таблица5.E2" office:value-type="string">
            <text:p text:style-name="P125">Младший разряд множителя равен 0:</text:p>
            <text:p text:style-name="P125">Сдвиг СЧП и множителя вправо</text:p>
          </table:table-cell>
        </table:table-row>
        <table:table-row>
          <table:table-cell table:style-name="Таблица5.A2" office:value-type="string">
            <text:p text:style-name="P116">2</text:p>
          </table:table-cell>
          <table:table-cell table:style-name="Таблица5.A2" office:value-type="string">
            <text:p text:style-name="P133">СЧП<text:span text:style-name="T1">→</text:span></text:p>
          </table:table-cell>
          <table:table-cell table:style-name="Таблица5.A2" office:value-type="string">
            <text:p text:style-name="P125">00000000</text:p>
          </table:table-cell>
          <table:table-cell table:style-name="Таблица5.A2" office:value-type="string">
            <text:p text:style-name="P125">00<text:span text:style-name="T42">|</text:span>010101</text:p>
          </table:table-cell>
          <table:table-cell table:style-name="Таблица5.E2" office:value-type="string">
            <text:p text:style-name="P125">При сдвиге младший разряд не изменился.</text:p>
            <text:p text:style-name="P125">Сдвиг СЧП и множителя вправо</text:p>
          </table:table-cell>
        </table:table-row>
        <table:table-row>
          <table:table-cell table:style-name="Таблица5.A2" office:value-type="string">
            <text:p text:style-name="P116">3</text:p>
          </table:table-cell>
          <table:table-cell table:style-name="Таблица5.A2" office:value-type="string">
            <text:p text:style-name="P133">[-A]<text:span text:style-name="T3">доп</text:span></text:p>
            <text:p text:style-name="P105">СЧП</text:p>
            <text:p text:style-name="P105"/>
            <text:p text:style-name="P105">СЧП<text:span text:style-name="T1">→</text:span></text:p>
          </table:table-cell>
          <table:table-cell table:style-name="Таблица5.A2" office:value-type="string">
            <text:p text:style-name="P48"><text:span text:style-name="T34">1110100</text:span>1</text:p>
            <text:p text:style-name="P62">11101001</text:p>
            <text:p text:style-name="P62"/>
            <text:p text:style-name="P62"><text:span text:style-name="T43">1</text:span>1110100</text:p>
          </table:table-cell>
          <table:table-cell table:style-name="Таблица5.A2" office:value-type="string">
            <text:p text:style-name="P1"/>
            <text:p text:style-name="P125">00<text:span text:style-name="T42">|</text:span>010101</text:p>
            <text:p text:style-name="P125"/>
            <text:p text:style-name="P125">100<text:span text:style-name="T42">|</text:span>01010</text:p>
          </table:table-cell>
          <table:table-cell table:style-name="Таблица5.E2" office:value-type="string">
            <text:p text:style-name="P3"><text:span text:style-name="T40">При сдвиге младший разряд множителя изменился с 0 на 1: </text:span><text:span text:style-name="T17">вычитание множимого из СЧП</text:span></text:p>
            <text:p text:style-name="P125">Сдвиг СЧП и множителя вправо</text:p>
          </table:table-cell>
        </table:table-row>
        <table:table-row>
          <table:table-cell table:style-name="Таблица5.A2" office:value-type="string">
            <text:p text:style-name="P116">4</text:p>
          </table:table-cell>
          <table:table-cell table:style-name="Таблица5.A2" office:value-type="string">
            <text:p text:style-name="P133">[A]<text:span text:style-name="T7">пр</text:span></text:p>
            <text:p text:style-name="P110">СЧП</text:p>
            <text:p text:style-name="P110"/>
            <text:p text:style-name="P105"><text:span text:style-name="T41">СЧП</text:span><text:span text:style-name="T2">→</text:span></text:p>
          </table:table-cell>
          <table:table-cell table:style-name="Таблица5.A2" office:value-type="string">
            <text:p text:style-name="P138">00010111</text:p>
            <text:p text:style-name="P140"><text:span text:style-name="T43">0</text:span>0001011</text:p>
            <text:p text:style-name="P140"/>
            <text:p text:style-name="P140">0<text:span text:style-name="T43">0</text:span>000101</text:p>
          </table:table-cell>
          <table:table-cell table:style-name="Таблица5.A2" office:value-type="string">
            <text:p text:style-name="P1"/>
            <text:p text:style-name="P125">100<text:span text:style-name="T42">|</text:span>01010</text:p>
            <text:p text:style-name="P125"/>
            <text:p text:style-name="P125">1100<text:span text:style-name="T42">|</text:span>0101</text:p>
          </table:table-cell>
          <table:table-cell table:style-name="Таблица5.E2" office:value-type="string">
            <text:p text:style-name="P125">При сдвиге младший разряд множителя изменился с 1 на 0: сложение СЧП с множимым</text:p>
            <text:p text:style-name="P125">Сдвиг СЧП и множителя вправо</text:p>
          </table:table-cell>
        </table:table-row>
        <table:table-row>
          <table:table-cell table:style-name="Таблица5.A2" office:value-type="string">
            <text:p text:style-name="P116">5</text:p>
          </table:table-cell>
          <table:table-cell table:style-name="Таблица5.A2" office:value-type="string">
            <text:p text:style-name="P133">[-A]<text:span text:style-name="T3">доп</text:span></text:p>
            <text:p text:style-name="P105">СЧП</text:p>
            <text:p text:style-name="P105"/>
            <text:p text:style-name="P105">СЧП<text:span text:style-name="T1">→</text:span></text:p>
          </table:table-cell>
          <table:table-cell table:style-name="Таблица5.A2" office:value-type="string">
            <text:p text:style-name="P48"><text:span text:style-name="T34">1110100</text:span>1</text:p>
            <text:p text:style-name="P4"><text:span text:style-name="T18">11</text:span><text:span text:style-name="T19">101110</text:span></text:p>
            <text:p text:style-name="P62"/>
            <text:p text:style-name="P67"><text:span text:style-name="T43">111</text:span>10111</text:p>
          </table:table-cell>
          <table:table-cell table:style-name="Таблица5.A2" office:value-type="string">
            <text:p text:style-name="P1"/>
            <text:p text:style-name="P126">1100<text:span text:style-name="T42">|</text:span>0101</text:p>
            <text:p text:style-name="P125"/>
            <text:p text:style-name="P126"><text:span text:style-name="T42">0</text:span>1100<text:span text:style-name="T42">|</text:span>010</text:p>
          </table:table-cell>
          <table:table-cell table:style-name="Таблица5.E2" office:value-type="string">
            <text:p text:style-name="P125">При сдвиге младший разряд множителя изменился с 0 на 1: <text:span text:style-name="T42">вычитание множимого из СЧП</text:span></text:p>
            <text:p text:style-name="P144">Сдвиг СЧП и множителя вправо</text:p>
          </table:table-cell>
        </table:table-row>
        <table:table-row>
          <table:table-cell table:style-name="Таблица5.A2" office:value-type="string">
            <text:p text:style-name="P116">6</text:p>
          </table:table-cell>
          <table:table-cell table:style-name="Таблица5.A2" office:value-type="string">
            <text:p text:style-name="P133">[A]<text:span text:style-name="T7">пр</text:span></text:p>
            <text:p text:style-name="P110">СЧП</text:p>
            <text:p text:style-name="P110"/>
            <text:p text:style-name="P105"><text:span text:style-name="T41">СЧП</text:span><text:span text:style-name="T2">→</text:span></text:p>
          </table:table-cell>
          <table:table-cell table:style-name="Таблица5.A2" office:value-type="string">
            <text:p text:style-name="P138">00010111</text:p>
            <text:p text:style-name="P4"><text:span text:style-name="T22">0000111</text:span><text:span text:style-name="T23">0</text:span></text:p>
            <text:p text:style-name="P140"/>
            <text:p text:style-name="P77">00000111</text:p>
          </table:table-cell>
          <table:table-cell table:style-name="Таблица5.A2" office:value-type="string">
            <text:p text:style-name="P1"/>
            <text:p text:style-name="P126"><text:span text:style-name="T42">0</text:span>1100<text:span text:style-name="T42">|</text:span>010</text:p>
            <text:p text:style-name="P125"/>
            <text:p text:style-name="P126"><text:span text:style-name="T42">00</text:span>1100<text:span text:style-name="T42">|</text:span>01</text:p>
          </table:table-cell>
          <table:table-cell table:style-name="Таблица5.E2" office:value-type="string">
            <text:p text:style-name="P125">При сдвиге младший разряд множителя изменился с 1 на 0: сложение СЧП с множимым</text:p>
            <text:p text:style-name="P125">Сдвиг СЧП и множителя вправо</text:p>
          </table:table-cell>
        </table:table-row>
        <table:table-row>
          <table:table-cell table:style-name="Таблица5.A2" office:value-type="string">
            <text:p text:style-name="P116">7</text:p>
          </table:table-cell>
          <table:table-cell table:style-name="Таблица5.A2" office:value-type="string">
            <text:p text:style-name="P133">[-A]<text:span text:style-name="T3">доп</text:span></text:p>
            <text:p text:style-name="P105">СЧП</text:p>
            <text:p text:style-name="P105"/>
            <text:p text:style-name="P105">СЧП<text:span text:style-name="T1">→</text:span></text:p>
          </table:table-cell>
          <table:table-cell table:style-name="Таблица5.A2" office:value-type="string">
            <text:p text:style-name="P48"><text:span text:style-name="T34">1110100</text:span>1</text:p>
            <text:p text:style-name="P66">11110000</text:p>
            <text:p text:style-name="P62"/>
            <text:p text:style-name="P4"><text:span text:style-name="T18">11111</text:span><text:span text:style-name="T19">000</text:span></text:p>
          </table:table-cell>
          <table:table-cell table:style-name="Таблица5.A2" office:value-type="string">
            <text:p text:style-name="P1"/>
            <text:p text:style-name="P126"><text:span text:style-name="T42">00</text:span>1100<text:span text:style-name="T42">|</text:span>01</text:p>
            <text:p text:style-name="P125"/>
            <text:p text:style-name="P126"><text:span text:style-name="T42">000</text:span>1100<text:span text:style-name="T42">|</text:span>0</text:p>
          </table:table-cell>
          <table:table-cell table:style-name="Таблица5.E2" office:value-type="string">
            <text:p text:style-name="P125">При сдвиге младший разряд множителя изменился с 0 на 1: <text:span text:style-name="T42">вычитание множимого из СЧП</text:span></text:p>
            <text:p text:style-name="P144">Сдвиг СЧП и множителя вправо</text:p>
          </table:table-cell>
        </table:table-row>
        <table:table-row>
          <table:table-cell table:style-name="Таблица5.A2" office:value-type="string">
            <text:p text:style-name="P116">8</text:p>
          </table:table-cell>
          <table:table-cell table:style-name="Таблица5.A2" office:value-type="string">
            <text:p text:style-name="P133">[A]<text:span text:style-name="T7">пр</text:span></text:p>
            <text:p text:style-name="P110">СЧП</text:p>
            <text:p text:style-name="P110"/>
            <text:p text:style-name="P105"><text:span text:style-name="T41">СЧП</text:span><text:span text:style-name="T2">→</text:span></text:p>
          </table:table-cell>
          <table:table-cell table:style-name="Таблица5.A2" office:value-type="string">
            <text:p text:style-name="P138">00010111</text:p>
            <text:p text:style-name="P71">000<text:span text:style-name="T43">01</text:span>111</text:p>
            <text:p text:style-name="P140"/>
            <text:p text:style-name="P4"><text:span text:style-name="T22">0</text:span><text:span text:style-name="T23">00001</text:span><text:span text:style-name="T22">1</text:span><text:span text:style-name="T23">1</text:span></text:p>
          </table:table-cell>
          <table:table-cell table:style-name="Таблица5.A2" office:value-type="string">
            <text:p text:style-name="P1"/>
            <text:p text:style-name="P126"><text:span text:style-name="T42">000</text:span>1100<text:span text:style-name="T42">|</text:span>0</text:p>
            <text:p text:style-name="P125"/>
            <text:p text:style-name="P126"><text:span text:style-name="T43">10</text:span><text:span text:style-name="T42">00</text:span>1100</text:p>
          </table:table-cell>
          <table:table-cell table:style-name="Таблица5.E2" office:value-type="string">
            <text:p text:style-name="P125">При сдвиге младший разряд множителя изменился с 1 на 0: сложение СЧП с множимым</text:p>
            <text:p text:style-name="P125">Сдвиг СЧП и множителя вправо</text:p>
          </table:table-cell>
        </table:table-row>
      </table:table>
      <text:p text:style-name="P160">Полученный результат положителен и представлен в прямом коде:</text:p>
      <text:p text:style-name="P160"><draw:frame draw:style-name="fr2" draw:name="Объект7" text:anchor-type="as-char" svg:y="-0.386cm" svg:width="9.465cm" svg:height="0.542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65">б)А &lt; 0, B &gt; 0;</text:p>
      <text:p text:style-name="P161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P117">1</text:p>
          </table:table-cell>
          <table:table-cell table:style-name="Таблица6.A1" office:value-type="string">
            <text:p text:style-name="P117">2</text:p>
          </table:table-cell>
          <table:table-cell table:style-name="Таблица6.A1" office:value-type="string">
            <text:p text:style-name="P117">3</text:p>
          </table:table-cell>
          <table:table-cell table:style-name="Таблица6.A1" office:value-type="string">
            <text:p text:style-name="P117">4</text:p>
          </table:table-cell>
          <table:table-cell table:style-name="Таблица6.E1" office:value-type="string">
            <text:p text:style-name="P117">5</text:p>
          </table:table-cell>
        </table:table-row>
        <table:table-row>
          <table:table-cell table:style-name="Таблица6.A2" office:value-type="string">
            <text:p text:style-name="P117">0</text:p>
          </table:table-cell>
          <table:table-cell table:style-name="Таблица6.A2" office:value-type="string">
            <text:p text:style-name="P117">СЧП</text:p>
          </table:table-cell>
          <table:table-cell table:style-name="Таблица6.A2" office:value-type="string">
            <text:p text:style-name="P121">00000000</text:p>
          </table:table-cell>
          <table:table-cell table:style-name="Таблица6.A2" office:value-type="string">
            <text:p text:style-name="P121">01010100</text:p>
          </table:table-cell>
          <table:table-cell table:style-name="Таблица6.E2" office:value-type="string">
            <text:p text:style-name="P121">Обнуление старщих разрядов СЧП</text:p>
          </table:table-cell>
        </table:table-row>
        <table:table-row>
          <table:table-cell table:style-name="Таблица6.A2" office:value-type="string">
            <text:p text:style-name="P117">1</text:p>
          </table:table-cell>
          <table:table-cell table:style-name="Таблица6.A2" office:value-type="string">
            <text:p text:style-name="P134">СЧП<text:span text:style-name="T1">→</text:span></text:p>
          </table:table-cell>
          <table:table-cell table:style-name="Таблица6.A2" office:value-type="string">
            <text:p text:style-name="P127"><text:span text:style-name="T46">0</text:span>0000000</text:p>
          </table:table-cell>
          <table:table-cell table:style-name="Таблица6.A2" office:value-type="string">
            <text:p text:style-name="P127">0<text:span text:style-name="T42">|</text:span>0101010</text:p>
          </table:table-cell>
          <table:table-cell table:style-name="Таблица6.E2" office:value-type="string">
            <text:p text:style-name="P127">Младший разряд множителя равен 0:</text:p>
            <text:p text:style-name="P127">Сдвиг СЧП и множителя вправо</text:p>
          </table:table-cell>
        </table:table-row>
        <table:table-row>
          <table:table-cell table:style-name="Таблица6.A2" office:value-type="string">
            <text:p text:style-name="P117">2</text:p>
          </table:table-cell>
          <table:table-cell table:style-name="Таблица6.A2" office:value-type="string">
            <text:p text:style-name="P134">СЧП<text:span text:style-name="T1">→</text:span></text:p>
          </table:table-cell>
          <table:table-cell table:style-name="Таблица6.A2" office:value-type="string">
            <text:p text:style-name="P127"><text:span text:style-name="T46">0</text:span>000000</text:p>
          </table:table-cell>
          <table:table-cell table:style-name="Таблица6.A2" office:value-type="string">
            <text:p text:style-name="P127">00<text:span text:style-name="T42">|</text:span>010101</text:p>
          </table:table-cell>
          <table:table-cell table:style-name="Таблица6.E2" office:value-type="string">
            <text:p text:style-name="P127">При сдвиге младший разряд не изменился.</text:p>
            <text:p text:style-name="P127">Сдвиг СЧП и множителя вправо</text:p>
          </table:table-cell>
        </table:table-row>
        <table:table-row>
          <table:table-cell table:style-name="Таблица6.A2" office:value-type="string">
            <text:p text:style-name="P117">3</text:p>
          </table:table-cell>
          <table:table-cell table:style-name="Таблица6.A2" office:value-type="string">
            <text:p text:style-name="P134">[-A]<text:span text:style-name="T9">пр</text:span></text:p>
            <text:p text:style-name="P106">СЧП</text:p>
            <text:p text:style-name="P106"/>
            <text:p text:style-name="P106">СЧП<text:span text:style-name="T1">→</text:span></text:p>
          </table:table-cell>
          <table:table-cell table:style-name="Таблица6.A2" office:value-type="string">
            <text:p text:style-name="P55">00010111</text:p>
            <text:p text:style-name="P68"><text:span text:style-name="T44">0</text:span>0010111</text:p>
            <text:p text:style-name="P63"/>
            <text:p text:style-name="P68">00001011</text:p>
          </table:table-cell>
          <table:table-cell table:style-name="Таблица6.A2" office:value-type="string">
            <text:p text:style-name="P5"/>
            <text:p text:style-name="P127">00<text:span text:style-name="T42">|</text:span>010101</text:p>
            <text:p text:style-name="P127"/>
            <text:p text:style-name="P127">100<text:span text:style-name="T42">|</text:span>01010</text:p>
          </table:table-cell>
          <table:table-cell table:style-name="Таблица6.E2" office:value-type="string">
            <text:p text:style-name="P5"><text:span text:style-name="T40">При сдвиге младший разряд множителя изменился с 0 на 1: </text:span><text:span text:style-name="T17">вычитание множимого из СЧП</text:span></text:p>
            <text:p text:style-name="P127">Сдвиг СЧП и множителя вправо</text:p>
          </table:table-cell>
        </table:table-row>
        <table:table-row>
          <table:table-cell table:style-name="Таблица6.A2" office:value-type="string">
            <text:p text:style-name="P117">4</text:p>
          </table:table-cell>
          <table:table-cell table:style-name="Таблица6.A2" office:value-type="string">
            <text:p text:style-name="P134">[A]<text:span text:style-name="T8">доп</text:span></text:p>
            <text:p text:style-name="P111">СЧП</text:p>
            <text:p text:style-name="P111"/>
            <text:p text:style-name="P106"><text:span text:style-name="T41">СЧП</text:span><text:span text:style-name="T2">→</text:span></text:p>
          </table:table-cell>
          <table:table-cell table:style-name="Таблица6.A2" office:value-type="string">
            <text:p text:style-name="P49"><text:span text:style-name="T34">1110100</text:span>1</text:p>
            <text:p text:style-name="P72"><text:span text:style-name="T44">1</text:span>1110100</text:p>
            <text:p text:style-name="P141"/>
            <text:p text:style-name="P72"><text:span text:style-name="T44">1</text:span>1111010</text:p>
          </table:table-cell>
          <table:table-cell table:style-name="Таблица6.A2" office:value-type="string">
            <text:p text:style-name="P5"/>
            <text:p text:style-name="P127">100<text:span text:style-name="T42">|</text:span>01010</text:p>
            <text:p text:style-name="P127"/>
            <text:p text:style-name="P128"><text:span text:style-name="T45">0</text:span>100<text:span text:style-name="T42">|</text:span>0101</text:p>
          </table:table-cell>
          <table:table-cell table:style-name="Таблица6.E2" office:value-type="string">
            <text:p text:style-name="P127">При сдвиге младший разряд множителя изменился с 1 на 0: сложение СЧП с множимым</text:p>
            <text:p text:style-name="P127">Сдвиг СЧП и множителя вправо</text:p>
          </table:table-cell>
        </table:table-row>
        <table:table-row>
          <table:table-cell table:style-name="Таблица6.A2" office:value-type="string">
            <text:p text:style-name="P117">5</text:p>
          </table:table-cell>
          <table:table-cell table:style-name="Таблица6.A2" office:value-type="string">
            <text:p text:style-name="P134">[-A]<text:span text:style-name="T9">пр</text:span></text:p>
            <text:p text:style-name="P106">СЧП</text:p>
            <text:p text:style-name="P106"/>
            <text:p text:style-name="P106">СЧП<text:span text:style-name="T1">→</text:span></text:p>
          </table:table-cell>
          <table:table-cell table:style-name="Таблица6.A2" office:value-type="string">
            <text:p text:style-name="P55">00010111</text:p>
            <text:p text:style-name="P68">00010001</text:p>
            <text:p text:style-name="P63"/>
            <text:p text:style-name="P68">00001000</text:p>
          </table:table-cell>
          <table:table-cell table:style-name="Таблица6.A2" office:value-type="string">
            <text:p text:style-name="P5"/>
            <text:p text:style-name="P128"><text:span text:style-name="T45">0</text:span>100<text:span text:style-name="T42">|</text:span>0101</text:p>
            <text:p text:style-name="P127"/>
            <text:p text:style-name="P128"><text:span text:style-name="T45">10</text:span>100<text:span text:style-name="T42">|</text:span>010</text:p>
          </table:table-cell>
          <table:table-cell table:style-name="Таблица6.E2" office:value-type="string">
            <text:p text:style-name="P127">При сдвиге младший разряд множителя изменился с 0 на 1: <text:span text:style-name="T42">вычитание множимого из СЧП</text:span></text:p>
            <text:p text:style-name="P145">Сдвиг СЧП и множителя вправо</text:p>
          </table:table-cell>
        </table:table-row>
        <table:table-row>
          <table:table-cell table:style-name="Таблица6.A2" office:value-type="string">
            <text:p text:style-name="P117">6</text:p>
          </table:table-cell>
          <table:table-cell table:style-name="Таблица6.A2" office:value-type="string">
            <text:p text:style-name="P134">[A]<text:span text:style-name="T8">доп</text:span></text:p>
            <text:p text:style-name="P111">СЧП</text:p>
            <text:p text:style-name="P111"/>
            <text:p text:style-name="P106"><text:span text:style-name="T41">СЧП</text:span><text:span text:style-name="T2">→</text:span></text:p>
          </table:table-cell>
          <table:table-cell table:style-name="Таблица6.A2" office:value-type="string">
            <text:p text:style-name="P49"><text:span text:style-name="T34">1110100</text:span>1</text:p>
            <text:p text:style-name="P72"><text:span text:style-name="T44">1</text:span>1110001</text:p>
            <text:p text:style-name="P141"/>
            <text:p text:style-name="P72">11111000</text:p>
          </table:table-cell>
          <table:table-cell table:style-name="Таблица6.A2" office:value-type="string">
            <text:p text:style-name="P5"/>
            <text:p text:style-name="P127"><text:span text:style-name="T44">1</text:span><text:span text:style-name="T46">0</text:span>100<text:span text:style-name="T42">|</text:span>010</text:p>
            <text:p text:style-name="P127"/>
            <text:p text:style-name="P128"><text:span text:style-name="T45">1</text:span><text:span text:style-name="T44">1</text:span><text:span text:style-name="T46">0</text:span>100<text:span text:style-name="T42">|</text:span>01</text:p>
          </table:table-cell>
          <table:table-cell table:style-name="Таблица6.E2" office:value-type="string">
            <text:p text:style-name="P127">При сдвиге младший разряд множителя изменился с 1 на 0: сложение СЧП с множимым</text:p>
            <text:p text:style-name="P127">Сдвиг СЧП и множителя вправо</text:p>
          </table:table-cell>
        </table:table-row>
        <table:table-row>
          <table:table-cell table:style-name="Таблица6.A2" office:value-type="string">
            <text:p text:style-name="P117">7</text:p>
          </table:table-cell>
          <table:table-cell table:style-name="Таблица6.A2" office:value-type="string">
            <text:p text:style-name="P134">[-A]<text:span text:style-name="T9">пр</text:span></text:p>
            <text:p text:style-name="P106">СЧП</text:p>
            <text:p text:style-name="P106"/>
            <text:p text:style-name="P106">СЧП<text:span text:style-name="T1">→</text:span></text:p>
          </table:table-cell>
          <table:table-cell table:style-name="Таблица6.A2" office:value-type="string">
            <text:p text:style-name="P55">00010111</text:p>
            <text:p text:style-name="P68"><text:span text:style-name="T45">0</text:span>0001111</text:p>
            <text:p text:style-name="P63"/>
            <text:p text:style-name="P68"><text:span text:style-name="T45">0</text:span>0000111</text:p>
          </table:table-cell>
          <table:table-cell table:style-name="Таблица6.A2" office:value-type="string">
            <text:p text:style-name="P5"/>
            <text:p text:style-name="P5"><text:span text:style-name="T44">11</text:span><text:span text:style-name="T24">0</text:span><text:span text:style-name="T40">100</text:span><text:span text:style-name="T42">|</text:span><text:span text:style-name="T40">01</text:span></text:p>
            <text:p text:style-name="P127"/>
            <text:p text:style-name="P6"><text:span text:style-name="T45">1</text:span><text:span text:style-name="T44">11</text:span><text:span text:style-name="T24">0</text:span><text:span text:style-name="T40">100</text:span><text:span text:style-name="T42">|</text:span><text:span text:style-name="T40">0</text:span></text:p>
          </table:table-cell>
          <table:table-cell table:style-name="Таблица6.E2" office:value-type="string">
            <text:p text:style-name="P127">При сдвиге младший разряд множителя изменился с 0 на 1: <text:span text:style-name="T42">вычитание множимого из СЧП</text:span></text:p>
            <text:p text:style-name="P145">Сдвиг СЧП и множителя вправо</text:p>
          </table:table-cell>
        </table:table-row>
        <table:table-row>
          <table:table-cell table:style-name="Таблица6.A2" office:value-type="string">
            <text:p text:style-name="P117">8</text:p>
          </table:table-cell>
          <table:table-cell table:style-name="Таблица6.A2" office:value-type="string">
            <text:p text:style-name="P134">[A]<text:span text:style-name="T8">доп</text:span></text:p>
            <text:p text:style-name="P111">СЧП</text:p>
            <text:p text:style-name="P111"/>
            <text:p text:style-name="P106"><text:span text:style-name="T41">СЧП</text:span><text:span text:style-name="T2">→</text:span></text:p>
          </table:table-cell>
          <table:table-cell table:style-name="Таблица6.A2" office:value-type="string">
            <text:p text:style-name="P49"><text:span text:style-name="T34">1110100</text:span>1</text:p>
            <text:p text:style-name="P72">11110000</text:p>
            <text:p text:style-name="P141"/>
            <text:p text:style-name="P72"><text:span text:style-name="T44">1</text:span>1111000</text:p>
          </table:table-cell>
          <table:table-cell table:style-name="Таблица6.A2" office:value-type="string">
            <text:p text:style-name="P5"/>
            <text:p text:style-name="P5"><text:span text:style-name="T44">111</text:span><text:span text:style-name="T24">0</text:span><text:span text:style-name="T40">100</text:span><text:span text:style-name="T42">|</text:span><text:span text:style-name="T40">0</text:span></text:p>
            <text:p text:style-name="P127"/>
            <text:p text:style-name="P6"><text:span text:style-name="T45">0</text:span><text:span text:style-name="T44">111</text:span><text:span text:style-name="T24">0</text:span><text:span text:style-name="T40">100</text:span><text:span text:style-name="T42">|</text:span></text:p>
          </table:table-cell>
          <table:table-cell table:style-name="Таблица6.E2" office:value-type="string">
            <text:p text:style-name="P127">При сдвиге младший разряд множителя изменился с 1 на 0: сложение СЧП с множимым</text:p>
            <text:p text:style-name="P127">Сдвиг СЧП и множителя вправо</text:p>
          </table:table-cell>
        </table:table-row>
      </table:table>
      <text:p text:style-name="Text_20_body">Полученный результат отрицателен и представлен в дополнительном коде:</text:p>
      <text:p text:style-name="Text_20_body"><draw:frame draw:style-name="fr2" draw:name="Объект8" text:anchor-type="as-char" svg:y="-0.594cm" svg:width="7.966cm" svg:height="1.102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166">в) A &gt; 0, B &lt; 0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118">1</text:p>
          </table:table-cell>
          <table:table-cell table:style-name="Таблица7.A1" office:value-type="string">
            <text:p text:style-name="P118">2</text:p>
          </table:table-cell>
          <table:table-cell table:style-name="Таблица7.A1" office:value-type="string">
            <text:p text:style-name="P118">3</text:p>
          </table:table-cell>
          <table:table-cell table:style-name="Таблица7.A1" office:value-type="string">
            <text:p text:style-name="P118">4</text:p>
          </table:table-cell>
          <table:table-cell table:style-name="Таблица7.E1" office:value-type="string">
            <text:p text:style-name="P118">5</text:p>
          </table:table-cell>
        </table:table-row>
        <table:table-row>
          <table:table-cell table:style-name="Таблица7.A2" office:value-type="string">
            <text:p text:style-name="P118">0</text:p>
          </table:table-cell>
          <table:table-cell table:style-name="Таблица7.A2" office:value-type="string">
            <text:p text:style-name="P118">СЧП</text:p>
          </table:table-cell>
          <table:table-cell table:style-name="Таблица7.A2" office:value-type="string">
            <text:p text:style-name="P122">00000000</text:p>
          </table:table-cell>
          <table:table-cell table:style-name="Таблица7.A2" office:value-type="string">
            <text:p text:style-name="P79">10101100</text:p>
          </table:table-cell>
          <table:table-cell table:style-name="Таблица7.E2" office:value-type="string">
            <text:p text:style-name="P122">Обнуление старщих разрядов СЧП</text:p>
          </table:table-cell>
        </table:table-row>
        <table:table-row>
          <table:table-cell table:style-name="Таблица7.A2" office:value-type="string">
            <text:p text:style-name="P118">1</text:p>
          </table:table-cell>
          <table:table-cell table:style-name="Таблица7.A2" office:value-type="string">
            <text:p text:style-name="P135">СЧП<text:span text:style-name="T1">→</text:span></text:p>
          </table:table-cell>
          <table:table-cell table:style-name="Таблица7.A2" office:value-type="string">
            <text:p text:style-name="P129">00000000</text:p>
          </table:table-cell>
          <table:table-cell table:style-name="Таблица7.A2" office:value-type="string">
            <text:p text:style-name="P7"><text:span text:style-name="T40">0</text:span><text:span text:style-name="T42">|</text:span><text:span text:style-name="T24">1010110</text:span></text:p>
          </table:table-cell>
          <table:table-cell table:style-name="Таблица7.E2" office:value-type="string">
            <text:p text:style-name="P129">Младший разряд множителя равен 0:</text:p>
            <text:p text:style-name="P129">Сдвиг СЧП и множителя вправо</text:p>
          </table:table-cell>
        </table:table-row>
        <table:table-row>
          <table:table-cell table:style-name="Таблица7.A2" office:value-type="string">
            <text:p text:style-name="P118">2</text:p>
          </table:table-cell>
          <table:table-cell table:style-name="Таблица7.A2" office:value-type="string">
            <text:p text:style-name="P135">СЧП<text:span text:style-name="T1">→</text:span></text:p>
          </table:table-cell>
          <table:table-cell table:style-name="Таблица7.A2" office:value-type="string">
            <text:p text:style-name="P129">00000000</text:p>
          </table:table-cell>
          <table:table-cell table:style-name="Таблица7.A2" office:value-type="string">
            <text:p text:style-name="P7"><text:span text:style-name="T40">00</text:span><text:span text:style-name="T42">|</text:span><text:span text:style-name="T24">101011</text:span></text:p>
          </table:table-cell>
          <table:table-cell table:style-name="Таблица7.E2" office:value-type="string">
            <text:p text:style-name="P129">При сдвиге младший разряд не изменился.</text:p>
            <text:p text:style-name="P129">Сдвиг СЧП и множителя вправо</text:p>
          </table:table-cell>
        </table:table-row>
        <table:table-row>
          <table:table-cell table:style-name="Таблица7.A2" office:value-type="string">
            <text:p text:style-name="P118">3</text:p>
          </table:table-cell>
          <table:table-cell table:style-name="Таблица7.A2" office:value-type="string">
            <text:p text:style-name="P135">[-A]<text:span text:style-name="T3">доп</text:span></text:p>
            <text:p text:style-name="P107">СЧП</text:p>
            <text:p text:style-name="P107"/>
            <text:p text:style-name="P107">СЧП<text:span text:style-name="T1">→</text:span></text:p>
          </table:table-cell>
          <table:table-cell table:style-name="Таблица7.A2" office:value-type="string">
            <text:p text:style-name="P50"><text:span text:style-name="T34">1110100</text:span>1</text:p>
            <text:p text:style-name="P64">11101001</text:p>
            <text:p text:style-name="P64"/>
            <text:p text:style-name="P69">11110100</text:p>
          </table:table-cell>
          <table:table-cell table:style-name="Таблица7.A2" office:value-type="string">
            <text:p text:style-name="P7"/>
            <text:p text:style-name="P7"><text:span text:style-name="T40">00</text:span><text:span text:style-name="T42">|</text:span><text:span text:style-name="T24">101011</text:span></text:p>
            <text:p text:style-name="P129"/>
            <text:p text:style-name="P7"><text:span text:style-name="T40">100</text:span><text:span text:style-name="T42">|</text:span><text:span text:style-name="T25">10101</text:span></text:p>
          </table:table-cell>
          <table:table-cell table:style-name="Таблица7.E2" office:value-type="string">
            <text:p text:style-name="P7"><text:span text:style-name="T40">При сдвиге младший разряд множителя изменился с 0 на 1: </text:span><text:span text:style-name="T17">вычитание множимого из СЧП</text:span></text:p>
            <text:p text:style-name="P129">Сдвиг СЧП и множителя вправо</text:p>
          </table:table-cell>
        </table:table-row>
        <table:table-row>
          <table:table-cell table:style-name="Таблица7.A2" office:value-type="string">
            <text:p text:style-name="P118">4</text:p>
          </table:table-cell>
          <table:table-cell table:style-name="Таблица7.A2" office:value-type="string">
            <text:p text:style-name="P135">СЧП<text:span text:style-name="T1">→</text:span></text:p>
          </table:table-cell>
          <table:table-cell table:style-name="Таблица7.A2" office:value-type="string">
            <text:p text:style-name="P82">11111010</text:p>
          </table:table-cell>
          <table:table-cell table:style-name="Таблица7.A2" office:value-type="string">
            <text:p text:style-name="P79">0100|1010</text:p>
          </table:table-cell>
          <table:table-cell table:style-name="Таблица7.E2" office:value-type="string">
            <text:p text:style-name="P129">При сдвиге младший разряд не изменился.</text:p>
            <text:p text:style-name="P129">Сдвиг СЧП и множителя вправо</text:p>
          </table:table-cell>
        </table:table-row>
        <table:table-row>
          <table:table-cell table:style-name="Таблица7.A2" office:value-type="string">
            <text:p text:style-name="P118">5</text:p>
          </table:table-cell>
          <table:table-cell table:style-name="Таблица7.A2" office:value-type="string">
            <text:p text:style-name="P135">[A]<text:span text:style-name="T7">пр</text:span></text:p>
            <text:p text:style-name="P112">СЧП</text:p>
            <text:p text:style-name="P112"/>
            <text:p text:style-name="P107"><text:span text:style-name="T41">СЧП</text:span><text:span text:style-name="T2">→</text:span></text:p>
          </table:table-cell>
          <table:table-cell table:style-name="Таблица7.A2" office:value-type="string">
            <text:p text:style-name="P139">00010111</text:p>
            <text:p text:style-name="P73"><text:span text:style-name="T42">0</text:span>0010001</text:p>
            <text:p text:style-name="P142"/>
            <text:p text:style-name="P78">00001000</text:p>
          </table:table-cell>
          <table:table-cell table:style-name="Таблица7.A2" office:value-type="string">
            <text:p text:style-name="P7"/>
            <text:p text:style-name="P81">0100|1010</text:p>
            <text:p text:style-name="P129"/>
            <text:p text:style-name="P129"><text:span text:style-name="T42">10</text:span>100<text:span text:style-name="T47">|</text:span>101</text:p>
          </table:table-cell>
          <table:table-cell table:style-name="Таблица7.E2" office:value-type="string">
            <text:p text:style-name="P8"><text:span text:style-name="T40">При сдвиге младший разряд множителя изменился с </text:span><text:span text:style-name="T17">1 </text:span><text:span text:style-name="T40">на </text:span><text:span text:style-name="T26">0</text:span><text:span text:style-name="T40">: сложение СЧП с множимым</text:span></text:p>
            <text:p text:style-name="P146">Сдвиг СЧП и множителя вправо</text:p>
          </table:table-cell>
        </table:table-row>
        <table:table-row>
          <table:table-cell table:style-name="Таблица7.A2" office:value-type="string">
            <text:p text:style-name="P118">6</text:p>
          </table:table-cell>
          <table:table-cell table:style-name="Таблица7.A2" office:value-type="string">
            <text:p text:style-name="P136">[-A]<text:span text:style-name="T3">доп</text:span></text:p>
            <text:p text:style-name="P108">СЧП</text:p>
            <text:p text:style-name="P108"/>
            <text:p text:style-name="P103">СЧП→</text:p>
          </table:table-cell>
          <table:table-cell table:style-name="Таблица7.A2" office:value-type="string">
            <text:p text:style-name="P51"><text:span text:style-name="T34">1110100</text:span>1</text:p>
            <text:p text:style-name="P73"><text:span text:style-name="T42">1</text:span>1110001</text:p>
            <text:p text:style-name="P142"/>
            <text:p text:style-name="P73">11111000</text:p>
          </table:table-cell>
          <table:table-cell table:style-name="Таблица7.A2" office:value-type="string">
            <text:p text:style-name="P7"/>
            <text:p text:style-name="P130"><text:span text:style-name="T42">10</text:span>100<text:span text:style-name="T47">|</text:span>101</text:p>
            <text:p text:style-name="P129"/>
            <text:p text:style-name="P7"><text:span text:style-name="T26">110100</text:span><text:span text:style-name="T42">|</text:span><text:span text:style-name="T26">10</text:span></text:p>
          </table:table-cell>
          <table:table-cell table:style-name="Таблица7.E2" office:value-type="string">
            <text:p text:style-name="P130">При сдвиге младший разряд множителя изменился с 0 на 1: <text:span text:style-name="T42">вычитание множимого из СЧП</text:span></text:p>
            <text:p text:style-name="P147">Сдвиг СЧП и множителя вправо</text:p>
          </table:table-cell>
        </table:table-row>
        <table:table-row>
          <table:table-cell table:style-name="Таблица7.A2" office:value-type="string">
            <text:p text:style-name="P118">7</text:p>
          </table:table-cell>
          <table:table-cell table:style-name="Таблица7.A2" office:value-type="string">
            <text:p text:style-name="P135">[A]<text:span text:style-name="T7">пр</text:span></text:p>
            <text:p text:style-name="P112">СЧП</text:p>
            <text:p text:style-name="P112"/>
            <text:p text:style-name="P107"><text:span text:style-name="T41">СЧП</text:span><text:span text:style-name="T2">→</text:span></text:p>
          </table:table-cell>
          <table:table-cell table:style-name="Таблица7.A2" office:value-type="string">
            <text:p text:style-name="P139">00010111</text:p>
            <text:p text:style-name="P75">00001111</text:p>
            <text:p text:style-name="P142"/>
            <text:p text:style-name="P74">00000111</text:p>
          </table:table-cell>
          <table:table-cell table:style-name="Таблица7.A2" office:value-type="string">
            <text:p text:style-name="P7"/>
            <text:p text:style-name="P130"><text:span text:style-name="T26">110100</text:span><text:span text:style-name="T42">|</text:span><text:span text:style-name="T26">10</text:span></text:p>
            <text:p text:style-name="P129"/>
            <text:p text:style-name="P150">1110100|1</text:p>
          </table:table-cell>
          <table:table-cell table:style-name="Таблица7.E2" office:value-type="string">
            <text:p text:style-name="P8"><text:span text:style-name="T40">При сдвиге младший разряд множителя изменился с </text:span><text:span text:style-name="T17">1 </text:span><text:span text:style-name="T40">на </text:span><text:span text:style-name="T26">0</text:span><text:span text:style-name="T40">: сложение СЧП с множимым</text:span></text:p>
            <text:p text:style-name="P146">Сдвиг СЧП и множителя вправо</text:p>
          </table:table-cell>
        </table:table-row>
        <table:table-row>
          <table:table-cell table:style-name="Таблица7.A2" office:value-type="string">
            <text:p text:style-name="P118">8</text:p>
          </table:table-cell>
          <table:table-cell table:style-name="Таблица7.A2" office:value-type="string">
            <text:p text:style-name="P136">[-A]<text:span text:style-name="T3">доп</text:span></text:p>
            <text:p text:style-name="P108">СЧП</text:p>
            <text:p text:style-name="P108"/>
            <text:p text:style-name="P103">СЧП→</text:p>
          </table:table-cell>
          <table:table-cell table:style-name="Таблица7.A2" office:value-type="string">
            <text:p text:style-name="P51"><text:span text:style-name="T34">1110100</text:span>1</text:p>
            <text:p text:style-name="P74">11110000</text:p>
            <text:p text:style-name="P142"/>
            <text:p text:style-name="P74">11111000</text:p>
          </table:table-cell>
          <table:table-cell table:style-name="Таблица7.A2" office:value-type="string">
            <text:p text:style-name="P7"/>
            <text:p text:style-name="P150">1110100|1</text:p>
            <text:p text:style-name="P129"/>
            <text:p text:style-name="P150"><text:span text:style-name="T26">0</text:span><text:span text:style-name="T13">1110100</text:span></text:p>
          </table:table-cell>
          <table:table-cell table:style-name="Таблица7.E2" office:value-type="string">
            <text:p text:style-name="P131">При сдвиге младший разряд множителя изменился с 0 на 1: <text:span text:style-name="T42">вычитание множимого из СЧП</text:span></text:p>
            <text:p text:style-name="P148">Сдвиг СЧП и множителя вправо</text:p>
          </table:table-cell>
        </table:table-row>
      </table:table>
      <text:p text:style-name="Text_20_body">Полученный результат отрицателен и представлен в дополнительном коде:</text:p>
      <text:p text:style-name="Text_20_body"><draw:frame draw:style-name="fr2" draw:name="Объект9" text:anchor-type="as-char" svg:y="-0.594cm" svg:width="7.966cm" svg:height="1.102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167">г) A &lt; 0, B &lt; 0;</text:p>
      <text:p text:style-name="P168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>
          <table:table-cell table:style-name="Таблица8.A1" office:value-type="string">
            <text:p text:style-name="P119">1</text:p>
          </table:table-cell>
          <table:table-cell table:style-name="Таблица8.A1" office:value-type="string">
            <text:p text:style-name="P119">2</text:p>
          </table:table-cell>
          <table:table-cell table:style-name="Таблица8.A1" office:value-type="string">
            <text:p text:style-name="P119">3</text:p>
          </table:table-cell>
          <table:table-cell table:style-name="Таблица8.A1" office:value-type="string">
            <text:p text:style-name="P119">4</text:p>
          </table:table-cell>
          <table:table-cell table:style-name="Таблица8.E1" office:value-type="string">
            <text:p text:style-name="P119">5</text:p>
          </table:table-cell>
        </table:table-row>
        <table:table-row>
          <table:table-cell table:style-name="Таблица8.A2" office:value-type="string">
            <text:p text:style-name="P119">0</text:p>
          </table:table-cell>
          <table:table-cell table:style-name="Таблица8.A2" office:value-type="string">
            <text:p text:style-name="P119">СЧП</text:p>
          </table:table-cell>
          <table:table-cell table:style-name="Таблица8.A2" office:value-type="string">
            <text:p text:style-name="P123">00000000</text:p>
          </table:table-cell>
          <table:table-cell table:style-name="Таблица8.A2" office:value-type="string">
            <text:p text:style-name="P80">10101100</text:p>
          </table:table-cell>
          <table:table-cell table:style-name="Таблица8.E2" office:value-type="string">
            <text:p text:style-name="P123">Обнуление старщих разрядов СЧП</text:p>
          </table:table-cell>
        </table:table-row>
        <table:table-row>
          <table:table-cell table:style-name="Таблица8.A2" office:value-type="string">
            <text:p text:style-name="P119">1</text:p>
          </table:table-cell>
          <table:table-cell table:style-name="Таблица8.A2" office:value-type="string">
            <text:p text:style-name="P137">СЧП<text:span text:style-name="T1">→</text:span></text:p>
          </table:table-cell>
          <table:table-cell table:style-name="Таблица8.A2" office:value-type="string">
            <text:p text:style-name="P132">00000000</text:p>
          </table:table-cell>
          <table:table-cell table:style-name="Таблица8.A2" office:value-type="string">
            <text:p text:style-name="P9"><text:span text:style-name="T40">0</text:span><text:span text:style-name="T42">|</text:span><text:span text:style-name="T24">1010110</text:span></text:p>
          </table:table-cell>
          <table:table-cell table:style-name="Таблица8.E2" office:value-type="string">
            <text:p text:style-name="P132">Младший разряд множителя равен 0:</text:p>
            <text:p text:style-name="P132">Сдвиг СЧП и множителя вправо</text:p>
          </table:table-cell>
        </table:table-row>
        <table:table-row>
          <table:table-cell table:style-name="Таблица8.A2" office:value-type="string">
            <text:p text:style-name="P119">2</text:p>
          </table:table-cell>
          <table:table-cell table:style-name="Таблица8.A2" office:value-type="string">
            <text:p text:style-name="P137">СЧП<text:span text:style-name="T1">→</text:span></text:p>
          </table:table-cell>
          <table:table-cell table:style-name="Таблица8.A2" office:value-type="string">
            <text:p text:style-name="P132">00000000</text:p>
          </table:table-cell>
          <table:table-cell table:style-name="Таблица8.A2" office:value-type="string">
            <text:p text:style-name="P9"><text:span text:style-name="T40">00</text:span><text:span text:style-name="T42">|</text:span><text:span text:style-name="T24">101011</text:span></text:p>
          </table:table-cell>
          <table:table-cell table:style-name="Таблица8.E2" office:value-type="string">
            <text:p text:style-name="P132">При сдвиге младший разряд не изменился.</text:p>
            <text:p text:style-name="P132">Сдвиг СЧП и множителя вправо</text:p>
          </table:table-cell>
        </table:table-row>
        <table:table-row>
          <table:table-cell table:style-name="Таблица8.A2" office:value-type="string">
            <text:p text:style-name="P119">3</text:p>
          </table:table-cell>
          <table:table-cell table:style-name="Таблица8.A2" office:value-type="string">
            <text:p text:style-name="P124"><text:span text:style-name="T40">[-A]</text:span><text:span text:style-name="T10">пр</text:span></text:p>
            <text:p text:style-name="P109">СЧП</text:p>
            <text:p text:style-name="P109"/>
            <text:p text:style-name="P109">СЧП<text:span text:style-name="T1">→</text:span></text:p>
          </table:table-cell>
          <table:table-cell table:style-name="Таблица8.A2" office:value-type="string">
            <text:p text:style-name="P56">00010111</text:p>
            <text:p text:style-name="P70">00010111</text:p>
            <text:p text:style-name="P65"/>
            <text:p text:style-name="P70">00001011</text:p>
          </table:table-cell>
          <table:table-cell table:style-name="Таблица8.A2" office:value-type="string">
            <text:p text:style-name="P9"/>
            <text:p text:style-name="P9"><text:span text:style-name="T40">00</text:span><text:span text:style-name="T42">|</text:span><text:span text:style-name="T24">101011</text:span></text:p>
            <text:p text:style-name="P132"/>
            <text:p text:style-name="P9"><text:span text:style-name="T40">100</text:span><text:span text:style-name="T42">|</text:span><text:span text:style-name="T25">10101</text:span></text:p>
          </table:table-cell>
          <table:table-cell table:style-name="Таблица8.E2" office:value-type="string">
            <text:p text:style-name="P9"><text:span text:style-name="T40">При сдвиге младший разряд множителя изменился с 0 на 1: </text:span><text:span text:style-name="T17">вычитание множимого из СЧП</text:span></text:p>
            <text:p text:style-name="P132">Сдвиг СЧП и множителя вправо</text:p>
          </table:table-cell>
        </table:table-row>
        <table:table-row>
          <table:table-cell table:style-name="Таблица8.A2" office:value-type="string">
            <text:p text:style-name="P119">4</text:p>
          </table:table-cell>
          <table:table-cell table:style-name="Таблица8.A2" office:value-type="string">
            <text:p text:style-name="P137">СЧП<text:span text:style-name="T1">→</text:span></text:p>
          </table:table-cell>
          <table:table-cell table:style-name="Таблица8.A2" office:value-type="string">
            <text:p text:style-name="P84">00000101</text:p>
          </table:table-cell>
          <table:table-cell table:style-name="Таблица8.A2" office:value-type="string">
            <text:p text:style-name="P83"><text:span text:style-name="T49">1</text:span><text:span text:style-name="T46">100|1010</text:span></text:p>
          </table:table-cell>
          <table:table-cell table:style-name="Таблица8.E2" office:value-type="string">
            <text:p text:style-name="P132">При сдвиге младший разряд не изменился.</text:p>
            <text:p text:style-name="P132">Сдвиг СЧП и множителя вправо</text:p>
          </table:table-cell>
        </table:table-row>
        <table:table-row>
          <table:table-cell table:style-name="Таблица8.A2" office:value-type="string">
            <text:p text:style-name="P119">5</text:p>
          </table:table-cell>
          <table:table-cell table:style-name="Таблица8.A2" office:value-type="string">
            <text:p text:style-name="P124"><text:span text:style-name="T40">[A]</text:span><text:span text:style-name="T11">доп</text:span></text:p>
            <text:p text:style-name="P113">СЧП</text:p>
            <text:p text:style-name="P113"/>
            <text:p text:style-name="P109"><text:span text:style-name="T41">СЧП</text:span><text:span text:style-name="T2">→</text:span></text:p>
          </table:table-cell>
          <table:table-cell table:style-name="Таблица8.A2" office:value-type="string">
            <text:p text:style-name="P52"><text:span text:style-name="T34">1110100</text:span>1</text:p>
            <text:p text:style-name="P76">11101110</text:p>
            <text:p text:style-name="P143"/>
            <text:p text:style-name="P76">11110111</text:p>
          </table:table-cell>
          <table:table-cell table:style-name="Таблица8.A2" office:value-type="string">
            <text:p text:style-name="P9"/>
            <text:p text:style-name="P9"><text:span text:style-name="T27">1100</text:span><text:span text:style-name="T24">|1010</text:span></text:p>
            <text:p text:style-name="P132"/>
            <text:p text:style-name="P9"><text:span text:style-name="T27">01100</text:span><text:span text:style-name="T47">|</text:span><text:span text:style-name="T40">101</text:span></text:p>
          </table:table-cell>
          <table:table-cell table:style-name="Таблица8.E2" office:value-type="string">
            <text:p text:style-name="P9"><text:span text:style-name="T40">При сдвиге младший разряд множителя изменился с </text:span><text:span text:style-name="T17">1 </text:span><text:span text:style-name="T40">на </text:span><text:span text:style-name="T26">0</text:span><text:span text:style-name="T40">: сложение СЧП с множимым</text:span></text:p>
            <text:p text:style-name="P149">Сдвиг СЧП и множителя вправо</text:p>
          </table:table-cell>
        </table:table-row>
        <table:table-row>
          <table:table-cell table:style-name="Таблица8.A2" office:value-type="string">
            <text:p text:style-name="P119">6</text:p>
          </table:table-cell>
          <table:table-cell table:style-name="Таблица8.A2" office:value-type="string">
            <text:p text:style-name="P124"><text:span text:style-name="T40">[-A]</text:span><text:span text:style-name="T10">пр</text:span></text:p>
            <text:p text:style-name="P109">СЧП</text:p>
            <text:p text:style-name="P109"/>
            <text:p text:style-name="P104">СЧП→</text:p>
          </table:table-cell>
          <table:table-cell table:style-name="Таблица8.A2" office:value-type="string">
            <text:p text:style-name="P56">00010111</text:p>
            <text:p text:style-name="P76">00001110</text:p>
            <text:p text:style-name="P143"/>
            <text:p text:style-name="P76">00000111</text:p>
          </table:table-cell>
          <table:table-cell table:style-name="Таблица8.A2" office:value-type="string">
            <text:p text:style-name="P9"/>
            <text:p text:style-name="P9"><text:span text:style-name="T27">01100</text:span><text:span text:style-name="T47">|</text:span><text:span text:style-name="T40">101</text:span></text:p>
            <text:p text:style-name="P132"/>
            <text:p text:style-name="P9"><text:span text:style-name="T27">001100</text:span><text:span text:style-name="T42">|</text:span><text:span text:style-name="T26">10</text:span></text:p>
          </table:table-cell>
          <table:table-cell table:style-name="Таблица8.E2" office:value-type="string">
            <text:p text:style-name="P132">При сдвиге младший разряд множителя изменился с 0 на 1: <text:span text:style-name="T42">вычитание множимого из СЧП</text:span></text:p>
            <text:p text:style-name="P149">Сдвиг СЧП и множителя вправо</text:p>
          </table:table-cell>
        </table:table-row>
        <table:table-row>
          <table:table-cell table:style-name="Таблица8.A2" office:value-type="string">
            <text:p text:style-name="P119">7</text:p>
          </table:table-cell>
          <table:table-cell table:style-name="Таблица8.A2" office:value-type="string">
            <text:p text:style-name="P124"><text:span text:style-name="T40">[A]</text:span><text:span text:style-name="T11">доп</text:span></text:p>
            <text:p text:style-name="P113">СЧП</text:p>
            <text:p text:style-name="P113"/>
            <text:p text:style-name="P109"><text:span text:style-name="T41">СЧП</text:span><text:span text:style-name="T2">→</text:span></text:p>
          </table:table-cell>
          <table:table-cell table:style-name="Таблица8.A2" office:value-type="string">
            <text:p text:style-name="P57">11101001</text:p>
            <text:p text:style-name="P76"><text:span text:style-name="T48">1</text:span>1110000</text:p>
            <text:p text:style-name="P143"/>
            <text:p text:style-name="P76">11111000</text:p>
          </table:table-cell>
          <table:table-cell table:style-name="Таблица8.A2" office:value-type="string">
            <text:p text:style-name="P9"/>
            <text:p text:style-name="P9"><text:span text:style-name="T27">001100</text:span><text:span text:style-name="T42">|</text:span><text:span text:style-name="T26">10</text:span></text:p>
            <text:p text:style-name="P132"/>
            <text:p text:style-name="P9"><text:span text:style-name="T27">0001100</text:span><text:span text:style-name="T48">|1</text:span></text:p>
          </table:table-cell>
          <table:table-cell table:style-name="Таблица8.E2" office:value-type="string">
            <text:p text:style-name="P9"><text:span text:style-name="T40">При сдвиге младший разряд множителя изменился с </text:span><text:span text:style-name="T17">1 </text:span><text:span text:style-name="T40">на </text:span><text:span text:style-name="T26">0</text:span><text:span text:style-name="T40">: сложение СЧП с множимым</text:span></text:p>
            <text:p text:style-name="P149">Сдвиг СЧП и множителя вправо</text:p>
          </table:table-cell>
        </table:table-row>
        <table:table-row>
          <table:table-cell table:style-name="Таблица8.A2" office:value-type="string">
            <text:p text:style-name="P119">8</text:p>
          </table:table-cell>
          <table:table-cell table:style-name="Таблица8.A2" office:value-type="string">
            <text:p text:style-name="P124"><text:span text:style-name="T40">[-A]</text:span><text:span text:style-name="T10">пр</text:span></text:p>
            <text:p text:style-name="P109">СЧП</text:p>
            <text:p text:style-name="P109"/>
            <text:p text:style-name="P104">СЧП→</text:p>
          </table:table-cell>
          <table:table-cell table:style-name="Таблица8.A2" office:value-type="string">
            <text:p text:style-name="P56">00010111</text:p>
            <text:p text:style-name="P76">00001111</text:p>
            <text:p text:style-name="P143"/>
            <text:p text:style-name="P76">00000111</text:p>
          </table:table-cell>
          <table:table-cell table:style-name="Таблица8.A2" office:value-type="string">
            <text:p text:style-name="P9"/>
            <text:p text:style-name="P9"><text:span text:style-name="T27">0001100</text:span><text:span text:style-name="T48">|1</text:span></text:p>
            <text:p text:style-name="P132"/>
            <text:p text:style-name="P84">10001100</text:p>
          </table:table-cell>
          <table:table-cell table:style-name="Таблица8.E2" office:value-type="string">
            <text:p text:style-name="P132">При сдвиге младший разряд множителя изменился с 0 на 1: <text:span text:style-name="T42">вычитание множимого из СЧП</text:span></text:p>
            <text:p text:style-name="P149">Сдвиг СЧП и множителя вправо</text:p>
          </table:table-cell>
        </table:table-row>
      </table:table>
      <text:p text:style-name="Text_20_body">Полученный результат положителен и представлен в прямом коде: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  <style:text-properties fo:font-size="14pt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30T18:16:29.413204294</meta:creation-date>
    <meta:editing-duration>PT29M</meta:editing-duration>
    <meta:editing-cycles>4</meta:editing-cycles>
    <meta:generator>LibreOffice/7.0.1.2$Linux_X86_64 LibreOffice_project/00$Build-2</meta:generator>
    <dc:date>2020-10-31T11:56:36.442984246</dc:date>
    <meta:document-statistic meta:table-count="8" meta:image-count="0" meta:object-count="10" meta:page-count="8" meta:paragraph-count="694" meta:word-count="1558" meta:character-count="9170" meta:non-whitespace-character-count="8295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sub>
                <mrow>
                  <mo fence="true" stretchy="false">[</mo>
                  <mrow>
                    <mrow>
                      <mo stretchy="false">+</mo>
                      <mi>A</mi>
                    </mrow>
                  </mrow>
                  <mo fence="true" stretchy="false">]</mo>
                </mrow>
                <mi mathvariant="italic">пр</mi>
              </msub>
              <mo stretchy="false">=</mo>
              <mn>0.0010111</mn>
            </mrow>
            <mi>;</mi>
            <mspace width="1.5em"/>
            <mrow>
              <msub>
                <mrow>
                  <mo fence="true" stretchy="false">[</mo>
                  <mrow>
                    <mrow>
                      <mo stretchy="false">−</mo>
                      <mi>A</mi>
                    </mrow>
                  </mrow>
                  <mo fence="true" stretchy="false">]</mo>
                </mrow>
                <mi mathvariant="italic">доп</mi>
              </msub>
              <mo stretchy="false">=</mo>
              <mn>1.1101001</mn>
            </mrow>
            <mi>;</mi>
          </mrow>
        </mtd>
      </mtr>
      <mtr>
        <mtd>
          <mrow>
            <mrow>
              <msub>
                <mrow>
                  <mo fence="true" stretchy="false">[</mo>
                  <mrow>
                    <mrow>
                      <mo stretchy="false">+</mo>
                      <mi>B</mi>
                    </mrow>
                  </mrow>
                  <mo fence="true" stretchy="false">]</mo>
                </mrow>
                <mi mathvariant="italic">пр</mi>
              </msub>
              <mo stretchy="false">=</mo>
              <mn>0.1010100</mn>
            </mrow>
            <mi>;</mi>
            <mspace width="1.5em"/>
            <mrow>
              <msub>
                <mrow>
                  <mo fence="true" stretchy="false">[</mo>
                  <mrow>
                    <mrow>
                      <mo stretchy="false">−</mo>
                      <mi>B</mi>
                    </mrow>
                  </mrow>
                  <mo fence="true" stretchy="false">]</mo>
                </mrow>
                <mi mathvariant="italic">доп</mi>
              </msub>
              <mo stretchy="false">=</mo>
              <mn>1.0101100</mn>
            </mrow>
            <mi>.</mi>
          </mrow>
        </mtd>
      </mtr>
    </mtable>
    <annotation encoding="StarMath 5.0">[ +A ]_пр=0.0010111; ` ` `[ -A ]_доп=1.1101001; newline
[ +B ]_пр=0.1010100; ` ` `[ -B ]_доп=1.0101100.</annotation>
  </semantics>
</math>
</file>

<file path=Object 10/content.xml><?xml version="1.0" encoding="utf-8"?>
<math xmlns="http://www.w3.org/1998/Math/MathML" display="block">
  <semantics>
    <mrow>
      <msub>
        <mrow>
          <mo fence="true" stretchy="false">[</mo>
          <mrow>
            <mi>C</mi>
          </mrow>
          <mo fence="true" stretchy="false">]</mo>
        </mrow>
        <mi mathvariant="italic">пр</mi>
      </msub>
      <mo stretchy="false">=</mo>
      <msub>
        <mrow>
          <mo fence="true" stretchy="false">(</mo>
          <mrow>
            <mn>1.000011110001100</mn>
          </mrow>
          <mo fence="true" stretchy="false">)</mo>
        </mrow>
        <mn>2</mn>
      </msub>
      <mo stretchy="false">=</mo>
      <msub>
        <mrow>
          <mo fence="true" stretchy="false">(</mo>
          <mrow>
            <mrow>
              <mo stretchy="false">−</mo>
              <mn>1932</mn>
            </mrow>
          </mrow>
          <mo fence="true" stretchy="false">)</mo>
        </mrow>
        <mn>10</mn>
      </msub>
    </mrow>
    <annotation encoding="StarMath 5.0">[ C ]_пр = ( 1.000011110001100 )_2 = (-1932)_10</annotation>
  </semantics>
</math>
</file>

<file path=Object 2/content.xml><?xml version="1.0" encoding="utf-8"?>
<math xmlns="http://www.w3.org/1998/Math/MathML" display="block">
  <semantics>
    <mrow>
      <msub>
        <mrow>
          <mo fence="true" stretchy="false">[</mo>
          <mrow>
            <mi>C</mi>
          </mrow>
          <mo fence="true" stretchy="false">]</mo>
        </mrow>
        <mi mathvariant="italic">пр</mi>
      </msub>
      <mo stretchy="false">=</mo>
      <mrow>
        <msub>
          <mrow>
            <mo fence="true" stretchy="false">[</mo>
            <mrow>
              <mi>А</mi>
            </mrow>
            <mo fence="true" stretchy="false">]</mo>
          </mrow>
          <mi mathvariant="italic">пр</mi>
        </msub>
        <mo stretchy="false">×</mo>
        <msub>
          <mrow>
            <mo fence="true" stretchy="false">[</mo>
            <mrow>
              <mi>В</mi>
            </mrow>
            <mo fence="true" stretchy="false">]</mo>
          </mrow>
          <mi mathvariant="italic">пр</mi>
        </msub>
      </mrow>
      <mo stretchy="false">=</mo>
      <msub>
        <mrow>
          <mo fence="true" stretchy="false">(</mo>
          <mrow>
            <mn>0.000011110001100</mn>
          </mrow>
          <mo fence="true" stretchy="false">)</mo>
        </mrow>
        <mn>2</mn>
      </msub>
      <mo stretchy="false">=</mo>
      <msub>
        <mrow>
          <mo fence="true" stretchy="false">(</mo>
          <mrow>
            <mn>1932</mn>
          </mrow>
          <mo fence="true" stretchy="false">)</mo>
        </mrow>
        <mn>10</mn>
      </msub>
    </mrow>
    <annotation encoding="StarMath 5.0">[ C ]_пр = [ А ]_пр times  [ В ]_пр = ( 0.000011110001100)_2=(1932)_10 </annotation>
  </semantics>
</math>
</file>

<file path=Object 3/content.xml><?xml version="1.0" encoding="utf-8"?>
<math xmlns="http://www.w3.org/1998/Math/MathML" display="block">
  <semantics>
    <mrow>
      <msub>
        <mrow>
          <mo fence="true" stretchy="false">[</mo>
          <mrow>
            <mi>C</mi>
          </mrow>
          <mo fence="true" stretchy="false">]</mo>
        </mrow>
        <mi mathvariant="italic">доп</mi>
      </msub>
      <mo stretchy="false">=</mo>
      <mrow>
        <msub>
          <mrow>
            <mo fence="true" stretchy="false">[</mo>
            <mrow>
              <mi>А</mi>
            </mrow>
            <mo fence="true" stretchy="false">]</mo>
          </mrow>
          <mi mathvariant="italic">доп</mi>
        </msub>
        <mo stretchy="false">×</mo>
        <msub>
          <mrow>
            <mo fence="true" stretchy="false">[</mo>
            <mrow>
              <mi>В</mi>
            </mrow>
            <mo fence="true" stretchy="false">]</mo>
          </mrow>
          <mi mathvariant="italic">пр</mi>
        </msub>
      </mrow>
      <mo stretchy="false">=</mo>
      <mn>1.111100001110100</mn>
    </mrow>
    <annotation encoding="StarMath 5.0">[ C ]_доп = [ А ]_доп times  [ В ]_пр = 1.111100001110100</annotation>
  </semantics>
</math>
</file>

<file path=Object 4/content.xml><?xml version="1.0" encoding="utf-8"?>
<math xmlns="http://www.w3.org/1998/Math/MathML" display="block">
  <semantics>
    <mrow>
      <msub>
        <mrow>
          <mo fence="true" stretchy="false">[</mo>
          <mrow>
            <mi>C</mi>
          </mrow>
          <mo fence="true" stretchy="false">]</mo>
        </mrow>
        <mi mathvariant="italic">доп</mi>
      </msub>
      <mo stretchy="false">=</mo>
      <mrow>
        <msub>
          <mrow>
            <mo fence="true" stretchy="false">[</mo>
            <mrow>
              <mi>А</mi>
            </mrow>
            <mo fence="true" stretchy="false">]</mo>
          </mrow>
          <mi mathvariant="italic">пр</mi>
        </msub>
        <mo stretchy="false">×</mo>
        <msub>
          <mrow>
            <mo fence="true" stretchy="false">[</mo>
            <mrow>
              <mi>В</mi>
            </mrow>
            <mo fence="true" stretchy="false">]</mo>
          </mrow>
          <mi mathvariant="italic">доп</mi>
        </msub>
      </mrow>
      <mo stretchy="false">=</mo>
      <msub>
        <mrow>
          <mo fence="true" stretchy="false">(</mo>
          <mrow>
            <mn>1.111100001110100</mn>
          </mrow>
          <mo fence="true" stretchy="false">)</mo>
        </mrow>
        <mn>2</mn>
      </msub>
    </mrow>
    <annotation encoding="StarMath 5.0">[ C ]_доп = [ А ]_пр times  [ В ]_доп = (1.111100001110100)_2</annotation>
  </semantics>
</math>
</file>

<file path=Object 5/content.xml><?xml version="1.0" encoding="utf-8"?>
<math xmlns="http://www.w3.org/1998/Math/MathML" display="block">
  <semantics>
    <mrow>
      <msub>
        <mrow>
          <mo fence="true" stretchy="false">[</mo>
          <mrow>
            <mi>C</mi>
          </mrow>
          <mo fence="true" stretchy="false">]</mo>
        </mrow>
        <mi mathvariant="italic">пр</mi>
      </msub>
      <mo stretchy="false">=</mo>
      <msub>
        <mrow>
          <mo fence="true" stretchy="false">(</mo>
          <mrow>
            <mn>1.000011110001100</mn>
          </mrow>
          <mo fence="true" stretchy="false">)</mo>
        </mrow>
        <mn>2</mn>
      </msub>
      <mo stretchy="false">=</mo>
      <msub>
        <mrow>
          <mo fence="true" stretchy="false">(</mo>
          <mrow>
            <mrow>
              <mo stretchy="false">−</mo>
              <mn>1932</mn>
            </mrow>
          </mrow>
          <mo fence="true" stretchy="false">)</mo>
        </mrow>
        <mn>10</mn>
      </msub>
    </mrow>
    <annotation encoding="StarMath 5.0">[ C ]_пр = ( 1.000011110001100 )_2 = (-1932)_10</annotation>
  </semantics>
</math>
</file>

<file path=Object 6/content.xml><?xml version="1.0" encoding="utf-8"?>
<math xmlns="http://www.w3.org/1998/Math/MathML" display="block">
  <semantics>
    <mrow>
      <msub>
        <mrow>
          <mo fence="true" stretchy="false">[</mo>
          <mrow>
            <mi>C</mi>
          </mrow>
          <mo fence="true" stretchy="false">]</mo>
        </mrow>
        <mi mathvariant="italic">пр</mi>
      </msub>
      <mo stretchy="false">=</mo>
      <mrow>
        <msub>
          <mrow>
            <mo fence="true" stretchy="false">[</mo>
            <mrow>
              <mi>А</mi>
            </mrow>
            <mo fence="true" stretchy="false">]</mo>
          </mrow>
          <mi mathvariant="italic">доп</mi>
        </msub>
        <mo stretchy="false">×</mo>
        <msub>
          <mrow>
            <mo fence="true" stretchy="false">[</mo>
            <mrow>
              <mi>В</mi>
            </mrow>
            <mo fence="true" stretchy="false">]</mo>
          </mrow>
          <mi mathvariant="italic">доп</mi>
        </msub>
      </mrow>
      <mo stretchy="false">=</mo>
      <msub>
        <mrow>
          <mo fence="true" stretchy="false">(</mo>
          <mrow>
            <mn>0.000011110001100</mn>
          </mrow>
          <mo fence="true" stretchy="false">)</mo>
        </mrow>
        <mn>2</mn>
      </msub>
      <mo stretchy="false">=</mo>
      <msub>
        <mrow>
          <mo fence="true" stretchy="false">(</mo>
          <mrow>
            <mn>1932</mn>
          </mrow>
          <mo fence="true" stretchy="false">)</mo>
        </mrow>
        <mn>10</mn>
      </msub>
    </mrow>
    <annotation encoding="StarMath 5.0">[ C ]_пр = [ А ]_доп times  [ В ]_доп = ( 0.000011110001100)_2=(1932)_10 </annotation>
  </semantics>
</math>
</file>

<file path=Object 7/content.xml><?xml version="1.0" encoding="utf-8"?>
<math xmlns="http://www.w3.org/1998/Math/MathML" display="block">
  <semantics>
    <mrow>
      <msub>
        <mrow>
          <mo fence="true" stretchy="false">[</mo>
          <mrow>
            <mi>С</mi>
          </mrow>
          <mo fence="true" stretchy="false">]</mo>
        </mrow>
        <mi mathvariant="italic">пр</mi>
      </msub>
      <mo stretchy="false">=</mo>
      <mrow>
        <msub>
          <mrow>
            <mo fence="true" stretchy="false">[</mo>
            <mrow>
              <mi>A</mi>
            </mrow>
            <mo fence="true" stretchy="false">]</mo>
          </mrow>
          <mi mathvariant="italic">пр</mi>
        </msub>
        <mo stretchy="false">×</mo>
        <msub>
          <mrow>
            <mo fence="true" stretchy="false">[</mo>
            <mrow>
              <mi>B</mi>
            </mrow>
            <mo fence="true" stretchy="false">]</mo>
          </mrow>
          <mi mathvariant="italic">пр</mi>
        </msub>
      </mrow>
      <mo stretchy="false">=</mo>
      <msub>
        <mrow>
          <mo fence="true" stretchy="false">(</mo>
          <mrow>
            <mn>0.000011110001100</mn>
          </mrow>
          <mo fence="true" stretchy="false">)</mo>
        </mrow>
        <mn>2</mn>
      </msub>
      <mo stretchy="false">=</mo>
      <msub>
        <mrow>
          <mo fence="true" stretchy="false">(</mo>
          <mrow>
            <mn>1932</mn>
          </mrow>
          <mo fence="true" stretchy="false">)</mo>
        </mrow>
        <mn>10</mn>
      </msub>
    </mrow>
    <annotation encoding="StarMath 5.0">[С]_пр=[A]_пр times [B]_пр=( 0.000011110001100 )_2=( 1932 )_10</annotation>
  </semantics>
</math>
</file>

<file path=Object 8/content.xml><?xml version="1.0" encoding="utf-8"?>
<math xmlns="http://www.w3.org/1998/Math/MathML" display="block">
  <semantics>
    <mtable>
      <mtr>
        <mtd>
          <mrow>
            <msub>
              <mrow>
                <mo fence="true" stretchy="false">[</mo>
                <mrow>
                  <mi>С</mi>
                </mrow>
                <mo fence="true" stretchy="false">]</mo>
              </mrow>
              <mi mathvariant="italic">доп</mi>
            </msub>
            <mo stretchy="false">=</mo>
            <mrow>
              <msub>
                <mrow>
                  <mo fence="true" stretchy="false">[</mo>
                  <mrow>
                    <mi>A</mi>
                  </mrow>
                  <mo fence="true" stretchy="false">]</mo>
                </mrow>
                <mi mathvariant="italic">доп</mi>
              </msub>
              <mo stretchy="false">×</mo>
              <msub>
                <mrow>
                  <mo fence="true" stretchy="false">[</mo>
                  <mrow>
                    <mi>B</mi>
                  </mrow>
                  <mo fence="true" stretchy="false">]</mo>
                </mrow>
                <mi mathvariant="italic">пр</mi>
              </msub>
            </mrow>
            <mo stretchy="false">=</mo>
            <msub>
              <mrow>
                <mo fence="true" stretchy="false">(</mo>
                <mrow>
                  <mn>1.111100001110100</mn>
                </mrow>
                <mo fence="true" stretchy="false">)</mo>
              </mrow>
              <mn>2</mn>
            </msub>
          </mrow>
        </mtd>
      </mtr>
      <mtr>
        <mtd>
          <mrow>
            <msub>
              <mrow>
                <mo fence="true" stretchy="false">[</mo>
                <mrow>
                  <mi>C</mi>
                </mrow>
                <mo fence="true" stretchy="false">]</mo>
              </mrow>
              <mi mathvariant="italic">пр</mi>
            </msub>
            <mo stretchy="false">=</mo>
            <msub>
              <mrow>
                <mo fence="true" stretchy="false">(</mo>
                <mrow>
                  <mn>1.000011110001100</mn>
                </mrow>
                <mo fence="true" stretchy="false">)</mo>
              </mrow>
              <mn>2</mn>
            </msub>
            <mo stretchy="false">=</mo>
            <msub>
              <mrow>
                <mo fence="true" stretchy="false">(</mo>
                <mrow>
                  <mrow>
                    <mo stretchy="false">−</mo>
                    <mn>1932</mn>
                  </mrow>
                </mrow>
                <mo fence="true" stretchy="false">)</mo>
              </mrow>
              <mn>10</mn>
            </msub>
          </mrow>
        </mtd>
      </mtr>
    </mtable>
    <annotation encoding="StarMath 5.0">[С]_доп= [A]_доп times [B]_пр=( 1.111100001110100)_2 newline
[C]_пр =( 1.000011110001100 )_2 = ( -1932 )_10</annotation>
  </semantics>
</math>
</file>

<file path=Object 9/content.xml><?xml version="1.0" encoding="utf-8"?>
<math xmlns="http://www.w3.org/1998/Math/MathML" display="block">
  <semantics>
    <mtable>
      <mtr>
        <mtd>
          <mrow>
            <msub>
              <mrow>
                <mo fence="true" stretchy="false">[</mo>
                <mrow>
                  <mi>С</mi>
                </mrow>
                <mo fence="true" stretchy="false">]</mo>
              </mrow>
              <mi mathvariant="italic">доп</mi>
            </msub>
            <mo stretchy="false">=</mo>
            <mrow>
              <msub>
                <mrow>
                  <mo fence="true" stretchy="false">[</mo>
                  <mrow>
                    <mi>A</mi>
                  </mrow>
                  <mo fence="true" stretchy="false">]</mo>
                </mrow>
                <mi mathvariant="italic">пр</mi>
              </msub>
              <mo stretchy="false">×</mo>
              <msub>
                <mrow>
                  <mo fence="true" stretchy="false">[</mo>
                  <mrow>
                    <mi>B</mi>
                  </mrow>
                  <mo fence="true" stretchy="false">]</mo>
                </mrow>
                <mi mathvariant="italic">доп</mi>
              </msub>
            </mrow>
            <mo stretchy="false">=</mo>
            <msub>
              <mrow>
                <mo fence="true" stretchy="false">(</mo>
                <mrow>
                  <mn>1.111100001110100</mn>
                </mrow>
                <mo fence="true" stretchy="false">)</mo>
              </mrow>
              <mn>2</mn>
            </msub>
          </mrow>
        </mtd>
      </mtr>
      <mtr>
        <mtd>
          <mrow>
            <msub>
              <mrow>
                <mo fence="true" stretchy="false">[</mo>
                <mrow>
                  <mi>C</mi>
                </mrow>
                <mo fence="true" stretchy="false">]</mo>
              </mrow>
              <mi mathvariant="italic">пр</mi>
            </msub>
            <mo stretchy="false">=</mo>
            <msub>
              <mrow>
                <mo fence="true" stretchy="false">(</mo>
                <mrow>
                  <mn>1.000011110001100</mn>
                </mrow>
                <mo fence="true" stretchy="false">)</mo>
              </mrow>
              <mn>2</mn>
            </msub>
            <mo stretchy="false">=</mo>
            <msub>
              <mrow>
                <mo fence="true" stretchy="false">(</mo>
                <mrow>
                  <mrow>
                    <mo stretchy="false">−</mo>
                    <mn>1932</mn>
                  </mrow>
                </mrow>
                <mo fence="true" stretchy="false">)</mo>
              </mrow>
              <mn>10</mn>
            </msub>
          </mrow>
        </mtd>
      </mtr>
    </mtable>
    <annotation encoding="StarMath 5.0">[С]_доп= [A]_пр times [B]_доп=( 1.111100001110100)_2 newline
[C]_пр =( 1.000011110001100 )_2 = ( -1932 )_10</annotation>
  </semantics>
</math>
</file>